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35.49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5_1000_10_1m_5m_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2% div, 5 minute averages, 1000 divider on order_pressure, last 10 orders, 1m candles</text:p>
          </table:table-cell>
          <table:covered-table-cell table:style-name="ce1"/>
          <table:covered-table-cell table:number-columns-repeated="14"/>
          <table:table-cell/>
          <table:table-cell office:value-type="string" calcext:value-type="string">
            <text:p>inUSD</text:p>
          </table:table-cell>
          <table:table-cell office:value-type="string" calcext:value-type="string">
            <text:p>inETC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2063231455" calcext:value-type="float">
            <text:p>19.206323145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6250877296119" calcext:value-type="float">
            <text:p>21.6250877296119</text:p>
          </table:table-cell>
          <table:table-cell office:value-type="string" calcext:value-type="string">
            <text:p>Price$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9767179146" calcext:value-type="float">
            <text:p>-0.29767179146</text:p>
          </table:table-cell>
          <table:table-cell/>
          <table:table-cell table:formula="of:=[.J2]" office:value-type="float" office:value="21.6250877296119" calcext:value-type="float">
            <text:p>21.6250877296119</text:p>
          </table:table-cell>
          <table:table-cell office:value-type="float" office:value="0" calcext:value-type="float">
            <text:p>0</text:p>
          </table:table-cell>
          <table:table-cell table:formula="of:=[.R2]+[.S2]" office:value-type="float" office:value="21.6250877296119" calcext:value-type="float">
            <text:p>21.6250877296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2063231455" calcext:value-type="float">
            <text:p>19.206323145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6250877296119" calcext:value-type="float">
            <text:p>21.6250877296119</text:p>
          </table:table-cell>
          <table:table-cell office:value-type="string" calcext:value-type="string">
            <text:p>Price$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9767179146" calcext:value-type="float">
            <text:p>-0.29767179146</text:p>
          </table:table-cell>
          <table:table-cell/>
          <table:table-cell table:formula="of:=[.R2]+[.S2]*[.L3]-[.D3]" office:value-type="float" office:value="21.6250877296119" calcext:value-type="float">
            <text:p>21.6250877296119</text:p>
          </table:table-cell>
          <table:table-cell table:formula="of:=[.D3]/[.L3]" office:value-type="float" office:value="0" calcext:value-type="float">
            <text:p>0</text:p>
          </table:table-cell>
          <table:table-cell table:formula="of:=[.R3]+[.S3]*[.L3]" office:value-type="float" office:value="21.6250877296119" calcext:value-type="float">
            <text:p>21.6250877296119</text:p>
          </table:table-cell>
          <table:table-cell/>
          <table:table-cell table:formula="of:=[.V2]+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8582990477" calcext:value-type="float">
            <text:p>0.08582990477</text:p>
          </table:table-cell>
          <table:table-cell/>
          <table:table-cell table:formula="of:=[.R3]+[.S3]*[.L4]-[.D4]" office:value-type="float" office:value="21.6250877296119" calcext:value-type="float">
            <text:p>21.6250877296119</text:p>
          </table:table-cell>
          <table:table-cell table:formula="of:=[.D4]/[.L4]" office:value-type="float" office:value="0" calcext:value-type="float">
            <text:p>0</text:p>
          </table:table-cell>
          <table:table-cell table:formula="of:=[.R4]+[.S4]*[.L4]" office:value-type="float" office:value="21.6250877296119" calcext:value-type="float">
            <text:p>21.6250877296119</text:p>
          </table:table-cell>
          <table:table-cell/>
          <table:table-cell table:formula="of:=[.V3]+5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710821856" calcext:value-type="float">
            <text:p>19.171082185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744330053799999" calcext:value-type="float">
            <text:p>-0.07443300538</text:p>
          </table:table-cell>
          <table:table-cell/>
          <table:table-cell table:formula="of:=[.R4]+[.S4]*[.L5]-[.D5]" office:value-type="float" office:value="21.6250877296119" calcext:value-type="float">
            <text:p>21.6250877296119</text:p>
          </table:table-cell>
          <table:table-cell table:formula="of:=[.D5]/[.L5]" office:value-type="float" office:value="0" calcext:value-type="float">
            <text:p>0</text:p>
          </table:table-cell>
          <table:table-cell table:formula="of:=[.R5]+[.S5]*[.L5]" office:value-type="float" office:value="21.6250877296119" calcext:value-type="float">
            <text:p>21.6250877296119</text:p>
          </table:table-cell>
          <table:table-cell/>
          <table:table-cell table:formula="of:=[.V4]+5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744330053799999" calcext:value-type="float">
            <text:p>-0.07443300538</text:p>
          </table:table-cell>
          <table:table-cell/>
          <table:table-cell table:formula="of:=[.R5]+[.S5]*[.L6]-[.D6]" office:value-type="float" office:value="21.6250877296119" calcext:value-type="float">
            <text:p>21.6250877296119</text:p>
          </table:table-cell>
          <table:table-cell table:formula="of:=[.D6]/[.L6]" office:value-type="float" office:value="0" calcext:value-type="float">
            <text:p>0</text:p>
          </table:table-cell>
          <table:table-cell table:formula="of:=[.R6]+[.S6]*[.L6]" office:value-type="float" office:value="21.6250877296119" calcext:value-type="float">
            <text:p>21.6250877296119</text:p>
          </table:table-cell>
          <table:table-cell/>
          <table:table-cell table:formula="of:=[.V5]+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0457294348" calcext:value-type="float">
            <text:p>-0.10457294348</text:p>
          </table:table-cell>
          <table:table-cell/>
          <table:table-cell table:formula="of:=[.R6]+[.S6]*[.L7]-[.D7]" office:value-type="float" office:value="21.6250877296119" calcext:value-type="float">
            <text:p>21.6250877296119</text:p>
          </table:table-cell>
          <table:table-cell table:formula="of:=[.D7]/[.L7]" office:value-type="float" office:value="0" calcext:value-type="float">
            <text:p>0</text:p>
          </table:table-cell>
          <table:table-cell table:formula="of:=[.R7]+[.S7]*[.L7]" office:value-type="float" office:value="21.6250877296119" calcext:value-type="float">
            <text:p>21.6250877296119</text:p>
          </table:table-cell>
          <table:table-cell/>
          <table:table-cell table:formula="of:=[.V6]+5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0150066992" calcext:value-type="float">
            <text:p>-0.00150066992</text:p>
          </table:table-cell>
          <table:table-cell/>
          <table:table-cell table:formula="of:=[.R7]+[.S7]*[.L8]-[.D8]" office:value-type="float" office:value="21.6250877296119" calcext:value-type="float">
            <text:p>21.6250877296119</text:p>
          </table:table-cell>
          <table:table-cell table:formula="of:=[.D8]/[.L8]" office:value-type="float" office:value="0" calcext:value-type="float">
            <text:p>0</text:p>
          </table:table-cell>
          <table:table-cell table:formula="of:=[.R8]+[.S8]*[.L8]" office:value-type="float" office:value="21.6250877296119" calcext:value-type="float">
            <text:p>21.6250877296119</text:p>
          </table:table-cell>
          <table:table-cell/>
          <table:table-cell table:formula="of:=[.V7]+5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948773861" calcext:value-type="float">
            <text:p>18.9948773861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136419702119" calcext:value-type="float">
            <text:p>21.4136419702119</text:p>
          </table:table-cell>
          <table:table-cell office:value-type="string" calcext:value-type="string">
            <text:p>Price$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5551672439" calcext:value-type="float">
            <text:p>-0.05551672439</text:p>
          </table:table-cell>
          <table:table-cell/>
          <table:table-cell table:formula="of:=[.R8]+[.S8]*[.L9]-[.D9]" office:value-type="float" office:value="21.6250877296119" calcext:value-type="float">
            <text:p>21.6250877296119</text:p>
          </table:table-cell>
          <table:table-cell table:formula="of:=[.D9]/[.L9]" office:value-type="float" office:value="0" calcext:value-type="float">
            <text:p>0</text:p>
          </table:table-cell>
          <table:table-cell table:formula="of:=[.R9]+[.S9]*[.L9]" office:value-type="float" office:value="21.6250877296119" calcext:value-type="float">
            <text:p>21.6250877296119</text:p>
          </table:table-cell>
          <table:table-cell/>
          <table:table-cell table:formula="of:=[.V8]+5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030118346" calcext:value-type="float">
            <text:p>19.03011834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488829301119" calcext:value-type="float">
            <text:p>21.4488829301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0271675018" calcext:value-type="float">
            <text:p>0.00271675018</text:p>
          </table:table-cell>
          <table:table-cell/>
          <table:table-cell table:formula="of:=[.R9]+[.S9]*[.L10]-[.D10]" office:value-type="float" office:value="21.6250877296119" calcext:value-type="float">
            <text:p>21.6250877296119</text:p>
          </table:table-cell>
          <table:table-cell table:formula="of:=[.D10]/[.L10]" office:value-type="float" office:value="0" calcext:value-type="float">
            <text:p>0</text:p>
          </table:table-cell>
          <table:table-cell table:formula="of:=[.R10]+[.S10]*[.L10]" office:value-type="float" office:value="21.6250877296119" calcext:value-type="float">
            <text:p>21.6250877296119</text:p>
          </table:table-cell>
          <table:table-cell/>
          <table:table-cell table:formula="of:=[.V9]+5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243954663" calcext:value-type="float">
            <text:p>18.924395466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431600504119" calcext:value-type="float">
            <text:p>21.3431600504119</text:p>
          </table:table-cell>
          <table:table-cell office:value-type="string" calcext:value-type="string">
            <text:p>Price$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0468414487" calcext:value-type="float">
            <text:p>-0.00468414487</text:p>
          </table:table-cell>
          <table:table-cell/>
          <table:table-cell table:formula="of:=[.R10]+[.S10]*[.L11]-[.D11]" office:value-type="float" office:value="21.6250877296119" calcext:value-type="float">
            <text:p>21.6250877296119</text:p>
          </table:table-cell>
          <table:table-cell table:formula="of:=[.D11]/[.L11]" office:value-type="float" office:value="0" calcext:value-type="float">
            <text:p>0</text:p>
          </table:table-cell>
          <table:table-cell table:formula="of:=[.R11]+[.S11]*[.L11]" office:value-type="float" office:value="21.6250877296119" calcext:value-type="float">
            <text:p>21.6250877296119</text:p>
          </table:table-cell>
          <table:table-cell/>
          <table:table-cell table:formula="of:=[.V10]+5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539135465" calcext:value-type="float">
            <text:p>18.853913546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726781306119" calcext:value-type="float">
            <text:p>21.2726781306119</text:p>
          </table:table-cell>
          <table:table-cell office:value-type="string" calcext:value-type="string">
            <text:p>Price$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0981981059000001" calcext:value-type="float">
            <text:p>-0.00981981059</text:p>
          </table:table-cell>
          <table:table-cell/>
          <table:table-cell table:formula="of:=[.R11]+[.S11]*[.L12]-[.D12]" office:value-type="float" office:value="21.6250877296119" calcext:value-type="float">
            <text:p>21.6250877296119</text:p>
          </table:table-cell>
          <table:table-cell table:formula="of:=[.D12]/[.L12]" office:value-type="float" office:value="0" calcext:value-type="float">
            <text:p>0</text:p>
          </table:table-cell>
          <table:table-cell table:formula="of:=[.R12]+[.S12]*[.L12]" office:value-type="float" office:value="21.6250877296119" calcext:value-type="float">
            <text:p>21.6250877296119</text:p>
          </table:table-cell>
          <table:table-cell/>
          <table:table-cell table:formula="of:=[.V11]+5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692450890034" calcext:value-type="float">
            <text:p>18.5692450890034</text:p>
          </table:table-cell>
          <table:table-cell office:value-type="string" calcext:value-type="string">
            <text:p>Ideal$</text:p>
          </table:table-cell>
          <table:table-cell office:value-type="float" office:value="0.284668457496644" calcext:value-type="float">
            <text:p>0.284668457496644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726781306119" calcext:value-type="float">
            <text:p>21.2726781306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.0133818814795585" calcext:value-type="float">
            <text:p>0.013381881479559</text:p>
          </table:table-cell>
          <table:table-cell office:value-type="string" calcext:value-type="string">
            <text:p>Order Pressure</text:p>
          </table:table-cell>
          <table:table-cell office:value-type="float" office:value="-0.0799017006100001" calcext:value-type="float">
            <text:p>-0.07990170061</text:p>
          </table:table-cell>
          <table:table-cell/>
          <table:table-cell table:formula="of:=[.R12]+[.S12]*[.L13]-[.D13]" office:value-type="float" office:value="21.3404192721153" calcext:value-type="float">
            <text:p>21.3404192721153</text:p>
          </table:table-cell>
          <table:table-cell table:formula="of:=[.D13]/[.L13]" office:value-type="float" office:value="0.0531097868463888" calcext:value-type="float">
            <text:p>0.053109786846389</text:p>
          </table:table-cell>
          <table:table-cell table:formula="of:=[.R13]+[.S13]*[.L13]" office:value-type="float" office:value="21.6250877296119" calcext:value-type="float">
            <text:p>21.6250877296119</text:p>
          </table:table-cell>
          <table:table-cell/>
          <table:table-cell table:formula="of:=[.V12]+5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539135465" calcext:value-type="float">
            <text:p>18.853913546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726781306119" calcext:value-type="float">
            <text:p>21.2726781306119</text:p>
          </table:table-cell>
          <table:table-cell office:value-type="string" calcext:value-type="string">
            <text:p>Price$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4852026717" calcext:value-type="float">
            <text:p>-0.04852026717</text:p>
          </table:table-cell>
          <table:table-cell/>
          <table:table-cell table:formula="of:=[.R13]+[.S13]*[.L14]-[.D14]" office:value-type="float" office:value="21.6245566317434" calcext:value-type="float">
            <text:p>21.6245566317434</text:p>
          </table:table-cell>
          <table:table-cell table:formula="of:=[.D14]/[.L14]" office:value-type="float" office:value="0" calcext:value-type="float">
            <text:p>0</text:p>
          </table:table-cell>
          <table:table-cell table:formula="of:=[.R14]+[.S14]*[.L14]" office:value-type="float" office:value="21.6245566317434" calcext:value-type="float">
            <text:p>21.6245566317434</text:p>
          </table:table-cell>
          <table:table-cell/>
          <table:table-cell table:formula="of:=[.V13]+5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0846065715312" calcext:value-type="float">
            <text:p>15.0846065715312</text:p>
          </table:table-cell>
          <table:table-cell office:value-type="string" calcext:value-type="string">
            <text:p>Ideal$</text:p>
          </table:table-cell>
          <table:table-cell office:value-type="float" office:value="3.76930697496881" calcext:value-type="float">
            <text:p>3.76930697496881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726781306119" calcext:value-type="float">
            <text:p>21.2726781306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.177190053449109" calcext:value-type="float">
            <text:p>0.177190053449109</text:p>
          </table:table-cell>
          <table:table-cell office:value-type="string" calcext:value-type="string">
            <text:p>Order Pressure</text:p>
          </table:table-cell>
          <table:table-cell office:value-type="float" office:value="-0.00937711073" calcext:value-type="float">
            <text:p>-0.00937711073</text:p>
          </table:table-cell>
          <table:table-cell/>
          <table:table-cell table:formula="of:=[.R14]+[.S14]*[.L15]-[.D15]" office:value-type="float" office:value="17.8552496567746" calcext:value-type="float">
            <text:p>17.8552496567746</text:p>
          </table:table-cell>
          <table:table-cell table:formula="of:=[.D15]/[.L15]" office:value-type="float" office:value="0.70322891324045" calcext:value-type="float">
            <text:p>0.70322891324045</text:p>
          </table:table-cell>
          <table:table-cell table:formula="of:=[.R15]+[.S15]*[.L15]" office:value-type="float" office:value="21.6245566317434" calcext:value-type="float">
            <text:p>21.6245566317434</text:p>
          </table:table-cell>
          <table:table-cell/>
          <table:table-cell table:formula="of:=[.V14]+5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6992815219585" calcext:value-type="float">
            <text:p>16.6992815219585</text:p>
          </table:table-cell>
          <table:table-cell office:value-type="string" calcext:value-type="string">
            <text:p>Ideal$</text:p>
          </table:table-cell>
          <table:table-cell office:value-type="float" office:value="2.18987298444146" calcext:value-type="float">
            <text:p>2.18987298444146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079190905119" calcext:value-type="float">
            <text:p>21.3079190905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.10277272854" calcext:value-type="float">
            <text:p>0.10277272854</text:p>
          </table:table-cell>
          <table:table-cell office:value-type="string" calcext:value-type="string">
            <text:p>Order Pressure</text:p>
          </table:table-cell>
          <table:table-cell office:value-type="float" office:value="0.10277272854" calcext:value-type="float">
            <text:p>0.10277272854</text:p>
          </table:table-cell>
          <table:table-cell/>
          <table:table-cell table:formula="of:=[.R15]+[.S15]*[.L16]-[.D16]" office:value-type="float" office:value="19.434683647302" calcext:value-type="float">
            <text:p>19.434683647302</text:p>
          </table:table-cell>
          <table:table-cell table:formula="of:=[.D16]/[.L16]" office:value-type="float" office:value="0.408558392619675" calcext:value-type="float">
            <text:p>0.408558392619675</text:p>
          </table:table-cell>
          <table:table-cell table:formula="of:=[.R16]+[.S16]*[.L16]" office:value-type="float" office:value="21.6245566317434" calcext:value-type="float">
            <text:p>21.6245566317434</text:p>
          </table:table-cell>
          <table:table-cell/>
          <table:table-cell table:formula="of:=[.V15]+5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243954663" calcext:value-type="float">
            <text:p>18.924395466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431600504119" calcext:value-type="float">
            <text:p>21.3431600504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36149408132" calcext:value-type="float">
            <text:p>-0.36149408132</text:p>
          </table:table-cell>
          <table:table-cell/>
          <table:table-cell table:formula="of:=[.R16]+[.S16]*[.L17]-[.D17]" office:value-type="float" office:value="21.6245566317434" calcext:value-type="float">
            <text:p>21.6245566317434</text:p>
          </table:table-cell>
          <table:table-cell table:formula="of:=[.D17]/[.L17]" office:value-type="float" office:value="0" calcext:value-type="float">
            <text:p>0</text:p>
          </table:table-cell>
          <table:table-cell table:formula="of:=[.R17]+[.S17]*[.L17]" office:value-type="float" office:value="21.6245566317434" calcext:value-type="float">
            <text:p>21.6245566317434</text:p>
          </table:table-cell>
          <table:table-cell/>
          <table:table-cell table:formula="of:=[.V16]+5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3.4581482825209" calcext:value-type="float">
            <text:p>13.4581482825209</text:p>
          </table:table-cell>
          <table:table-cell office:value-type="string" calcext:value-type="string">
            <text:p>Ideal$</text:p>
          </table:table-cell>
          <table:table-cell office:value-type="float" office:value="5.50148814367912" calcext:value-type="float">
            <text:p>5.50148814367912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784010103119" calcext:value-type="float">
            <text:p>21.3784010103119</text:p>
          </table:table-cell>
          <table:table-cell office:value-type="string" calcext:value-type="string">
            <text:p>Price$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Coefficient</text:p>
          </table:table-cell>
          <table:table-cell office:value-type="float" office:value="0.25733861672" calcext:value-type="float">
            <text:p>0.25733861672</text:p>
          </table:table-cell>
          <table:table-cell office:value-type="string" calcext:value-type="string">
            <text:p>Order Pressure</text:p>
          </table:table-cell>
          <table:table-cell office:value-type="float" office:value="0.25733861672" calcext:value-type="float">
            <text:p>0.25733861672</text:p>
          </table:table-cell>
          <table:table-cell/>
          <table:table-cell table:formula="of:=[.R17]+[.S17]*[.L18]-[.D18]" office:value-type="float" office:value="16.1230684880643" calcext:value-type="float">
            <text:p>16.1230684880643</text:p>
          </table:table-cell>
          <table:table-cell table:formula="of:=[.D18]/[.L18]" office:value-type="float" office:value="1.02448568783596" calcext:value-type="float">
            <text:p>1.02448568783596</text:p>
          </table:table-cell>
          <table:table-cell table:formula="of:=[.R18]+[.S18]*[.L18]" office:value-type="float" office:value="21.6245566317434" calcext:value-type="float">
            <text:p>21.6245566317434</text:p>
          </table:table-cell>
          <table:table-cell/>
          <table:table-cell table:formula="of:=[.V17]+5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3388436596613" calcext:value-type="float">
            <text:p>16.3388436596613</text:p>
          </table:table-cell>
          <table:table-cell office:value-type="string" calcext:value-type="string">
            <text:p>Ideal$</text:p>
          </table:table-cell>
          <table:table-cell office:value-type="float" office:value="2.58555180663871" calcext:value-type="float">
            <text:p>2.58555180663871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431600504119" calcext:value-type="float">
            <text:p>21.3431600504119</text:p>
          </table:table-cell>
          <table:table-cell office:value-type="string" calcext:value-type="string">
            <text:p>Price$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Coefficient</text:p>
          </table:table-cell>
          <table:table-cell office:value-type="float" office:value="0.121141939643976" calcext:value-type="float">
            <text:p>0.121141939643976</text:p>
          </table:table-cell>
          <table:table-cell office:value-type="string" calcext:value-type="string">
            <text:p>Order Pressure</text:p>
          </table:table-cell>
          <table:table-cell office:value-type="float" office:value="0.02820513667" calcext:value-type="float">
            <text:p>0.02820513667</text:p>
          </table:table-cell>
          <table:table-cell/>
          <table:table-cell table:formula="of:=[.R18]+[.S18]*[.L19]-[.D19]" office:value-type="float" office:value="19.0492496819831" calcext:value-type="float">
            <text:p>19.0492496819831</text:p>
          </table:table-cell>
          <table:table-cell table:formula="of:=[.D19]/[.L19]" office:value-type="float" office:value="0.480585837665188" calcext:value-type="float">
            <text:p>0.480585837665188</text:p>
          </table:table-cell>
          <table:table-cell table:formula="of:=[.R19]+[.S19]*[.L19]" office:value-type="float" office:value="21.6348014886218" calcext:value-type="float">
            <text:p>21.6348014886218</text:p>
          </table:table-cell>
          <table:table-cell/>
          <table:table-cell table:formula="of:=[.V18]+5"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539135465" calcext:value-type="float">
            <text:p>18.853913546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726781306119" calcext:value-type="float">
            <text:p>21.2726781306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6760861459" calcext:value-type="float">
            <text:p>-0.26760861459</text:p>
          </table:table-cell>
          <table:table-cell/>
          <table:table-cell table:formula="of:=[.R19]+[.S19]*[.L20]-[.D20]" office:value-type="float" office:value="21.6251897718685" calcext:value-type="float">
            <text:p>21.6251897718685</text:p>
          </table:table-cell>
          <table:table-cell table:formula="of:=[.D20]/[.L20]" office:value-type="float" office:value="0" calcext:value-type="float">
            <text:p>0</text:p>
          </table:table-cell>
          <table:table-cell table:formula="of:=[.R20]+[.S20]*[.L20]" office:value-type="float" office:value="21.6251897718685" calcext:value-type="float">
            <text:p>21.6251897718685</text:p>
          </table:table-cell>
          <table:table-cell/>
          <table:table-cell table:formula="of:=[.V19]+5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0949200507142" calcext:value-type="float">
            <text:p>16.0949200507142</text:p>
          </table:table-cell>
          <table:table-cell office:value-type="string" calcext:value-type="string">
            <text:p>Ideal$</text:p>
          </table:table-cell>
          <table:table-cell office:value-type="float" office:value="2.72375253588576" calcext:value-type="float">
            <text:p>2.72375253588576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374371707119" calcext:value-type="float">
            <text:p>21.2374371707119</text:p>
          </table:table-cell>
          <table:table-cell office:value-type="string" calcext:value-type="string">
            <text:p>Price$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oefficient</text:p>
          </table:table-cell>
          <table:table-cell office:value-type="float" office:value="0.128252411719528" calcext:value-type="float">
            <text:p>0.128252411719528</text:p>
          </table:table-cell>
          <table:table-cell office:value-type="string" calcext:value-type="string">
            <text:p>Order Pressure</text:p>
          </table:table-cell>
          <table:table-cell office:value-type="float" office:value="0.31516829957" calcext:value-type="float">
            <text:p>0.31516829957</text:p>
          </table:table-cell>
          <table:table-cell/>
          <table:table-cell table:formula="of:=[.R20]+[.S20]*[.L21]-[.D21]" office:value-type="float" office:value="18.9014372359827" calcext:value-type="float">
            <text:p>18.9014372359827</text:p>
          </table:table-cell>
          <table:table-cell table:formula="of:=[.D21]/[.L21]" office:value-type="float" office:value="0.509112623530049" calcext:value-type="float">
            <text:p>0.509112623530049</text:p>
          </table:table-cell>
          <table:table-cell table:formula="of:=[.R21]+[.S21]*[.L21]" office:value-type="float" office:value="21.6251897718685" calcext:value-type="float">
            <text:p>21.6251897718685</text:p>
          </table:table-cell>
          <table:table-cell/>
          <table:table-cell table:formula="of:=[.V20]+5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Pressure</text:p>
          </table:table-cell>
          <table:table-cell office:value-type="float" office:value="1.66211569733" calcext:value-type="float">
            <text:p>1.66211569733</text:p>
          </table:table-cell>
          <table:table-cell/>
          <table:table-cell table:formula="of:=[.R21]+[.S21]*[.L22]-[.D22]" office:value-type="float" office:value="0.412811308585987" calcext:value-type="float">
            <text:p>0.412811308585987</text:p>
          </table:table-cell>
          <table:table-cell table:formula="of:=[.D22]/[.L22]" office:value-type="float" office:value="3.97789797576208" calcext:value-type="float">
            <text:p>3.97789797576208</text:p>
          </table:table-cell>
          <table:table-cell table:formula="of:=[.R22]+[.S22]*[.L22]" office:value-type="float" office:value="21.6150075193979" calcext:value-type="float">
            <text:p>21.6150075193979</text:p>
          </table:table-cell>
          <table:table-cell/>
          <table:table-cell table:formula="of:=[.V21]+5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.8594182038747" calcext:value-type="float">
            <text:p>1.8594182038747</text:p>
          </table:table-cell>
          <table:table-cell office:value-type="string" calcext:value-type="string">
            <text:p>Ideal$</text:p>
          </table:table-cell>
          <table:table-cell office:value-type="float" office:value="16.9240134228253" calcext:value-type="float">
            <text:p>16.9240134228253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Coefficient</text:p>
          </table:table-cell>
          <table:table-cell office:value-type="float" office:value="0.798219828481496" calcext:value-type="float">
            <text:p>0.798219828481496</text:p>
          </table:table-cell>
          <table:table-cell office:value-type="string" calcext:value-type="string">
            <text:p>Order Pressure</text:p>
          </table:table-cell>
          <table:table-cell office:value-type="float" office:value="0.70458686968" calcext:value-type="float">
            <text:p>0.70458686968</text:p>
          </table:table-cell>
          <table:table-cell/>
          <table:table-cell table:formula="of:=[.R22]+[.S22]*[.L23]-[.D23]" office:value-type="float" office:value="4.73077307633021" calcext:value-type="float">
            <text:p>4.73077307633021</text:p>
          </table:table-cell>
          <table:table-cell table:formula="of:=[.D23]/[.L23]" office:value-type="float" office:value="3.16929090315081" calcext:value-type="float">
            <text:p>3.16929090315081</text:p>
          </table:table-cell>
          <table:table-cell table:formula="of:=[.R23]+[.S23]*[.L23]" office:value-type="float" office:value="21.6547864991555" calcext:value-type="float">
            <text:p>21.6547864991555</text:p>
          </table:table-cell>
          <table:table-cell/>
          <table:table-cell table:formula="of:=[.V22]+5"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186725866" calcext:value-type="float">
            <text:p>18.818672586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374371707119" calcext:value-type="float">
            <text:p>21.2374371707119</text:p>
          </table:table-cell>
          <table:table-cell office:value-type="string" calcext:value-type="string">
            <text:p>Price$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1235673884" calcext:value-type="float">
            <text:p>-0.11235673884</text:p>
          </table:table-cell>
          <table:table-cell/>
          <table:table-cell table:formula="of:=[.R23]+[.S23]*[.L24]-[.D24]" office:value-type="float" office:value="21.6547864991555" calcext:value-type="float">
            <text:p>21.6547864991555</text:p>
          </table:table-cell>
          <table:table-cell table:formula="of:=[.D24]/[.L24]" office:value-type="float" office:value="0" calcext:value-type="float">
            <text:p>0</text:p>
          </table:table-cell>
          <table:table-cell table:formula="of:=[.R24]+[.S24]*[.L24]" office:value-type="float" office:value="21.6547864991555" calcext:value-type="float">
            <text:p>21.6547864991555</text:p>
          </table:table-cell>
          <table:table-cell/>
          <table:table-cell table:formula="of:=[.V23]+5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129497069" calcext:value-type="float">
            <text:p>18.712949706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37517296791" calcext:value-type="float">
            <text:p>-0.37517296791</text:p>
          </table:table-cell>
          <table:table-cell/>
          <table:table-cell table:formula="of:=[.R24]+[.S24]*[.L25]-[.D25]" office:value-type="float" office:value="21.6547864991555" calcext:value-type="float">
            <text:p>21.6547864991555</text:p>
          </table:table-cell>
          <table:table-cell table:formula="of:=[.D25]/[.L25]" office:value-type="float" office:value="0" calcext:value-type="float">
            <text:p>0</text:p>
          </table:table-cell>
          <table:table-cell table:formula="of:=[.R25]+[.S25]*[.L25]" office:value-type="float" office:value="21.6547864991555" calcext:value-type="float">
            <text:p>21.6547864991555</text:p>
          </table:table-cell>
          <table:table-cell/>
          <table:table-cell table:formula="of:=[.V24]+5"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367449074" calcext:value-type="float">
            <text:p>18.5367449074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555094915119" calcext:value-type="float">
            <text:p>20.9555094915119</text:p>
          </table:table-cell>
          <table:table-cell office:value-type="string" calcext:value-type="string">
            <text:p>Price$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3944736649" calcext:value-type="float">
            <text:p>-0.13944736649</text:p>
          </table:table-cell>
          <table:table-cell/>
          <table:table-cell table:formula="of:=[.R25]+[.S25]*[.L26]-[.D26]" office:value-type="float" office:value="21.6547864991555" calcext:value-type="float">
            <text:p>21.6547864991555</text:p>
          </table:table-cell>
          <table:table-cell table:formula="of:=[.D26]/[.L26]" office:value-type="float" office:value="0" calcext:value-type="float">
            <text:p>0</text:p>
          </table:table-cell>
          <table:table-cell table:formula="of:=[.R26]+[.S26]*[.L26]" office:value-type="float" office:value="21.6547864991555" calcext:value-type="float">
            <text:p>21.6547864991555</text:p>
          </table:table-cell>
          <table:table-cell/>
          <table:table-cell table:formula="of:=[.V25]+5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015039475" calcext:value-type="float">
            <text:p>18.501503947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202685316119" calcext:value-type="float">
            <text:p>20.9202685316119</text:p>
          </table:table-cell>
          <table:table-cell office:value-type="string" calcext:value-type="string">
            <text:p>Price$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6627254463" calcext:value-type="float">
            <text:p>-0.26627254463</text:p>
          </table:table-cell>
          <table:table-cell/>
          <table:table-cell table:formula="of:=[.R26]+[.S26]*[.L27]-[.D27]" office:value-type="float" office:value="21.6547864991555" calcext:value-type="float">
            <text:p>21.6547864991555</text:p>
          </table:table-cell>
          <table:table-cell table:formula="of:=[.D27]/[.L27]" office:value-type="float" office:value="0" calcext:value-type="float">
            <text:p>0</text:p>
          </table:table-cell>
          <table:table-cell table:formula="of:=[.R27]+[.S27]*[.L27]" office:value-type="float" office:value="21.6547864991555" calcext:value-type="float">
            <text:p>21.6547864991555</text:p>
          </table:table-cell>
          <table:table-cell/>
          <table:table-cell table:formula="of:=[.V26]+5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015039475" calcext:value-type="float">
            <text:p>18.5015039475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202685316119" calcext:value-type="float">
            <text:p>20.9202685316119</text:p>
          </table:table-cell>
          <table:table-cell office:value-type="string" calcext:value-type="string">
            <text:p>Price$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76416131175" calcext:value-type="float">
            <text:p>-0.76416131175</text:p>
          </table:table-cell>
          <table:table-cell/>
          <table:table-cell table:formula="of:=[.R27]+[.S27]*[.L28]-[.D28]" office:value-type="float" office:value="21.6547864991555" calcext:value-type="float">
            <text:p>21.6547864991555</text:p>
          </table:table-cell>
          <table:table-cell table:formula="of:=[.D28]/[.L28]" office:value-type="float" office:value="0" calcext:value-type="float">
            <text:p>0</text:p>
          </table:table-cell>
          <table:table-cell table:formula="of:=[.R28]+[.S28]*[.L28]" office:value-type="float" office:value="21.6547864991555" calcext:value-type="float">
            <text:p>21.6547864991555</text:p>
          </table:table-cell>
          <table:table-cell/>
          <table:table-cell table:formula="of:=[.V27]+5"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7834305597177" calcext:value-type="float">
            <text:p>17.7834305597177</text:p>
          </table:table-cell>
          <table:table-cell office:value-type="string" calcext:value-type="string">
            <text:p>Ideal$</text:p>
          </table:table-cell>
          <table:table-cell office:value-type="float" office:value="0.894278187282265" calcext:value-type="float">
            <text:p>0.894278187282265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oefficient</text:p>
          </table:table-cell>
          <table:table-cell office:value-type="float" office:value="0.0423899375619068" calcext:value-type="float">
            <text:p>0.042389937561907</text:p>
          </table:table-cell>
          <table:table-cell office:value-type="string" calcext:value-type="string">
            <text:p>Order Pressure</text:p>
          </table:table-cell>
          <table:table-cell office:value-type="float" office:value="0.1376280328" calcext:value-type="float">
            <text:p>0.1376280328</text:p>
          </table:table-cell>
          <table:table-cell/>
          <table:table-cell table:formula="of:=[.R28]+[.S28]*[.L29]-[.D29]" office:value-type="float" office:value="20.7605083118732" calcext:value-type="float">
            <text:p>20.7605083118732</text:p>
          </table:table-cell>
          <table:table-cell table:formula="of:=[.D29]/[.L29]" office:value-type="float" office:value="0.170338702339479" calcext:value-type="float">
            <text:p>0.170338702339479</text:p>
          </table:table-cell>
          <table:table-cell table:formula="of:=[.R29]+[.S29]*[.L29]" office:value-type="float" office:value="21.6547864991555" calcext:value-type="float">
            <text:p>21.6547864991555</text:p>
          </table:table-cell>
          <table:table-cell/>
          <table:table-cell table:formula="of:=[.V28]+5"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1.18682428767" calcext:value-type="float">
            <text:p>-1.18682428767</text:p>
          </table:table-cell>
          <table:table-cell/>
          <table:table-cell table:formula="of:=[.R29]+[.S29]*[.L30]-[.D30]" office:value-type="float" office:value="21.6633034342725" calcext:value-type="float">
            <text:p>21.6633034342725</text:p>
          </table:table-cell>
          <table:table-cell table:formula="of:=[.D30]/[.L30]" office:value-type="float" office:value="0" calcext:value-type="float">
            <text:p>0</text:p>
          </table:table-cell>
          <table:table-cell table:formula="of:=[.R30]+[.S30]*[.L30]" office:value-type="float" office:value="21.6633034342725" calcext:value-type="float">
            <text:p>21.6633034342725</text:p>
          </table:table-cell>
          <table:table-cell/>
          <table:table-cell table:formula="of:=[.V29]+5"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9103119822352" calcext:value-type="float">
            <text:p>14.9103119822352</text:p>
          </table:table-cell>
          <table:table-cell office:value-type="string" calcext:value-type="string">
            <text:p>Ideal$</text:p>
          </table:table-cell>
          <table:table-cell office:value-type="float" office:value="3.8378786845648" calcext:value-type="float">
            <text:p>3.8378786845648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0.181314631181991" calcext:value-type="float">
            <text:p>0.181314631181991</text:p>
          </table:table-cell>
          <table:table-cell office:value-type="string" calcext:value-type="string">
            <text:p>Order Pressure</text:p>
          </table:table-cell>
          <table:table-cell office:value-type="float" office:value="-0.10011126" calcext:value-type="float">
            <text:p>-0.10011126</text:p>
          </table:table-cell>
          <table:table-cell/>
          <table:table-cell table:formula="of:=[.R30]+[.S30]*[.L31]-[.D31]" office:value-type="float" office:value="17.8254247497077" calcext:value-type="float">
            <text:p>17.8254247497077</text:p>
          </table:table-cell>
          <table:table-cell table:formula="of:=[.D31]/[.L31]" office:value-type="float" office:value="0.720052286034672" calcext:value-type="float">
            <text:p>0.720052286034672</text:p>
          </table:table-cell>
          <table:table-cell table:formula="of:=[.R31]+[.S31]*[.L31]" office:value-type="float" office:value="21.6633034342725" calcext:value-type="float">
            <text:p>21.6633034342725</text:p>
          </table:table-cell>
          <table:table-cell/>
          <table:table-cell table:formula="of:=[.V30]+5"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424677871" calcext:value-type="float">
            <text:p>18.6424677871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612323712119" calcext:value-type="float">
            <text:p>21.0612323712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7783770393" calcext:value-type="float">
            <text:p>0.07783770393</text:p>
          </table:table-cell>
          <table:table-cell/>
          <table:table-cell table:formula="of:=[.R31]+[.S31]*[.L32]-[.D32]" office:value-type="float" office:value="21.6417018656914" calcext:value-type="float">
            <text:p>21.6417018656914</text:p>
          </table:table-cell>
          <table:table-cell table:formula="of:=[.D32]/[.L32]" office:value-type="float" office:value="0" calcext:value-type="float">
            <text:p>0</text:p>
          </table:table-cell>
          <table:table-cell table:formula="of:=[.R32]+[.S32]*[.L32]" office:value-type="float" office:value="21.6417018656914" calcext:value-type="float">
            <text:p>21.6417018656914</text:p>
          </table:table-cell>
          <table:table-cell/>
          <table:table-cell table:formula="of:=[.V31]+5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4202237459096" calcext:value-type="float">
            <text:p>16.4202237459096</text:p>
          </table:table-cell>
          <table:table-cell office:value-type="string" calcext:value-type="string">
            <text:p>Ideal$</text:p>
          </table:table-cell>
          <table:table-cell office:value-type="float" office:value="2.25748500109036" calcext:value-type="float">
            <text:p>2.25748500109036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10700769582" calcext:value-type="float">
            <text:p>0.10700769582</text:p>
          </table:table-cell>
          <table:table-cell office:value-type="string" calcext:value-type="string">
            <text:p>Order Pressure</text:p>
          </table:table-cell>
          <table:table-cell office:value-type="float" office:value="0.10700769582" calcext:value-type="float">
            <text:p>0.10700769582</text:p>
          </table:table-cell>
          <table:table-cell/>
          <table:table-cell table:formula="of:=[.R32]+[.S32]*[.L33]-[.D33]" office:value-type="float" office:value="19.3842168646011" calcext:value-type="float">
            <text:p>19.3842168646011</text:p>
          </table:table-cell>
          <table:table-cell table:formula="of:=[.D33]/[.L33]" office:value-type="float" office:value="0.425940566243464" calcext:value-type="float">
            <text:p>0.425940566243464</text:p>
          </table:table-cell>
          <table:table-cell table:formula="of:=[.R33]+[.S33]*[.L33]" office:value-type="float" office:value="21.6417018656914" calcext:value-type="float">
            <text:p>21.6417018656914</text:p>
          </table:table-cell>
          <table:table-cell/>
          <table:table-cell table:formula="of:=[.V32]+5"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8212192335208" calcext:value-type="float">
            <text:p>16.8212192335208</text:p>
          </table:table-cell>
          <table:table-cell office:value-type="string" calcext:value-type="string">
            <text:p>Ideal$</text:p>
          </table:table-cell>
          <table:table-cell office:value-type="float" office:value="1.85648951347919" calcext:value-type="float">
            <text:p>1.856489513479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08799999338" calcext:value-type="float">
            <text:p>0.08799999338</text:p>
          </table:table-cell>
          <table:table-cell office:value-type="string" calcext:value-type="string">
            <text:p>Order Pressure</text:p>
          </table:table-cell>
          <table:table-cell office:value-type="float" office:value="0.08799999338" calcext:value-type="float">
            <text:p>0.08799999338</text:p>
          </table:table-cell>
          <table:table-cell/>
          <table:table-cell table:formula="of:=[.R33]+[.S33]*[.L34]-[.D34]" office:value-type="float" office:value="19.7852123522123" calcext:value-type="float">
            <text:p>19.7852123522123</text:p>
          </table:table-cell>
          <table:table-cell table:formula="of:=[.D34]/[.L34]" office:value-type="float" office:value="0.350281040279092" calcext:value-type="float">
            <text:p>0.350281040279092</text:p>
          </table:table-cell>
          <table:table-cell table:formula="of:=[.R34]+[.S34]*[.L34]" office:value-type="float" office:value="21.6417018656914" calcext:value-type="float">
            <text:p>21.6417018656914</text:p>
          </table:table-cell>
          <table:table-cell/>
          <table:table-cell table:formula="of:=[.V33]+5"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1674266108" calcext:value-type="float">
            <text:p>-0.01674266108</text:p>
          </table:table-cell>
          <table:table-cell/>
          <table:table-cell table:formula="of:=[.R34]+[.S34]*[.L35]-[.D35]" office:value-type="float" office:value="21.6381990552887" calcext:value-type="float">
            <text:p>21.6381990552887</text:p>
          </table:table-cell>
          <table:table-cell table:formula="of:=[.D35]/[.L35]" office:value-type="float" office:value="0" calcext:value-type="float">
            <text:p>0</text:p>
          </table:table-cell>
          <table:table-cell table:formula="of:=[.R35]+[.S35]*[.L35]" office:value-type="float" office:value="21.6381990552887" calcext:value-type="float">
            <text:p>21.6381990552887</text:p>
          </table:table-cell>
          <table:table-cell/>
          <table:table-cell table:formula="of:=[.V34]+5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719858673" calcext:value-type="float">
            <text:p>18.571985867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907504514119" calcext:value-type="float">
            <text:p>20.9907504514119</text:p>
          </table:table-cell>
          <table:table-cell office:value-type="string" calcext:value-type="string">
            <text:p>Price$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56267391676" calcext:value-type="float">
            <text:p>-0.56267391676</text:p>
          </table:table-cell>
          <table:table-cell/>
          <table:table-cell table:formula="of:=[.R35]+[.S35]*[.L36]-[.D36]" office:value-type="float" office:value="21.6381990552887" calcext:value-type="float">
            <text:p>21.6381990552887</text:p>
          </table:table-cell>
          <table:table-cell table:formula="of:=[.D36]/[.L36]" office:value-type="float" office:value="0" calcext:value-type="float">
            <text:p>0</text:p>
          </table:table-cell>
          <table:table-cell table:formula="of:=[.R36]+[.S36]*[.L36]" office:value-type="float" office:value="21.6381990552887" calcext:value-type="float">
            <text:p>21.6381990552887</text:p>
          </table:table-cell>
          <table:table-cell/>
          <table:table-cell table:formula="of:=[.V35]+5"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719858673" calcext:value-type="float">
            <text:p>18.571985867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907504514119" calcext:value-type="float">
            <text:p>20.9907504514119</text:p>
          </table:table-cell>
          <table:table-cell office:value-type="string" calcext:value-type="string">
            <text:p>Price$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3286171765" calcext:value-type="float">
            <text:p>-0.03286171765</text:p>
          </table:table-cell>
          <table:table-cell/>
          <table:table-cell table:formula="of:=[.R36]+[.S36]*[.L37]-[.D37]" office:value-type="float" office:value="21.6381990552887" calcext:value-type="float">
            <text:p>21.6381990552887</text:p>
          </table:table-cell>
          <table:table-cell table:formula="of:=[.D37]/[.L37]" office:value-type="float" office:value="0" calcext:value-type="float">
            <text:p>0</text:p>
          </table:table-cell>
          <table:table-cell table:formula="of:=[.R37]+[.S37]*[.L37]" office:value-type="float" office:value="21.6381990552887" calcext:value-type="float">
            <text:p>21.6381990552887</text:p>
          </table:table-cell>
          <table:table-cell/>
          <table:table-cell table:formula="of:=[.V36]+5"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1540588595663" calcext:value-type="float">
            <text:p>18.1540588595663</text:p>
          </table:table-cell>
          <table:table-cell office:value-type="string" calcext:value-type="string">
            <text:p>Ideal$</text:p>
          </table:table-cell>
          <table:table-cell office:value-type="float" office:value="0.417927007733706" calcext:value-type="float">
            <text:p>0.417927007733706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0.9907504514119" calcext:value-type="float">
            <text:p>20.9907504514119</text:p>
          </table:table-cell>
          <table:table-cell office:value-type="string" calcext:value-type="string">
            <text:p>Price$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oefficient</text:p>
          </table:table-cell>
          <table:table-cell office:value-type="float" office:value="0.01991005556" calcext:value-type="float">
            <text:p>0.01991005556</text:p>
          </table:table-cell>
          <table:table-cell office:value-type="string" calcext:value-type="string">
            <text:p>Order Pressure</text:p>
          </table:table-cell>
          <table:table-cell office:value-type="float" office:value="0.01991005556" calcext:value-type="float">
            <text:p>0.01991005556</text:p>
          </table:table-cell>
          <table:table-cell/>
          <table:table-cell table:formula="of:=[.R37]+[.S37]*[.L38]-[.D38]" office:value-type="float" office:value="21.2202720475549" calcext:value-type="float">
            <text:p>21.2202720475549</text:p>
          </table:table-cell>
          <table:table-cell table:formula="of:=[.D38]/[.L38]" office:value-type="float" office:value="0.0793030375206273" calcext:value-type="float">
            <text:p>0.079303037520627</text:p>
          </table:table-cell>
          <table:table-cell table:formula="of:=[.R38]+[.S38]*[.L38]" office:value-type="float" office:value="21.6381990552887" calcext:value-type="float">
            <text:p>21.6381990552887</text:p>
          </table:table-cell>
          <table:table-cell/>
          <table:table-cell table:formula="of:=[.V37]+5" office:value-type="float" office:value="180" calcext:value-type="float">
            <text:p>180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16" table:number-rows-spanned="1">
            <text:p>2% div, 10 minute averages, 1000 divider on order_pressure, last 10 orders, 1m candles</text:p>
          </table:table-cell>
          <table:covered-table-cell table:number-columns-repeated="15"/>
          <table:table-cell/>
          <table:table-cell office:value-type="string" calcext:value-type="string">
            <text:p>inUSD</text:p>
          </table:table-cell>
          <table:table-cell office:value-type="string" calcext:value-type="string">
            <text:p>inETC</text:p>
          </table:table-cell>
          <table:table-cell office:value-type="string" calcext:value-type="string">
            <text:p>Balance in USD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.5898467697119" calcext:value-type="float">
            <text:p>21.5898467697119</text:p>
          </table:table-cell>
          <table:table-cell office:value-type="float" office:value="0" calcext:value-type="float">
            <text:p>0</text:p>
          </table:table-cell>
          <table:table-cell office:value-type="float" office:value="21.5898467697119" calcext:value-type="float">
            <text:p>21.5898467697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8614516496172" calcext:value-type="float">
            <text:p>16.8614516496172</text:p>
          </table:table-cell>
          <table:table-cell office:value-type="string" calcext:value-type="string">
            <text:p>Ideal$</text:p>
          </table:table-cell>
          <table:table-cell office:value-type="float" office:value="2.3096305359828" calcext:value-type="float">
            <text:p>2.3096305359828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0.106977625205889" calcext:value-type="float">
            <text:p>0.106977625205889</text:p>
          </table:table-cell>
          <table:table-cell table:number-columns-repeated="3"/>
          <table:table-cell office:value-type="float" office:value="19.2802162337291" calcext:value-type="float">
            <text:p>19.2802162337291</text:p>
          </table:table-cell>
          <table:table-cell office:value-type="float" office:value="0.424564436761545" calcext:value-type="float">
            <text:p>0.424564436761545</text:p>
          </table:table-cell>
          <table:table-cell office:value-type="float" office:value="21.5898467697119" calcext:value-type="float">
            <text:p>21.5898467697119</text:p>
          </table:table-cell>
          <table:table-cell/>
          <table:table-cell table:formula="of:=[.V41]+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1733812181405" calcext:value-type="float">
            <text:p>15.1733812181405</text:p>
          </table:table-cell>
          <table:table-cell office:value-type="string" calcext:value-type="string">
            <text:p>Ideal$</text:p>
          </table:table-cell>
          <table:table-cell office:value-type="float" office:value="3.99770096745952" calcext:value-type="float">
            <text:p>3.99770096745952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0.18516578696" calcext:value-type="float">
            <text:p>0.18516578696</text:p>
          </table:table-cell>
          <table:table-cell table:number-columns-repeated="3"/>
          <table:table-cell office:value-type="float" office:value="17.5921458022524" calcext:value-type="float">
            <text:p>17.5921458022524</text:p>
          </table:table-cell>
          <table:table-cell office:value-type="float" office:value="0.734871501371235" calcext:value-type="float">
            <text:p>0.734871501371235</text:p>
          </table:table-cell>
          <table:table-cell office:value-type="float" office:value="21.5898467697119" calcext:value-type="float">
            <text:p>21.5898467697119</text:p>
          </table:table-cell>
          <table:table-cell/>
          <table:table-cell table:formula="of:=[.V42]+5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202841284105" calcext:value-type="float">
            <text:p>18.9202841284105</text:p>
          </table:table-cell>
          <table:table-cell office:value-type="string" calcext:value-type="string">
            <text:p>Ideal$</text:p>
          </table:table-cell>
          <table:table-cell office:value-type="float" office:value="0.215557097289484" calcext:value-type="float">
            <text:p>0.215557097289484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0.01000051215" calcext:value-type="float">
            <text:p>0.01000051215</text:p>
          </table:table-cell>
          <table:table-cell table:number-columns-repeated="3"/>
          <table:table-cell office:value-type="float" office:value="21.3742896724224" calcext:value-type="float">
            <text:p>21.3742896724224</text:p>
          </table:table-cell>
          <table:table-cell office:value-type="float" office:value="0.039624466413508" calcext:value-type="float">
            <text:p>0.039624466413508</text:p>
          </table:table-cell>
          <table:table-cell office:value-type="float" office:value="21.5898467697119" calcext:value-type="float">
            <text:p>21.5898467697119</text:p>
          </table:table-cell>
          <table:table-cell/>
          <table:table-cell table:formula="of:=[.V43]+5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710821856" calcext:value-type="float">
            <text:p>19.171082185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898467697119" calcext:value-type="float">
            <text:p>21.5898467697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94505250478" calcext:value-type="float">
            <text:p>21.5894505250478</text:p>
          </table:table-cell>
          <table:table-cell office:value-type="float" office:value="0" calcext:value-type="float">
            <text:p>0</text:p>
          </table:table-cell>
          <table:table-cell office:value-type="float" office:value="21.5894505250478" calcext:value-type="float">
            <text:p>21.5894505250478</text:p>
          </table:table-cell>
          <table:table-cell/>
          <table:table-cell table:formula="of:=[.V44]+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9904710593357" calcext:value-type="float">
            <text:p>14.9904710593357</text:p>
          </table:table-cell>
          <table:table-cell office:value-type="string" calcext:value-type="string">
            <text:p>Ideal$</text:p>
          </table:table-cell>
          <table:table-cell office:value-type="float" office:value="4.14537016636431" calcext:value-type="float">
            <text:p>4.14537016636431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0.192319460765889" calcext:value-type="float">
            <text:p>0.192319460765889</text:p>
          </table:table-cell>
          <table:table-cell table:number-columns-repeated="3"/>
          <table:table-cell office:value-type="float" office:value="17.4440803586835" calcext:value-type="float">
            <text:p>17.4440803586835</text:p>
          </table:table-cell>
          <table:table-cell office:value-type="float" office:value="0.762016574699322" calcext:value-type="float">
            <text:p>0.762016574699322</text:p>
          </table:table-cell>
          <table:table-cell office:value-type="float" office:value="21.5894505250478" calcext:value-type="float">
            <text:p>21.5894505250478</text:p>
          </table:table-cell>
          <table:table-cell/>
          <table:table-cell table:formula="of:=[.V45]+5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46]+5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47]+5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2.120154618747" calcext:value-type="float">
            <text:p>12.120154618747</text:p>
          </table:table-cell>
          <table:table-cell office:value-type="string" calcext:value-type="string">
            <text:p>Ideal$</text:p>
          </table:table-cell>
          <table:table-cell office:value-type="float" office:value="7.01568660695296" calcext:value-type="float">
            <text:p>7.01568660695296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.32548433819" calcext:value-type="float">
            <text:p>0.32548433819</text:p>
          </table:table-cell>
          <table:table-cell table:number-columns-repeated="3"/>
          <table:table-cell office:value-type="float" office:value="14.5661437523478" calcext:value-type="float">
            <text:p>14.5661437523478</text:p>
          </table:table-cell>
          <table:table-cell office:value-type="float" office:value="1.2920233161976" calcext:value-type="float">
            <text:p>1.2920233161976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48]+5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030118346" calcext:value-type="float">
            <text:p>19.03011834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488829301119" calcext:value-type="float">
            <text:p>21.4488829301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49]+5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0653593059" calcext:value-type="float">
            <text:p>19.065359305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841238900119" calcext:value-type="float">
            <text:p>21.4841238900119</text:p>
          </table:table-cell>
          <table:table-cell office:value-type="string" calcext:value-type="string">
            <text:p>Price$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0]+5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0653593059" calcext:value-type="float">
            <text:p>19.065359305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841238900119" calcext:value-type="float">
            <text:p>21.4841238900119</text:p>
          </table:table-cell>
          <table:table-cell office:value-type="string" calcext:value-type="string">
            <text:p>Price$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1]+5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006002658" calcext:value-type="float">
            <text:p>19.100600265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2]+5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216684782035" calcext:value-type="float">
            <text:p>18.6216684782035</text:p>
          </table:table-cell>
          <table:table-cell office:value-type="string" calcext:value-type="string">
            <text:p>Ideal$</text:p>
          </table:table-cell>
          <table:table-cell office:value-type="float" office:value="0.478931787596467" calcext:value-type="float">
            <text:p>0.478931787596467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oefficient</text:p>
          </table:table-cell>
          <table:table-cell office:value-type="float" office:value="0.022255851459223" calcext:value-type="float">
            <text:p>0.022255851459223</text:p>
          </table:table-cell>
          <table:table-cell table:number-columns-repeated="3"/>
          <table:table-cell office:value-type="float" office:value="21.1028985717043" calcext:value-type="float">
            <text:p>21.1028985717043</text:p>
          </table:table-cell>
          <table:table-cell office:value-type="float" office:value="0.088363798449533" calcext:value-type="float">
            <text:p>0.088363798449533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3]+5"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006002658" calcext:value-type="float">
            <text:p>19.100600265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4]+5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006002658" calcext:value-type="float">
            <text:p>19.100600265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818303593008" calcext:value-type="float">
            <text:p>21.5818303593008</text:p>
          </table:table-cell>
          <table:table-cell office:value-type="float" office:value="0" calcext:value-type="float">
            <text:p>0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5]+5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27224549488878" calcext:value-type="float">
            <text:p>0.027224549488878</text:p>
          </table:table-cell>
          <table:table-cell office:value-type="float" office:value="3.96224371503895" calcext:value-type="float">
            <text:p>3.96224371503895</text:p>
          </table:table-cell>
          <table:table-cell office:value-type="float" office:value="21.5818303593008" calcext:value-type="float">
            <text:p>21.5818303593008</text:p>
          </table:table-cell>
          <table:table-cell/>
          <table:table-cell table:formula="of:=[.V56]+5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5138408369" calcext:value-type="float">
            <text:p>15.5138408369</text:p>
          </table:table-cell>
          <table:table-cell office:value-type="string" calcext:value-type="string">
            <text:p>Ideal$</text:p>
          </table:table-cell>
          <table:table-cell office:value-type="float" office:value="3.58675942890004" calcext:value-type="float">
            <text:p>3.58675942890004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oefficient</text:p>
          </table:table-cell>
          <table:table-cell office:value-type="float" office:value="0.16667589652" calcext:value-type="float">
            <text:p>0.16667589652</text:p>
          </table:table-cell>
          <table:table-cell table:number-columns-repeated="3"/>
          <table:table-cell office:value-type="float" office:value="17.9158260561" calcext:value-type="float">
            <text:p>17.9158260561</text:p>
          </table:table-cell>
          <table:table-cell office:value-type="float" office:value="0.66176373226938" calcext:value-type="float">
            <text:p>0.66176373226938</text:p>
          </table:table-cell>
          <table:table-cell office:value-type="float" office:value="21.502585485" calcext:value-type="float">
            <text:p>21.502585485</text:p>
          </table:table-cell>
          <table:table-cell/>
          <table:table-cell table:formula="of:=[.V57]+5"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1.5885423526239" calcext:value-type="float">
            <text:p>11.5885423526239</text:p>
          </table:table-cell>
          <table:table-cell office:value-type="string" calcext:value-type="string">
            <text:p>Ideal$</text:p>
          </table:table-cell>
          <table:table-cell office:value-type="float" office:value="7.51205791317613" calcext:value-type="float">
            <text:p>7.51205791317613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.3490836261" calcext:value-type="float">
            <text:p>0.3490836261</text:p>
          </table:table-cell>
          <table:table-cell table:number-columns-repeated="3"/>
          <table:table-cell office:value-type="float" office:value="13.9971452091466" calcext:value-type="float">
            <text:p>13.9971452091466</text:p>
          </table:table-cell>
          <table:table-cell office:value-type="float" office:value="1.38343607977461" calcext:value-type="float">
            <text:p>1.38343607977461</text:p>
          </table:table-cell>
          <table:table-cell office:value-type="float" office:value="21.5092031223227" calcext:value-type="float">
            <text:p>21.5092031223227</text:p>
          </table:table-cell>
          <table:table-cell/>
          <table:table-cell table:formula="of:=[.V58]+5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006002658" calcext:value-type="float">
            <text:p>19.100600265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193648499119" calcext:value-type="float">
            <text:p>21.5193648499119</text:p>
          </table:table-cell>
          <table:table-cell office:value-type="string" calcext:value-type="string">
            <text:p>Price$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59]+5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1358412257" calcext:value-type="float">
            <text:p>19.135841225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5546058098119" calcext:value-type="float">
            <text:p>21.5546058098119</text:p>
          </table:table-cell>
          <table:table-cell office:value-type="string" calcext:value-type="string">
            <text:p>Price$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0]+5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030118346" calcext:value-type="float">
            <text:p>19.03011834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488829301119" calcext:value-type="float">
            <text:p>21.4488829301119</text:p>
          </table:table-cell>
          <table:table-cell office:value-type="string" calcext:value-type="string">
            <text:p>Price$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1]+5"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596364262" calcext:value-type="float">
            <text:p>18.959636426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784010103119" calcext:value-type="float">
            <text:p>21.3784010103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2]+5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596364262" calcext:value-type="float">
            <text:p>18.959636426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784010103119" calcext:value-type="float">
            <text:p>21.3784010103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3]+5"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948773861" calcext:value-type="float">
            <text:p>18.9948773861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136419702119" calcext:value-type="float">
            <text:p>21.4136419702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4]+5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186725866" calcext:value-type="float">
            <text:p>18.8186725866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374371707119" calcext:value-type="float">
            <text:p>21.2374371707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5]+5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834316267" calcext:value-type="float">
            <text:p>18.783431626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6]+5"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834316267" calcext:value-type="float">
            <text:p>18.783431626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7]+5"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834316267" calcext:value-type="float">
            <text:p>18.783431626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8]+5"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891545064" calcext:value-type="float">
            <text:p>18.8891545064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079190905119" calcext:value-type="float">
            <text:p>21.3079190905119</text:p>
          </table:table-cell>
          <table:table-cell office:value-type="string" calcext:value-type="string">
            <text:p>Price$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4953687615249" calcext:value-type="float">
            <text:p>21.4953687615249</text:p>
          </table:table-cell>
          <table:table-cell office:value-type="float" office:value="0" calcext:value-type="float">
            <text:p>0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69]+5"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3.0881322659812" calcext:value-type="float">
            <text:p>13.0881322659812</text:p>
          </table:table-cell>
          <table:table-cell office:value-type="string" calcext:value-type="string">
            <text:p>Ideal$</text:p>
          </table:table-cell>
          <table:table-cell office:value-type="float" office:value="5.83626320031881" calcext:value-type="float">
            <text:p>5.83626320031881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431600504119" calcext:value-type="float">
            <text:p>21.3431600504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.273448879478659" calcext:value-type="float">
            <text:p>0.273448879478659</text:p>
          </table:table-cell>
          <table:table-cell table:number-columns-repeated="3"/>
          <table:table-cell office:value-type="float" office:value="15.6591055612061" calcext:value-type="float">
            <text:p>15.6591055612061</text:p>
          </table:table-cell>
          <table:table-cell office:value-type="float" office:value="1.08885507468635" calcext:value-type="float">
            <text:p>1.08885507468635</text:p>
          </table:table-cell>
          <table:table-cell office:value-type="float" office:value="21.4953687615249" calcext:value-type="float">
            <text:p>21.4953687615249</text:p>
          </table:table-cell>
          <table:table-cell/>
          <table:table-cell table:formula="of:=[.V70]+5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5706511052533" calcext:value-type="float">
            <text:p>17.5706511052533</text:p>
          </table:table-cell>
          <table:table-cell office:value-type="string" calcext:value-type="string">
            <text:p>Ideal$</text:p>
          </table:table-cell>
          <table:table-cell office:value-type="float" office:value="1.4594672407467" calcext:value-type="float">
            <text:p>1.4594672407467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488829301119" calcext:value-type="float">
            <text:p>21.4488829301119</text:p>
          </table:table-cell>
          <table:table-cell office:value-type="string" calcext:value-type="string">
            <text:p>Price$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Coefficient</text:p>
          </table:table-cell>
          <table:table-cell office:value-type="float" office:value="0.068043974387952" calcext:value-type="float">
            <text:p>0.068043974387952</text:p>
          </table:table-cell>
          <table:table-cell table:number-columns-repeated="3"/>
          <table:table-cell office:value-type="float" office:value="20.057678622272" calcext:value-type="float">
            <text:p>20.057678622272</text:p>
          </table:table-cell>
          <table:table-cell office:value-type="float" office:value="0.271276438800502" calcext:value-type="float">
            <text:p>0.271276438800502</text:p>
          </table:table-cell>
          <table:table-cell office:value-type="float" office:value="21.5171458630187" calcext:value-type="float">
            <text:p>21.5171458630187</text:p>
          </table:table-cell>
          <table:table-cell/>
          <table:table-cell table:formula="of:=[.V71]+5"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1709615052738" calcext:value-type="float">
            <text:p>17.1709615052738</text:p>
          </table:table-cell>
          <table:table-cell office:value-type="string" calcext:value-type="string">
            <text:p>Ideal$</text:p>
          </table:table-cell>
          <table:table-cell office:value-type="float" office:value="1.78867492092619" calcext:value-type="float">
            <text:p>1.788674920926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784010103119" calcext:value-type="float">
            <text:p>21.3784010103119</text:p>
          </table:table-cell>
          <table:table-cell office:value-type="string" calcext:value-type="string">
            <text:p>Price$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Coefficient</text:p>
          </table:table-cell>
          <table:table-cell office:value-type="float" office:value="0.083667385603976" calcext:value-type="float">
            <text:p>0.083667385603976</text:p>
          </table:table-cell>
          <table:table-cell table:number-columns-repeated="3"/>
          <table:table-cell office:value-type="float" office:value="19.7284709420925" calcext:value-type="float">
            <text:p>19.7284709420925</text:p>
          </table:table-cell>
          <table:table-cell office:value-type="float" office:value="0.332467457421225" calcext:value-type="float">
            <text:p>0.332467457421225</text:p>
          </table:table-cell>
          <table:table-cell office:value-type="float" office:value="21.5171458630187" calcext:value-type="float">
            <text:p>21.5171458630187</text:p>
          </table:table-cell>
          <table:table-cell/>
          <table:table-cell table:formula="of:=[.V72]+5"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948773861" calcext:value-type="float">
            <text:p>18.9948773861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4136419702119" calcext:value-type="float">
            <text:p>21.4136419702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204705375929" calcext:value-type="float">
            <text:p>21.5204705375929</text:p>
          </table:table-cell>
          <table:table-cell office:value-type="float" office:value="0" calcext:value-type="float">
            <text:p>0</text:p>
          </table:table-cell>
          <table:table-cell office:value-type="float" office:value="21.5204705375929" calcext:value-type="float">
            <text:p>21.5204705375929</text:p>
          </table:table-cell>
          <table:table-cell/>
          <table:table-cell table:formula="of:=[.V73]+5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9243954663" calcext:value-type="float">
            <text:p>18.924395466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431600504119" calcext:value-type="float">
            <text:p>21.3431600504119</text:p>
          </table:table-cell>
          <table:table-cell office:value-type="string" calcext:value-type="string">
            <text:p>Price$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204705375929" calcext:value-type="float">
            <text:p>21.5204705375929</text:p>
          </table:table-cell>
          <table:table-cell office:value-type="float" office:value="0" calcext:value-type="float">
            <text:p>0</text:p>
          </table:table-cell>
          <table:table-cell office:value-type="float" office:value="21.5204705375929" calcext:value-type="float">
            <text:p>21.5204705375929</text:p>
          </table:table-cell>
          <table:table-cell/>
          <table:table-cell table:formula="of:=[.V74]+5"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8891545064" calcext:value-type="float">
            <text:p>18.8891545064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079190905119" calcext:value-type="float">
            <text:p>21.3079190905119</text:p>
          </table:table-cell>
          <table:table-cell office:value-type="string" calcext:value-type="string">
            <text:p>Price$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5204705375929" calcext:value-type="float">
            <text:p>21.5204705375929</text:p>
          </table:table-cell>
          <table:table-cell office:value-type="float" office:value="0" calcext:value-type="float">
            <text:p>0</text:p>
          </table:table-cell>
          <table:table-cell office:value-type="float" office:value="21.5204705375929" calcext:value-type="float">
            <text:p>21.5204705375929</text:p>
          </table:table-cell>
          <table:table-cell/>
          <table:table-cell table:formula="of:=[.V75]+5"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7.01016980322822" calcext:value-type="float">
            <text:p>7.01016980322822</text:p>
          </table:table-cell>
          <table:table-cell office:value-type="string" calcext:value-type="string">
            <text:p>Ideal$</text:p>
          </table:table-cell>
          <table:table-cell office:value-type="float" office:value="11.8789847031718" calcext:value-type="float">
            <text:p>11.8789847031718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3079190905119" calcext:value-type="float">
            <text:p>21.3079190905119</text:p>
          </table:table-cell>
          <table:table-cell office:value-type="string" calcext:value-type="string">
            <text:p>Price$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oefficient</text:p>
          </table:table-cell>
          <table:table-cell office:value-type="float" office:value="0.557491543529528" calcext:value-type="float">
            <text:p>0.557491543529528</text:p>
          </table:table-cell>
          <table:table-cell table:number-columns-repeated="3"/>
          <table:table-cell office:value-type="float" office:value="9.6414858344211" calcext:value-type="float">
            <text:p>9.6414858344211</text:p>
          </table:table-cell>
          <table:table-cell office:value-type="float" office:value="2.22037097255547" calcext:value-type="float">
            <text:p>2.22037097255547</text:p>
          </table:table-cell>
          <table:table-cell office:value-type="float" office:value="21.5204705375929" calcext:value-type="float">
            <text:p>21.5204705375929</text:p>
          </table:table-cell>
          <table:table-cell/>
          <table:table-cell table:formula="of:=[.V76]+5"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25959157487" calcext:value-type="float">
            <text:p>14.25959157487</text:p>
          </table:table-cell>
          <table:table-cell office:value-type="string" calcext:value-type="string">
            <text:p>Ideal$</text:p>
          </table:table-cell>
          <table:table-cell office:value-type="float" office:value="4.94673157063003" calcext:value-type="float">
            <text:p>4.94673157063003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6250877296119" calcext:value-type="float">
            <text:p>21.6250877296119</text:p>
          </table:table-cell>
          <table:table-cell office:value-type="string" calcext:value-type="string">
            <text:p>Price$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Coefficient</text:p>
          </table:table-cell>
          <table:table-cell office:value-type="float" office:value="0.228749664855987" calcext:value-type="float">
            <text:p>0.228749664855987</text:p>
          </table:table-cell>
          <table:table-cell table:number-columns-repeated="3"/>
          <table:table-cell office:value-type="float" office:value="16.6625538058651" calcext:value-type="float">
            <text:p>16.6625538058651</text:p>
          </table:table-cell>
          <table:table-cell office:value-type="float" office:value="0.917760959300563" calcext:value-type="float">
            <text:p>0.917760959300563</text:p>
          </table:table-cell>
          <table:table-cell office:value-type="float" office:value="21.6092853764951" calcext:value-type="float">
            <text:p>21.6092853764951</text:p>
          </table:table-cell>
          <table:table-cell/>
          <table:table-cell table:formula="of:=[.V77]+5"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1.6603286895119" calcext:value-type="float">
            <text:p>21.6603286895119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6603286895119" calcext:value-type="float">
            <text:p>21.6603286895119</text:p>
          </table:table-cell>
          <table:table-cell office:value-type="string" calcext:value-type="string">
            <text:p>Price$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13199954134237" calcext:value-type="float">
            <text:p>0.013199954134237</text:p>
          </table:table-cell>
          <table:table-cell office:value-type="float" office:value="3.96709316657727" calcext:value-type="float">
            <text:p>3.96709316657727</text:p>
          </table:table-cell>
          <table:table-cell office:value-type="float" office:value="21.6735286436461" calcext:value-type="float">
            <text:p>21.6735286436461</text:p>
          </table:table-cell>
          <table:table-cell/>
          <table:table-cell table:formula="of:=[.V78]+5"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9.2415641054" calcext:value-type="float">
            <text:p>19.2415641054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USD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nETC</text:p>
          </table:table-cell>
          <table:table-cell office:value-type="float" office:value="3.52409599" calcext:value-type="float">
            <text:p>3.52409599</text:p>
          </table:table-cell>
          <table:table-cell office:value-type="string" calcext:value-type="string">
            <text:p>Total$</text:p>
          </table:table-cell>
          <table:table-cell office:value-type="float" office:value="21.6603286895119" calcext:value-type="float">
            <text:p>21.6603286895119</text:p>
          </table:table-cell>
          <table:table-cell office:value-type="string" calcext:value-type="string">
            <text:p>Price$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.6735286436461" calcext:value-type="float">
            <text:p>21.6735286436461</text:p>
          </table:table-cell>
          <table:table-cell office:value-type="float" office:value="0" calcext:value-type="float">
            <text:p>0</text:p>
          </table:table-cell>
          <table:table-cell office:value-type="float" office:value="21.6735286436461" calcext:value-type="float">
            <text:p>21.6735286436461</text:p>
          </table:table-cell>
          <table:table-cell/>
          <table:table-cell table:formula="of:=[.V79]+5" office:value-type="float" office:value="195" calcext:value-type="float">
            <text:p>195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16" table:number-rows-spanned="1">
            <text:p>1% div, 7 minute averages, 1000 divider on order_pressure, last 10 orders, 1m candles</text:p>
          </table:table-cell>
          <table:covered-table-cell table:style-name="ce1"/>
          <table:covered-table-cell table:number-columns-repeated="14"/>
          <table:table-cell/>
          <table:table-cell office:value-type="string" calcext:value-type="string">
            <text:p>inUSD</text:p>
          </table:table-cell>
          <table:table-cell office:value-type="string" calcext:value-type="string">
            <text:p>inETC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Pressure</text:p>
          </table:table-cell>
          <table:table-cell office:value-type="float" office:value="1.44365188017" calcext:value-type="float">
            <text:p>1.4436518801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83]/[.H83]" office:value-type="float" office:value="3.96384929792358" calcext:value-type="float">
            <text:p>3.96384929792358</text:p>
          </table:table-cell>
          <table:table-cell table:formula="of:=[.S83]*[.H83]" office:value-type="float" office:value="21.1669552509119" calcext:value-type="float">
            <text:p>21.1669552509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481906668" calcext:value-type="float">
            <text:p>18.748190666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89448710343" calcext:value-type="float">
            <text:p>0.89448710343</text:p>
          </table:table-cell>
          <table:table-cell office:value-type="string" calcext:value-type="string">
            <text:p>Trend Pressure</text:p>
          </table:table-cell>
          <table:table-cell office:value-type="float" office:value="-1.31826741996234" calcext:value-type="float">
            <text:p>-1.31826741996234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3]+[.S83]*[.H84]-[.D84]" office:value-type="float" office:value="21.0480397719742" calcext:value-type="float">
            <text:p>21.0480397719742</text:p>
          </table:table-cell>
          <table:table-cell table:formula="of:=[.D84]/[.H84]" office:value-type="float" office:value="0" calcext:value-type="float">
            <text:p>0</text:p>
          </table:table-cell>
          <table:table-cell table:formula="of:=[.R84]+[.S84]*[.L84]" office:value-type="float" office:value="21.0480397719742" calcext:value-type="float">
            <text:p>21.048039771974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424677871" calcext:value-type="float">
            <text:p>18.6424677871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612323712119" calcext:value-type="float">
            <text:p>21.0612323712119</text:p>
          </table:table-cell>
          <table:table-cell office:value-type="string" calcext:value-type="string">
            <text:p>Price$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6583613483" calcext:value-type="float">
            <text:p>0.06583613483</text:p>
          </table:table-cell>
          <table:table-cell office:value-type="string" calcext:value-type="string">
            <text:p>Trend Pressure</text:p>
          </table:table-cell>
          <table:table-cell office:value-type="float" office:value="-0.567107750472595" calcext:value-type="float">
            <text:p>-0.56710775047259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4]+[.S84]*[.H85]-[.D85]" office:value-type="float" office:value="21.0480397719742" calcext:value-type="float">
            <text:p>21.0480397719742</text:p>
          </table:table-cell>
          <table:table-cell table:formula="of:=[.D85]/[.H85]" office:value-type="float" office:value="0" calcext:value-type="float">
            <text:p>0</text:p>
          </table:table-cell>
          <table:table-cell table:formula="of:=[.R85]+[.S85]*[.L85]" office:value-type="float" office:value="21.0480397719742" calcext:value-type="float">
            <text:p>21.04803977197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2558776530229" calcext:value-type="float">
            <text:p>17.2558776530229</text:p>
          </table:table-cell>
          <table:table-cell office:value-type="string" calcext:value-type="string">
            <text:p>Ideal$</text:p>
          </table:table-cell>
          <table:table-cell office:value-type="float" office:value="1.38659013407707" calcext:value-type="float">
            <text:p>1.38659013407707</text:p>
          </table:table-cell>
          <table:table-cell office:value-type="string" calcext:value-type="string">
            <text:p>Total$</text:p>
          </table:table-cell>
          <table:table-cell office:value-type="float" office:value="21.0612323712119" calcext:value-type="float">
            <text:p>21.0612323712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0.06583613483" calcext:value-type="float">
            <text:p>0.06583613483</text:p>
          </table:table-cell>
          <table:table-cell office:value-type="string" calcext:value-type="string">
            <text:p>Order Pressure</text:p>
          </table:table-cell>
          <table:table-cell office:value-type="float" office:value="0.06583613483" calcext:value-type="float">
            <text:p>0.0658361348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5]+[.S85]*[.H86]-[.D86]" office:value-type="float" office:value="19.6614496378971" calcext:value-type="float">
            <text:p>19.6614496378971</text:p>
          </table:table-cell>
          <table:table-cell table:formula="of:=[.D86]/[.H86]" office:value-type="float" office:value="0.260148242791195" calcext:value-type="float">
            <text:p>0.260148242791195</text:p>
          </table:table-cell>
          <table:table-cell table:formula="of:=[.R86]+[.S86]*[.H86]" office:value-type="float" office:value="21.0480397719742" calcext:value-type="float">
            <text:p>21.048039771974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072268272" calcext:value-type="float">
            <text:p>18.607226827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52350100926" calcext:value-type="float">
            <text:p>0.52350100926</text:p>
          </table:table-cell>
          <table:table-cell office:value-type="string" calcext:value-type="string">
            <text:p>Trend Pressure</text:p>
          </table:table-cell>
          <table:table-cell office:value-type="float" office:value="-1.70454545454545" calcext:value-type="float">
            <text:p>-1.7045454545454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6]+[.S86]*[.H87]-[.D87]" office:value-type="float" office:value="21.0350323598346" calcext:value-type="float">
            <text:p>21.0350323598346</text:p>
          </table:table-cell>
          <table:table-cell table:formula="of:=[.D87]/[.H87]" office:value-type="float" office:value="0" calcext:value-type="float">
            <text:p>0</text:p>
          </table:table-cell>
          <table:table-cell table:formula="of:=[.R87]+[.S87]*[.H87]" office:value-type="float" office:value="21.0350323598346" calcext:value-type="float">
            <text:p>21.03503235983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6153673188806" calcext:value-type="float">
            <text:p>17.6153673188806</text:p>
          </table:table-cell>
          <table:table-cell office:value-type="string" calcext:value-type="string">
            <text:p>Ideal$</text:p>
          </table:table-cell>
          <table:table-cell office:value-type="float" office:value="0.991859508319407" calcext:value-type="float">
            <text:p>0.991859508319407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.04717301976" calcext:value-type="float">
            <text:p>0.04717301976</text:p>
          </table:table-cell>
          <table:table-cell office:value-type="string" calcext:value-type="string">
            <text:p>Order Pressure</text:p>
          </table:table-cell>
          <table:table-cell office:value-type="float" office:value="0.04717301976" calcext:value-type="float">
            <text:p>0.04717301976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7]+[.S87]*[.H88]-[.D88]" office:value-type="float" office:value="20.0431728515152" calcext:value-type="float">
            <text:p>20.0431728515152</text:p>
          </table:table-cell>
          <table:table-cell table:formula="of:=[.D88]/[.H88]" office:value-type="float" office:value="0.187852179605948" calcext:value-type="float">
            <text:p>0.187852179605948</text:p>
          </table:table-cell>
          <table:table-cell table:formula="of:=[.R88]+[.S88]*[.H88]" office:value-type="float" office:value="21.0350323598346" calcext:value-type="float">
            <text:p>21.03503235983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719858673" calcext:value-type="float">
            <text:p>18.571985867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9907504514119" calcext:value-type="float">
            <text:p>20.9907504514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9461658708" calcext:value-type="float">
            <text:p>-0.09461658708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8]+[.S88]*[.H89]-[.D89]" office:value-type="float" office:value="21.0350323598346" calcext:value-type="float">
            <text:p>21.0350323598346</text:p>
          </table:table-cell>
          <table:table-cell table:formula="of:=[.D89]/[.H89]" office:value-type="float" office:value="0" calcext:value-type="float">
            <text:p>0</text:p>
          </table:table-cell>
          <table:table-cell table:formula="of:=[.R89]+[.S89]*[.H89]" office:value-type="float" office:value="21.0350323598346" calcext:value-type="float">
            <text:p>21.035032359834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650013315885" calcext:value-type="float">
            <text:p>18.5650013315885</text:p>
          </table:table-cell>
          <table:table-cell office:value-type="string" calcext:value-type="string">
            <text:p>Ideal$</text:p>
          </table:table-cell>
          <table:table-cell office:value-type="float" office:value="0.0422254956115474" calcext:value-type="float">
            <text:p>0.042225495611547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oefficient</text:p>
          </table:table-cell>
          <table:table-cell office:value-type="float" office:value="0.0020082523" calcext:value-type="float">
            <text:p>0.0020082523</text:p>
          </table:table-cell>
          <table:table-cell office:value-type="string" calcext:value-type="string">
            <text:p>Order Pressure</text:p>
          </table:table-cell>
          <table:table-cell office:value-type="float" office:value="0.0020082523" calcext:value-type="float">
            <text:p>0.002008252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89]+[.S89]*[.H90]-[.D90]" office:value-type="float" office:value="20.9928068642231" calcext:value-type="float">
            <text:p>20.9928068642231</text:p>
          </table:table-cell>
          <table:table-cell table:formula="of:=[.D90]/[.H90]" office:value-type="float" office:value="0.00801242800978128" calcext:value-type="float">
            <text:p>0.008012428009781</text:p>
          </table:table-cell>
          <table:table-cell table:formula="of:=[.R90]+[.S90]*[.H90]" office:value-type="float" office:value="21.0350323598346" calcext:value-type="float">
            <text:p>21.0350323598346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719858673" calcext:value-type="float">
            <text:p>18.5719858673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9907504514119" calcext:value-type="float">
            <text:p>20.9907504514119</text:p>
          </table:table-cell>
          <table:table-cell office:value-type="string" calcext:value-type="string">
            <text:p>Price$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1942422119" calcext:value-type="float">
            <text:p>-0.21942422119</text:p>
          </table:table-cell>
          <table:table-cell office:value-type="string" calcext:value-type="string">
            <text:p>Trend Pressure</text:p>
          </table:table-cell>
          <table:table-cell office:value-type="float" office:value="-0.189753320683125" calcext:value-type="float">
            <text:p>-0.18975332068312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0]+[.S90]*[.H91]-[.D91]" office:value-type="float" office:value="21.0350323598346" calcext:value-type="float">
            <text:p>21.0350323598346</text:p>
          </table:table-cell>
          <table:table-cell table:formula="of:=[.D91]/[.H91]" office:value-type="float" office:value="0" calcext:value-type="float">
            <text:p>0</text:p>
          </table:table-cell>
          <table:table-cell table:formula="of:=[.R91]+[.S91]*[.H91]" office:value-type="float" office:value="21.0350323598346" calcext:value-type="float">
            <text:p>21.035032359834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072268272" calcext:value-type="float">
            <text:p>18.607226827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6865824" calcext:value-type="float">
            <text:p>-0.26865824</text:p>
          </table:table-cell>
          <table:table-cell office:value-type="string" calcext:value-type="string">
            <text:p>Trend Pressure</text:p>
          </table:table-cell>
          <table:table-cell office:value-type="float" office:value="0.189393939393952" calcext:value-type="float">
            <text:p>0.18939393939395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1]+[.S91]*[.H92]-[.D92]" office:value-type="float" office:value="21.0350323598346" calcext:value-type="float">
            <text:p>21.0350323598346</text:p>
          </table:table-cell>
          <table:table-cell table:formula="of:=[.D92]/[.H92]" office:value-type="float" office:value="0" calcext:value-type="float">
            <text:p>0</text:p>
          </table:table-cell>
          <table:table-cell table:formula="of:=[.R92]+[.S92]*[.H92]" office:value-type="float" office:value="21.0350323598346" calcext:value-type="float">
            <text:p>21.035032359834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072268272" calcext:value-type="float">
            <text:p>18.607226827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38378392312" calcext:value-type="float">
            <text:p>-0.38378392312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2]+[.S92]*[.H93]-[.D93]" office:value-type="float" office:value="21.0350323598346" calcext:value-type="float">
            <text:p>21.0350323598346</text:p>
          </table:table-cell>
          <table:table-cell table:formula="of:=[.D93]/[.H93]" office:value-type="float" office:value="0" calcext:value-type="float">
            <text:p>0</text:p>
          </table:table-cell>
          <table:table-cell table:formula="of:=[.R93]+[.S93]*[.H93]" office:value-type="float" office:value="21.0350323598346" calcext:value-type="float">
            <text:p>21.035032359834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4306469204359" calcext:value-type="float">
            <text:p>15.4306469204359</text:p>
          </table:table-cell>
          <table:table-cell office:value-type="string" calcext:value-type="string">
            <text:p>Ideal$</text:p>
          </table:table-cell>
          <table:table-cell office:value-type="float" office:value="3.24706182656406" calcext:value-type="float">
            <text:p>3.24706182656406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.15391491154" calcext:value-type="float">
            <text:p>0.15391491154</text:p>
          </table:table-cell>
          <table:table-cell office:value-type="string" calcext:value-type="string">
            <text:p>Order Pressure</text:p>
          </table:table-cell>
          <table:table-cell office:value-type="float" office:value="0.15391491154" calcext:value-type="float">
            <text:p>0.15391491154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3]+[.S93]*[.H94]-[.D94]" office:value-type="float" office:value="17.7879705332706" calcext:value-type="float">
            <text:p>17.7879705332706</text:p>
          </table:table-cell>
          <table:table-cell table:formula="of:=[.D94]/[.H94]" office:value-type="float" office:value="0.614973830788647" calcext:value-type="float">
            <text:p>0.614973830788647</text:p>
          </table:table-cell>
          <table:table-cell table:formula="of:=[.R94]+[.S94]*[.H94]" office:value-type="float" office:value="21.0350323598346" calcext:value-type="float">
            <text:p>21.035032359834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3.98322213879574" calcext:value-type="float">
            <text:p>3.98322213879574</text:p>
          </table:table-cell>
          <table:table-cell office:value-type="string" calcext:value-type="string">
            <text:p>Ideal$</text:p>
          </table:table-cell>
          <table:table-cell office:value-type="float" office:value="14.7297275681043" calcext:value-type="float">
            <text:p>14.7297275681043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697043664572417" calcext:value-type="float">
            <text:p>0.697043664572417</text:p>
          </table:table-cell>
          <table:table-cell office:value-type="string" calcext:value-type="string">
            <text:p>Order Pressure</text:p>
          </table:table-cell>
          <table:table-cell office:value-type="float" office:value="0.13207191316" calcext:value-type="float">
            <text:p>0.13207191316</text:p>
          </table:table-cell>
          <table:table-cell office:value-type="string" calcext:value-type="string">
            <text:p>Trend Pressure</text:p>
          </table:table-cell>
          <table:table-cell office:value-type="float" office:value="0.564971751412417" calcext:value-type="float">
            <text:p>0.56497175141241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4]+[.S94]*[.H95]-[.D95]" office:value-type="float" office:value="6.32375400665404" calcext:value-type="float">
            <text:p>6.32375400665404</text:p>
          </table:table-cell>
          <table:table-cell table:formula="of:=[.D95]/[.H95]" office:value-type="float" office:value="2.77395999399327" calcext:value-type="float">
            <text:p>2.77395999399327</text:p>
          </table:table-cell>
          <table:table-cell table:formula="of:=[.R95]+[.S95]*[.H95]" office:value-type="float" office:value="21.0534815747583" calcext:value-type="float">
            <text:p>21.0534815747583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2951200416806" calcext:value-type="float">
            <text:p>14.2951200416806</text:p>
          </table:table-cell>
          <table:table-cell office:value-type="string" calcext:value-type="string">
            <text:p>Ideal$</text:p>
          </table:table-cell>
          <table:table-cell office:value-type="float" office:value="4.41782966521941" calcext:value-type="float">
            <text:p>4.41782966521941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209061584137472" calcext:value-type="float">
            <text:p>0.209061584137472</text:p>
          </table:table-cell>
          <table:table-cell office:value-type="string" calcext:value-type="string">
            <text:p>Order Pressure</text:p>
          </table:table-cell>
          <table:table-cell office:value-type="float" office:value="0.020737667" calcext:value-type="float">
            <text:p>0.020737667</text:p>
          </table:table-cell>
          <table:table-cell office:value-type="string" calcext:value-type="string">
            <text:p>Trend Pressure</text:p>
          </table:table-cell>
          <table:table-cell office:value-type="float" office:value="0.188323917137472" calcext:value-type="float">
            <text:p>0.18832391713747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5]+[.S95]*[.H96]-[.D96]" office:value-type="float" office:value="16.6356519095389" calcext:value-type="float">
            <text:p>16.6356519095389</text:p>
          </table:table-cell>
          <table:table-cell table:formula="of:=[.D96]/[.H96]" office:value-type="float" office:value="0.831982987800266" calcext:value-type="float">
            <text:p>0.831982987800266</text:p>
          </table:table-cell>
          <table:table-cell table:formula="of:=[.R96]+[.S96]*[.H96]" office:value-type="float" office:value="21.0534815747583" calcext:value-type="float">
            <text:p>21.0534815747583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2171748837015" calcext:value-type="float">
            <text:p>18.2171748837015</text:p>
          </table:table-cell>
          <table:table-cell office:value-type="string" calcext:value-type="string">
            <text:p>Ideal$</text:p>
          </table:table-cell>
          <table:table-cell office:value-type="float" office:value="0.460533863298505" calcext:value-type="float">
            <text:p>0.460533863298505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02182989811" calcext:value-type="float">
            <text:p>0.02182989811</text:p>
          </table:table-cell>
          <table:table-cell office:value-type="string" calcext:value-type="string">
            <text:p>Order Pressure</text:p>
          </table:table-cell>
          <table:table-cell office:value-type="float" office:value="0.02182989811" calcext:value-type="float">
            <text:p>0.02182989811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6]+[.S96]*[.H97]-[.D97]" office:value-type="float" office:value="20.5929477114598" calcext:value-type="float">
            <text:p>20.5929477114598</text:p>
          </table:table-cell>
          <table:table-cell table:formula="of:=[.D97]/[.H97]" office:value-type="float" office:value="0.0867295411108296" calcext:value-type="float">
            <text:p>0.08672954111083</text:p>
          </table:table-cell>
          <table:table-cell table:formula="of:=[.R97]+[.S97]*[.H97]" office:value-type="float" office:value="21.0534815747583" calcext:value-type="float">
            <text:p>21.0534815747583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129497069" calcext:value-type="float">
            <text:p>18.712949706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8669219547" calcext:value-type="float">
            <text:p>-0.18669219547</text:p>
          </table:table-cell>
          <table:table-cell office:value-type="string" calcext:value-type="string">
            <text:p>Trend Pressure</text:p>
          </table:table-cell>
          <table:table-cell office:value-type="float" office:value="-0.188679245283015" calcext:value-type="float">
            <text:p>-0.18867924528301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7]+[.S97]*[.H98]-[.D98]" office:value-type="float" office:value="21.0526142793472" calcext:value-type="float">
            <text:p>21.0526142793472</text:p>
          </table:table-cell>
          <table:table-cell table:formula="of:=[.D98]/[.H98]" office:value-type="float" office:value="0" calcext:value-type="float">
            <text:p>0</text:p>
          </table:table-cell>
          <table:table-cell table:formula="of:=[.R98]+[.S98]*[.H98]" office:value-type="float" office:value="21.0526142793472" calcext:value-type="float">
            <text:p>21.0526142793472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5178719605" calcext:value-type="float">
            <text:p>-0.15178719605</text:p>
          </table:table-cell>
          <table:table-cell office:value-type="string" calcext:value-type="string">
            <text:p>Trend Pressure</text:p>
          </table:table-cell>
          <table:table-cell office:value-type="float" office:value="-0.188679245283015" calcext:value-type="float">
            <text:p>-0.18867924528301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8]+[.S98]*[.H99]-[.D99]" office:value-type="float" office:value="21.0526142793472" calcext:value-type="float">
            <text:p>21.0526142793472</text:p>
          </table:table-cell>
          <table:table-cell table:formula="of:=[.D99]/[.H99]" office:value-type="float" office:value="0" calcext:value-type="float">
            <text:p>0</text:p>
          </table:table-cell>
          <table:table-cell table:formula="of:=[.R99]+[.S99]*[.H99]" office:value-type="float" office:value="21.0526142793472" calcext:value-type="float">
            <text:p>21.052614279347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129497069" calcext:value-type="float">
            <text:p>18.712949706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80934268" calcext:value-type="float">
            <text:p>-0.080934268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99]+[.S99]*[.H100]-[.D100]" office:value-type="float" office:value="21.0526142793472" calcext:value-type="float">
            <text:p>21.0526142793472</text:p>
          </table:table-cell>
          <table:table-cell table:formula="of:=[.D100]/[.H100]" office:value-type="float" office:value="0" calcext:value-type="float">
            <text:p>0</text:p>
          </table:table-cell>
          <table:table-cell table:formula="of:=[.R100]+[.S100]*[.H100]" office:value-type="float" office:value="21.0526142793472" calcext:value-type="float">
            <text:p>21.0526142793472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1430646834998" calcext:value-type="float">
            <text:p>15.1430646834998</text:p>
          </table:table-cell>
          <table:table-cell office:value-type="string" calcext:value-type="string">
            <text:p>Ideal$</text:p>
          </table:table-cell>
          <table:table-cell office:value-type="float" office:value="3.60512598330022" calcext:value-type="float">
            <text:p>3.60512598330022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17031859049" calcext:value-type="float">
            <text:p>0.17031859049</text:p>
          </table:table-cell>
          <table:table-cell office:value-type="string" calcext:value-type="string">
            <text:p>Order Pressure</text:p>
          </table:table-cell>
          <table:table-cell office:value-type="float" office:value="0.17031859049" calcext:value-type="float">
            <text:p>0.17031859049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0]+[.S100]*[.H101]-[.D101]" office:value-type="float" office:value="17.447488296047" calcext:value-type="float">
            <text:p>17.447488296047</text:p>
          </table:table-cell>
          <table:table-cell table:formula="of:=[.D101]/[.H101]" office:value-type="float" office:value="0.678931446949194" calcext:value-type="float">
            <text:p>0.678931446949194</text:p>
          </table:table-cell>
          <table:table-cell table:formula="of:=[.R101]+[.S101]*[.H101]" office:value-type="float" office:value="21.0526142793472" calcext:value-type="float">
            <text:p>21.052614279347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2367493063287" calcext:value-type="float">
            <text:p>14.2367493063287</text:p>
          </table:table-cell>
          <table:table-cell office:value-type="string" calcext:value-type="string">
            <text:p>Ideal$</text:p>
          </table:table-cell>
          <table:table-cell office:value-type="float" office:value="4.47620040057125" calcext:value-type="float">
            <text:p>4.47620040057125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211823817932043" calcext:value-type="float">
            <text:p>0.211823817932043</text:p>
          </table:table-cell>
          <table:table-cell office:value-type="string" calcext:value-type="string">
            <text:p>Order Pressure</text:p>
          </table:table-cell>
          <table:table-cell office:value-type="float" office:value="0.02385389312" calcext:value-type="float">
            <text:p>0.02385389312</text:p>
          </table:table-cell>
          <table:table-cell office:value-type="string" calcext:value-type="string">
            <text:p>Trend Pressure</text:p>
          </table:table-cell>
          <table:table-cell office:value-type="float" office:value="0.187969924812043" calcext:value-type="float">
            <text:p>0.18796992481204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1]+[.S101]*[.H102]-[.D102]" office:value-type="float" office:value="16.5832031932454" calcext:value-type="float">
            <text:p>16.5832031932454</text:p>
          </table:table-cell>
          <table:table-cell table:formula="of:=[.D102]/[.H102]" office:value-type="float" office:value="0.841391052738957" calcext:value-type="float">
            <text:p>0.841391052738957</text:p>
          </table:table-cell>
          <table:table-cell table:formula="of:=[.R102]+[.S102]*[.H102]" office:value-type="float" office:value="21.0594035938167" calcext:value-type="float">
            <text:p>21.0594035938167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2427186485" calcext:value-type="float">
            <text:p>0.02427186485</text:p>
          </table:table-cell>
          <table:table-cell office:value-type="string" calcext:value-type="string">
            <text:p>Trend Pressure</text:p>
          </table:table-cell>
          <table:table-cell office:value-type="float" office:value="-0.188323917137489" calcext:value-type="float">
            <text:p>-0.18832391713748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2]+[.S102]*[.H103]-[.D103]" office:value-type="float" office:value="21.0509896832893" calcext:value-type="float">
            <text:p>21.0509896832893</text:p>
          </table:table-cell>
          <table:table-cell table:formula="of:=[.D103]/[.H103]" office:value-type="float" office:value="0" calcext:value-type="float">
            <text:p>0</text:p>
          </table:table-cell>
          <table:table-cell table:formula="of:=[.R103]+[.S103]*[.H103]" office:value-type="float" office:value="21.0509896832893" calcext:value-type="float">
            <text:p>21.050989683289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129497069" calcext:value-type="float">
            <text:p>18.712949706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3859723061" calcext:value-type="float">
            <text:p>0.03859723061</text:p>
          </table:table-cell>
          <table:table-cell office:value-type="string" calcext:value-type="string">
            <text:p>Trend Pressure</text:p>
          </table:table-cell>
          <table:table-cell office:value-type="float" office:value="-0.188323917137489" calcext:value-type="float">
            <text:p>-0.18832391713748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3]+[.S103]*[.H104]-[.D104]" office:value-type="float" office:value="21.0509896832893" calcext:value-type="float">
            <text:p>21.0509896832893</text:p>
          </table:table-cell>
          <table:table-cell table:formula="of:=[.D104]/[.H104]" office:value-type="float" office:value="0" calcext:value-type="float">
            <text:p>0</text:p>
          </table:table-cell>
          <table:table-cell table:formula="of:=[.R104]+[.S104]*[.H104]" office:value-type="float" office:value="21.0509896832893" calcext:value-type="float">
            <text:p>21.0509896832893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2844244764971" calcext:value-type="float">
            <text:p>18.2844244764971</text:p>
          </table:table-cell>
          <table:table-cell office:value-type="string" calcext:value-type="string">
            <text:p>Ideal$</text:p>
          </table:table-cell>
          <table:table-cell office:value-type="float" office:value="0.393284270502896" calcext:value-type="float">
            <text:p>0.393284270502896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01864218082" calcext:value-type="float">
            <text:p>0.01864218082</text:p>
          </table:table-cell>
          <table:table-cell office:value-type="string" calcext:value-type="string">
            <text:p>Order Pressure</text:p>
          </table:table-cell>
          <table:table-cell office:value-type="float" office:value="0.01864218082" calcext:value-type="float">
            <text:p>0.01864218082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4]+[.S104]*[.H105]-[.D105]" office:value-type="float" office:value="20.6577054127864" calcext:value-type="float">
            <text:p>20.6577054127864</text:p>
          </table:table-cell>
          <table:table-cell table:formula="of:=[.D105]/[.H105]" office:value-type="float" office:value="0.0740648343696602" calcext:value-type="float">
            <text:p>0.07406483436966</text:p>
          </table:table-cell>
          <table:table-cell table:formula="of:=[.R105]+[.S105]*[.H105]" office:value-type="float" office:value="21.0509896832893" calcext:value-type="float">
            <text:p>21.0509896832893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2.9215363438995" calcext:value-type="float">
            <text:p>12.9215363438995</text:p>
          </table:table-cell>
          <table:table-cell office:value-type="string" calcext:value-type="string">
            <text:p>Ideal$</text:p>
          </table:table-cell>
          <table:table-cell office:value-type="float" office:value="5.82665432290051" calcext:value-type="float">
            <text:p>5.82665432290051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27527125436" calcext:value-type="float">
            <text:p>0.27527125436</text:p>
          </table:table-cell>
          <table:table-cell office:value-type="string" calcext:value-type="string">
            <text:p>Order Pressure</text:p>
          </table:table-cell>
          <table:table-cell office:value-type="float" office:value="0.27527125436" calcext:value-type="float">
            <text:p>0.27527125436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5]+[.S105]*[.H106]-[.D106]" office:value-type="float" office:value="15.2243353603888" calcext:value-type="float">
            <text:p>15.2243353603888</text:p>
          </table:table-cell>
          <table:table-cell table:formula="of:=[.D106]/[.H106]" office:value-type="float" office:value="1.09729836589463" calcext:value-type="float">
            <text:p>1.09729836589463</text:p>
          </table:table-cell>
          <table:table-cell table:formula="of:=[.R106]+[.S106]*[.H106]" office:value-type="float" office:value="21.0509896832893" calcext:value-type="float">
            <text:p>21.0509896832893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481906668" calcext:value-type="float">
            <text:p>18.748190666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32568276486" calcext:value-type="float">
            <text:p>-0.32568276486</text:p>
          </table:table-cell>
          <table:table-cell office:value-type="string" calcext:value-type="string">
            <text:p>Trend Pressure</text:p>
          </table:table-cell>
          <table:table-cell office:value-type="float" office:value="0.187969924812043" calcext:value-type="float">
            <text:p>0.18796992481204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6]+[.S106]*[.H107]-[.D107]" office:value-type="float" office:value="21.0619626669482" calcext:value-type="float">
            <text:p>21.0619626669482</text:p>
          </table:table-cell>
          <table:table-cell table:formula="of:=[.D107]/[.H107]" office:value-type="float" office:value="0" calcext:value-type="float">
            <text:p>0</text:p>
          </table:table-cell>
          <table:table-cell table:formula="of:=[.R107]+[.S107]*[.H107]" office:value-type="float" office:value="21.0619626669482" calcext:value-type="float">
            <text:p>21.0619626669482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8695923466314" calcext:value-type="float">
            <text:p>17.8695923466314</text:p>
          </table:table-cell>
          <table:table-cell office:value-type="string" calcext:value-type="string">
            <text:p>Ideal$</text:p>
          </table:table-cell>
          <table:table-cell office:value-type="float" office:value="0.913839280068584" calcext:value-type="float">
            <text:p>0.913839280068584</text:p>
          </table:table-cell>
          <table:table-cell office:value-type="string" calcext:value-type="string">
            <text:p>Total$</text:p>
          </table:table-cell>
          <table:table-cell office:value-type="float" office:value="21.2021962108119" calcext:value-type="float">
            <text:p>21.2021962108119</text:p>
          </table:table-cell>
          <table:table-cell office:value-type="string" calcext:value-type="string">
            <text:p>Price$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oefficient</text:p>
          </table:table-cell>
          <table:table-cell office:value-type="float" office:value="0.04310116136" calcext:value-type="float">
            <text:p>0.04310116136</text:p>
          </table:table-cell>
          <table:table-cell office:value-type="string" calcext:value-type="string">
            <text:p>Order Pressure</text:p>
          </table:table-cell>
          <table:table-cell office:value-type="float" office:value="0.04310116136" calcext:value-type="float">
            <text:p>0.04310116136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7]+[.S107]*[.H108]-[.D108]" office:value-type="float" office:value="20.1481233868797" calcext:value-type="float">
            <text:p>20.1481233868797</text:p>
          </table:table-cell>
          <table:table-cell table:formula="of:=[.D108]/[.H108]" office:value-type="float" office:value="0.171452022526939" calcext:value-type="float">
            <text:p>0.171452022526939</text:p>
          </table:table-cell>
          <table:table-cell table:formula="of:=[.R108]+[.S108]*[.H108]" office:value-type="float" office:value="21.0619626669482" calcext:value-type="float">
            <text:p>21.0619626669482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5058714663823" calcext:value-type="float">
            <text:p>18.5058714663823</text:p>
          </table:table-cell>
          <table:table-cell office:value-type="string" calcext:value-type="string">
            <text:p>Ideal$</text:p>
          </table:table-cell>
          <table:table-cell office:value-type="float" office:value="0.242319200417698" calcext:value-type="float">
            <text:p>0.242319200417698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01144799512" calcext:value-type="float">
            <text:p>0.01144799512</text:p>
          </table:table-cell>
          <table:table-cell office:value-type="string" calcext:value-type="string">
            <text:p>Order Pressure</text:p>
          </table:table-cell>
          <table:table-cell office:value-type="float" office:value="0.01144799512" calcext:value-type="float">
            <text:p>0.01144799512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8]+[.S108]*[.H109]-[.D109]" office:value-type="float" office:value="20.8179289463053" calcext:value-type="float">
            <text:p>20.8179289463053</text:p>
          </table:table-cell>
          <table:table-cell table:formula="of:=[.D109]/[.H109]" office:value-type="float" office:value="0.0455487218830259" calcext:value-type="float">
            <text:p>0.045548721883026</text:p>
          </table:table-cell>
          <table:table-cell table:formula="of:=[.R109]+[.S109]*[.H109]" office:value-type="float" office:value="21.060248146723" calcext:value-type="float">
            <text:p>21.060248146723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481906668" calcext:value-type="float">
            <text:p>18.748190666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1043324721" calcext:value-type="float">
            <text:p>-0.21043324721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09]+[.S109]*[.H110]-[.D110]" office:value-type="float" office:value="21.060248146723" calcext:value-type="float">
            <text:p>21.060248146723</text:p>
          </table:table-cell>
          <table:table-cell table:formula="of:=[.D110]/[.H110]" office:value-type="float" office:value="0" calcext:value-type="float">
            <text:p>0</text:p>
          </table:table-cell>
          <table:table-cell table:formula="of:=[.R110]+[.S110]*[.H110]" office:value-type="float" office:value="21.060248146723" calcext:value-type="float">
            <text:p>21.060248146723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481906668" calcext:value-type="float">
            <text:p>18.748190666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0551220214" calcext:value-type="float">
            <text:p>0.00551220214</text:p>
          </table:table-cell>
          <table:table-cell office:value-type="string" calcext:value-type="string">
            <text:p>Trend Pressure</text:p>
          </table:table-cell>
          <table:table-cell office:value-type="float" office:value="-0.188323917137489" calcext:value-type="float">
            <text:p>-0.18832391713748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0]+[.S110]*[.H111]-[.D111]" office:value-type="float" office:value="21.060248146723" calcext:value-type="float">
            <text:p>21.060248146723</text:p>
          </table:table-cell>
          <table:table-cell table:formula="of:=[.D111]/[.H111]" office:value-type="float" office:value="0" calcext:value-type="float">
            <text:p>0</text:p>
          </table:table-cell>
          <table:table-cell table:formula="of:=[.R111]+[.S111]*[.H111]" office:value-type="float" office:value="21.060248146723" calcext:value-type="float">
            <text:p>21.060248146723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4943914559091" calcext:value-type="float">
            <text:p>15.4943914559091</text:p>
          </table:table-cell>
          <table:table-cell office:value-type="string" calcext:value-type="string">
            <text:p>Ideal$</text:p>
          </table:table-cell>
          <table:table-cell office:value-type="float" office:value="3.25379921089087" calcext:value-type="float">
            <text:p>3.25379921089087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153720701552043" calcext:value-type="float">
            <text:p>0.153720701552043</text:p>
          </table:table-cell>
          <table:table-cell office:value-type="string" calcext:value-type="string">
            <text:p>Order Pressure</text:p>
          </table:table-cell>
          <table:table-cell office:value-type="float" office:value="-0.03424922326" calcext:value-type="float">
            <text:p>-0.03424922326</text:p>
          </table:table-cell>
          <table:table-cell office:value-type="string" calcext:value-type="string">
            <text:p>Trend Pressure</text:p>
          </table:table-cell>
          <table:table-cell office:value-type="float" office:value="0.187969924812043" calcext:value-type="float">
            <text:p>0.18796992481204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1]+[.S111]*[.H112]-[.D112]" office:value-type="float" office:value="17.8064489358321" calcext:value-type="float">
            <text:p>17.8064489358321</text:p>
          </table:table-cell>
          <table:table-cell table:formula="of:=[.D112]/[.H112]" office:value-type="float" office:value="0.6116163930246" calcext:value-type="float">
            <text:p>0.6116163930246</text:p>
          </table:table-cell>
          <table:table-cell table:formula="of:=[.R112]+[.S112]*[.H112]" office:value-type="float" office:value="21.060248146723" calcext:value-type="float">
            <text:p>21.060248146723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6219071099128" calcext:value-type="float">
            <text:p>15.6219071099128</text:p>
          </table:table-cell>
          <table:table-cell office:value-type="string" calcext:value-type="string">
            <text:p>Ideal$</text:p>
          </table:table-cell>
          <table:table-cell office:value-type="float" office:value="3.12628355688716" calcext:value-type="float">
            <text:p>3.12628355688716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14769642208" calcext:value-type="float">
            <text:p>0.14769642208</text:p>
          </table:table-cell>
          <table:table-cell office:value-type="string" calcext:value-type="string">
            <text:p>Order Pressure</text:p>
          </table:table-cell>
          <table:table-cell office:value-type="float" office:value="0.14769642208" calcext:value-type="float">
            <text:p>0.14769642208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2]+[.S112]*[.H113]-[.D113]" office:value-type="float" office:value="17.9339645898358" calcext:value-type="float">
            <text:p>17.9339645898358</text:p>
          </table:table-cell>
          <table:table-cell table:formula="of:=[.D113]/[.H113]" office:value-type="float" office:value="0.587647285129165" calcext:value-type="float">
            <text:p>0.587647285129165</text:p>
          </table:table-cell>
          <table:table-cell table:formula="of:=[.R113]+[.S113]*[.H113]" office:value-type="float" office:value="21.060248146723" calcext:value-type="float">
            <text:p>21.060248146723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1.0556656699514" calcext:value-type="float">
            <text:p>11.0556656699514</text:p>
          </table:table-cell>
          <table:table-cell office:value-type="string" calcext:value-type="string">
            <text:p>Ideal$</text:p>
          </table:table-cell>
          <table:table-cell office:value-type="float" office:value="7.69252499684862" calcext:value-type="float">
            <text:p>7.69252499684862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363421422952043" calcext:value-type="float">
            <text:p>0.363421422952043</text:p>
          </table:table-cell>
          <table:table-cell office:value-type="string" calcext:value-type="string">
            <text:p>Order Pressure</text:p>
          </table:table-cell>
          <table:table-cell office:value-type="float" office:value="0.17545149814" calcext:value-type="float">
            <text:p>0.17545149814</text:p>
          </table:table-cell>
          <table:table-cell office:value-type="string" calcext:value-type="string">
            <text:p>Trend Pressure</text:p>
          </table:table-cell>
          <table:table-cell office:value-type="float" office:value="0.187969924812043" calcext:value-type="float">
            <text:p>0.18796992481204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3]+[.S113]*[.H114]-[.D114]" office:value-type="float" office:value="13.3677231498744" calcext:value-type="float">
            <text:p>13.3677231498744</text:p>
          </table:table-cell>
          <table:table-cell table:formula="of:=[.D114]/[.H114]" office:value-type="float" office:value="1.4459633452723" calcext:value-type="float">
            <text:p>1.4459633452723</text:p>
          </table:table-cell>
          <table:table-cell table:formula="of:=[.R114]+[.S114]*[.H114]" office:value-type="float" office:value="21.060248146723" calcext:value-type="float">
            <text:p>21.060248146723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5580870993923" calcext:value-type="float">
            <text:p>15.5580870993923</text:p>
          </table:table-cell>
          <table:table-cell office:value-type="string" calcext:value-type="string">
            <text:p>Ideal$</text:p>
          </table:table-cell>
          <table:table-cell office:value-type="float" office:value="3.19010356740769" calcext:value-type="float">
            <text:p>3.19010356740769</text:p>
          </table:table-cell>
          <table:table-cell office:value-type="string" calcext:value-type="string">
            <text:p>Total$</text:p>
          </table:table-cell>
          <table:table-cell office:value-type="float" office:value="21.1669552509119" calcext:value-type="float">
            <text:p>21.1669552509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15071149958" calcext:value-type="float">
            <text:p>0.15071149958</text:p>
          </table:table-cell>
          <table:table-cell office:value-type="string" calcext:value-type="string">
            <text:p>Order Pressure</text:p>
          </table:table-cell>
          <table:table-cell office:value-type="float" office:value="0.15071149958" calcext:value-type="float">
            <text:p>0.15071149958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4]+[.S114]*[.H115]-[.D115]" office:value-type="float" office:value="17.8701445793153" calcext:value-type="float">
            <text:p>17.8701445793153</text:p>
          </table:table-cell>
          <table:table-cell table:formula="of:=[.D115]/[.H115]" office:value-type="float" office:value="0.599643527708212" calcext:value-type="float">
            <text:p>0.599643527708212</text:p>
          </table:table-cell>
          <table:table-cell table:formula="of:=[.R115]+[.S115]*[.H115]" office:value-type="float" office:value="21.060248146723" calcext:value-type="float">
            <text:p>21.060248146723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8118869024" calcext:value-type="float">
            <text:p>-0.08118869024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5]+[.S115]*[.H116]-[.D116]" office:value-type="float" office:value="21.060248146723" calcext:value-type="float">
            <text:p>21.060248146723</text:p>
          </table:table-cell>
          <table:table-cell table:formula="of:=[.D116]/[.H116]" office:value-type="float" office:value="0" calcext:value-type="float">
            <text:p>0</text:p>
          </table:table-cell>
          <table:table-cell table:formula="of:=[.R116]+[.S116]*[.H116]" office:value-type="float" office:value="21.060248146723" calcext:value-type="float">
            <text:p>21.060248146723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1176693462" calcext:value-type="float">
            <text:p>0.01176693462</text:p>
          </table:table-cell>
          <table:table-cell office:value-type="string" calcext:value-type="string">
            <text:p>Trend Pressure</text:p>
          </table:table-cell>
          <table:table-cell office:value-type="float" office:value="-0.567107750472595" calcext:value-type="float">
            <text:p>-0.56710775047259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6]+[.S116]*[.H117]-[.D117]" office:value-type="float" office:value="21.060248146723" calcext:value-type="float">
            <text:p>21.060248146723</text:p>
          </table:table-cell>
          <table:table-cell table:formula="of:=[.D117]/[.H117]" office:value-type="float" office:value="0" calcext:value-type="float">
            <text:p>0</text:p>
          </table:table-cell>
          <table:table-cell table:formula="of:=[.R117]+[.S117]*[.H117]" office:value-type="float" office:value="21.060248146723" calcext:value-type="float">
            <text:p>21.060248146723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5729999447" calcext:value-type="float">
            <text:p>0.05729999447</text:p>
          </table:table-cell>
          <table:table-cell office:value-type="string" calcext:value-type="string">
            <text:p>Trend Pressure</text:p>
          </table:table-cell>
          <table:table-cell office:value-type="float" office:value="-0.189035916824193" calcext:value-type="float">
            <text:p>-0.18903591682419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7]+[.S117]*[.H118]-[.D118]" office:value-type="float" office:value="21.060248146723" calcext:value-type="float">
            <text:p>21.060248146723</text:p>
          </table:table-cell>
          <table:table-cell table:formula="of:=[.D118]/[.H118]" office:value-type="float" office:value="0" calcext:value-type="float">
            <text:p>0</text:p>
          </table:table-cell>
          <table:table-cell table:formula="of:=[.R118]+[.S118]*[.H118]" office:value-type="float" office:value="21.060248146723" calcext:value-type="float">
            <text:p>21.060248146723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9578329907956" calcext:value-type="float">
            <text:p>15.9578329907956</text:p>
          </table:table-cell>
          <table:table-cell office:value-type="string" calcext:value-type="string">
            <text:p>Ideal$</text:p>
          </table:table-cell>
          <table:table-cell office:value-type="float" office:value="2.71987575620439" calcext:value-type="float">
            <text:p>2.71987575620439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128925612993015" calcext:value-type="float">
            <text:p>0.128925612993015</text:p>
          </table:table-cell>
          <table:table-cell office:value-type="string" calcext:value-type="string">
            <text:p>Order Pressure</text:p>
          </table:table-cell>
          <table:table-cell office:value-type="float" office:value="-0.05975363229" calcext:value-type="float">
            <text:p>-0.05975363229</text:p>
          </table:table-cell>
          <table:table-cell office:value-type="string" calcext:value-type="string">
            <text:p>Trend Pressure</text:p>
          </table:table-cell>
          <table:table-cell office:value-type="float" office:value="0.188679245283015" calcext:value-type="float">
            <text:p>0.18867924528301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8]+[.S118]*[.H119]-[.D119]" office:value-type="float" office:value="18.3403723905186" calcext:value-type="float">
            <text:p>18.3403723905186</text:p>
          </table:table-cell>
          <table:table-cell table:formula="of:=[.D119]/[.H119]" office:value-type="float" office:value="0.513184104944225" calcext:value-type="float">
            <text:p>0.513184104944225</text:p>
          </table:table-cell>
          <table:table-cell table:formula="of:=[.R119]+[.S119]*[.H119]" office:value-type="float" office:value="21.060248146723" calcext:value-type="float">
            <text:p>21.060248146723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6560360644" calcext:value-type="float">
            <text:p>-0.06560360644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19]+[.S119]*[.H120]-[.D120]" office:value-type="float" office:value="21.060248146723" calcext:value-type="float">
            <text:p>21.060248146723</text:p>
          </table:table-cell>
          <table:table-cell table:formula="of:=[.D120]/[.H120]" office:value-type="float" office:value="0" calcext:value-type="float">
            <text:p>0</text:p>
          </table:table-cell>
          <table:table-cell table:formula="of:=[.R120]+[.S120]*[.H120]" office:value-type="float" office:value="21.060248146723" calcext:value-type="float">
            <text:p>21.060248146723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2133501826109" calcext:value-type="float">
            <text:p>17.2133501826109</text:p>
          </table:table-cell>
          <table:table-cell office:value-type="string" calcext:value-type="string">
            <text:p>Ideal$</text:p>
          </table:table-cell>
          <table:table-cell office:value-type="float" office:value="1.46435856438912" calcext:value-type="float">
            <text:p>1.46435856438912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06941248148" calcext:value-type="float">
            <text:p>0.06941248148</text:p>
          </table:table-cell>
          <table:table-cell office:value-type="string" calcext:value-type="string">
            <text:p>Order Pressure</text:p>
          </table:table-cell>
          <table:table-cell office:value-type="float" office:value="0.06941248148" calcext:value-type="float">
            <text:p>0.06941248148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0]+[.S120]*[.H121]-[.D121]" office:value-type="float" office:value="19.5958895823339" calcext:value-type="float">
            <text:p>19.5958895823339</text:p>
          </table:table-cell>
          <table:table-cell table:formula="of:=[.D121]/[.H121]" office:value-type="float" office:value="0.276294068752664" calcext:value-type="float">
            <text:p>0.276294068752664</text:p>
          </table:table-cell>
          <table:table-cell table:formula="of:=[.R121]+[.S121]*[.H121]" office:value-type="float" office:value="21.060248146723" calcext:value-type="float">
            <text:p>21.060248146723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0229813336977" calcext:value-type="float">
            <text:p>17.0229813336977</text:p>
          </table:table-cell>
          <table:table-cell office:value-type="string" calcext:value-type="string">
            <text:p>Ideal$</text:p>
          </table:table-cell>
          <table:table-cell office:value-type="float" office:value="1.65472741330235" calcext:value-type="float">
            <text:p>1.65472741330235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07843621004" calcext:value-type="float">
            <text:p>0.07843621004</text:p>
          </table:table-cell>
          <table:table-cell office:value-type="string" calcext:value-type="string">
            <text:p>Order Pressure</text:p>
          </table:table-cell>
          <table:table-cell office:value-type="float" office:value="0.07843621004" calcext:value-type="float">
            <text:p>0.07843621004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1]+[.S121]*[.H122]-[.D122]" office:value-type="float" office:value="19.4055207334206" calcext:value-type="float">
            <text:p>19.4055207334206</text:p>
          </table:table-cell>
          <table:table-cell table:formula="of:=[.D122]/[.H122]" office:value-type="float" office:value="0.31221271949101" calcext:value-type="float">
            <text:p>0.31221271949101</text:p>
          </table:table-cell>
          <table:table-cell table:formula="of:=[.R122]+[.S122]*[.H122]" office:value-type="float" office:value="21.060248146723" calcext:value-type="float">
            <text:p>21.060248146723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1104994078883" calcext:value-type="float">
            <text:p>16.1104994078883</text:p>
          </table:table-cell>
          <table:table-cell office:value-type="string" calcext:value-type="string">
            <text:p>Ideal$</text:p>
          </table:table-cell>
          <table:table-cell office:value-type="float" office:value="2.56720933911173" calcext:value-type="float">
            <text:p>2.56720933911173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121689028247472" calcext:value-type="float">
            <text:p>0.121689028247472</text:p>
          </table:table-cell>
          <table:table-cell office:value-type="string" calcext:value-type="string">
            <text:p>Order Pressure</text:p>
          </table:table-cell>
          <table:table-cell office:value-type="float" office:value="-0.06663488889" calcext:value-type="float">
            <text:p>-0.06663488889</text:p>
          </table:table-cell>
          <table:table-cell office:value-type="string" calcext:value-type="string">
            <text:p>Trend Pressure</text:p>
          </table:table-cell>
          <table:table-cell office:value-type="float" office:value="0.188323917137472" calcext:value-type="float">
            <text:p>0.18832391713747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2]+[.S122]*[.H123]-[.D123]" office:value-type="float" office:value="18.4961609348062" calcext:value-type="float">
            <text:p>18.4961609348062</text:p>
          </table:table-cell>
          <table:table-cell table:formula="of:=[.D123]/[.H123]" office:value-type="float" office:value="0.483466918853432" calcext:value-type="float">
            <text:p>0.483466918853432</text:p>
          </table:table-cell>
          <table:table-cell table:formula="of:=[.R123]+[.S123]*[.H123]" office:value-type="float" office:value="21.0633702739179" calcext:value-type="float">
            <text:p>21.0633702739179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77708747" calcext:value-type="float">
            <text:p>18.67770874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63922885" calcext:value-type="float">
            <text:p>-0.063922885</text:p>
          </table:table-cell>
          <table:table-cell office:value-type="string" calcext:value-type="string">
            <text:p>Trend Pressure</text:p>
          </table:table-cell>
          <table:table-cell office:value-type="float" office:value="-0.188679245283015" calcext:value-type="float">
            <text:p>-0.18867924528301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3]+[.S123]*[.H124]-[.D124]" office:value-type="float" office:value="21.0585356047293" calcext:value-type="float">
            <text:p>21.0585356047293</text:p>
          </table:table-cell>
          <table:table-cell table:formula="of:=[.D124]/[.H124]" office:value-type="float" office:value="0" calcext:value-type="float">
            <text:p>0</text:p>
          </table:table-cell>
          <table:table-cell table:formula="of:=[.R124]+[.S124]*[.H124]" office:value-type="float" office:value="21.0585356047293" calcext:value-type="float">
            <text:p>21.0585356047293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7961423059241" calcext:value-type="float">
            <text:p>16.7961423059241</text:p>
          </table:table-cell>
          <table:table-cell office:value-type="string" calcext:value-type="string">
            <text:p>Ideal$</text:p>
          </table:table-cell>
          <table:table-cell office:value-type="float" office:value="1.91680740097594" calcext:value-type="float">
            <text:p>1.91680740097594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0907076148474725" calcext:value-type="float">
            <text:p>0.090707614847473</text:p>
          </table:table-cell>
          <table:table-cell office:value-type="string" calcext:value-type="string">
            <text:p>Order Pressure</text:p>
          </table:table-cell>
          <table:table-cell office:value-type="float" office:value="-0.09761630229" calcext:value-type="float">
            <text:p>-0.09761630229</text:p>
          </table:table-cell>
          <table:table-cell office:value-type="string" calcext:value-type="string">
            <text:p>Trend Pressure</text:p>
          </table:table-cell>
          <table:table-cell office:value-type="float" office:value="0.188323917137472" calcext:value-type="float">
            <text:p>0.18832391713747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4]+[.S124]*[.H125]-[.D125]" office:value-type="float" office:value="19.1417282037534" calcext:value-type="float">
            <text:p>19.1417282037534</text:p>
          </table:table-cell>
          <table:table-cell table:formula="of:=[.D125]/[.H125]" office:value-type="float" office:value="0.360980678149894" calcext:value-type="float">
            <text:p>0.360980678149894</text:p>
          </table:table-cell>
          <table:table-cell table:formula="of:=[.R125]+[.S125]*[.H125]" office:value-type="float" office:value="21.0585356047293" calcext:value-type="float">
            <text:p>21.0585356047293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072268272" calcext:value-type="float">
            <text:p>18.607226827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2.11048366624" calcext:value-type="float">
            <text:p>-2.11048366624</text:p>
          </table:table-cell>
          <table:table-cell office:value-type="string" calcext:value-type="string">
            <text:p>Trend Pressure</text:p>
          </table:table-cell>
          <table:table-cell office:value-type="float" office:value="-0.759013282732449" calcext:value-type="float">
            <text:p>-0.75901328273244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5]+[.S125]*[.H126]-[.D126]" office:value-type="float" office:value="21.0440963776034" calcext:value-type="float">
            <text:p>21.0440963776034</text:p>
          </table:table-cell>
          <table:table-cell table:formula="of:=[.D126]/[.H126]" office:value-type="float" office:value="0" calcext:value-type="float">
            <text:p>0</text:p>
          </table:table-cell>
          <table:table-cell table:formula="of:=[.R126]+[.S126]*[.H126]" office:value-type="float" office:value="21.0440963776034" calcext:value-type="float">
            <text:p>21.0440963776034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7129497069" calcext:value-type="float">
            <text:p>18.712949706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3860816969" calcext:value-type="float">
            <text:p>-0.03860816969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6]+[.S126]*[.H127]-[.D127]" office:value-type="float" office:value="21.0440963776034" calcext:value-type="float">
            <text:p>21.0440963776034</text:p>
          </table:table-cell>
          <table:table-cell table:formula="of:=[.D127]/[.H127]" office:value-type="float" office:value="0" calcext:value-type="float">
            <text:p>0</text:p>
          </table:table-cell>
          <table:table-cell table:formula="of:=[.R127]+[.S127]*[.H127]" office:value-type="float" office:value="21.0440963776034" calcext:value-type="float">
            <text:p>21.0440963776034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9307451765378" calcext:value-type="float">
            <text:p>15.9307451765378</text:p>
          </table:table-cell>
          <table:table-cell office:value-type="string" calcext:value-type="string">
            <text:p>Ideal$</text:p>
          </table:table-cell>
          <table:table-cell office:value-type="float" office:value="2.74696357046221" calcext:value-type="float">
            <text:p>2.74696357046221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130209610267472" calcext:value-type="float">
            <text:p>0.130209610267472</text:p>
          </table:table-cell>
          <table:table-cell office:value-type="string" calcext:value-type="string">
            <text:p>Order Pressure</text:p>
          </table:table-cell>
          <table:table-cell office:value-type="float" office:value="-0.05811430687" calcext:value-type="float">
            <text:p>-0.05811430687</text:p>
          </table:table-cell>
          <table:table-cell office:value-type="string" calcext:value-type="string">
            <text:p>Trend Pressure</text:p>
          </table:table-cell>
          <table:table-cell office:value-type="float" office:value="0.188323917137472" calcext:value-type="float">
            <text:p>0.18832391713747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7]+[.S127]*[.H128]-[.D128]" office:value-type="float" office:value="18.2971328071411" calcext:value-type="float">
            <text:p>18.2971328071411</text:p>
          </table:table-cell>
          <table:table-cell table:formula="of:=[.D128]/[.H128]" office:value-type="float" office:value="0.517318939823391" calcext:value-type="float">
            <text:p>0.517318939823391</text:p>
          </table:table-cell>
          <table:table-cell table:formula="of:=[.R128]+[.S128]*[.H128]" office:value-type="float" office:value="21.0440963776034" calcext:value-type="float">
            <text:p>21.0440963776034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92777237599" calcext:value-type="float">
            <text:p>14.92777237599</text:p>
          </table:table-cell>
          <table:table-cell office:value-type="string" calcext:value-type="string">
            <text:p>Ideal$</text:p>
          </table:table-cell>
          <table:table-cell office:value-type="float" office:value="3.78517733090997" calcext:value-type="float">
            <text:p>3.78517733090997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Coefficient</text:p>
          </table:table-cell>
          <table:table-cell office:value-type="float" office:value="0.179123060192043" calcext:value-type="float">
            <text:p>0.179123060192043</text:p>
          </table:table-cell>
          <table:table-cell office:value-type="string" calcext:value-type="string">
            <text:p>Order Pressure</text:p>
          </table:table-cell>
          <table:table-cell office:value-type="float" office:value="-0.00884686462" calcext:value-type="float">
            <text:p>-0.00884686462</text:p>
          </table:table-cell>
          <table:table-cell office:value-type="string" calcext:value-type="string">
            <text:p>Trend Pressure</text:p>
          </table:table-cell>
          <table:table-cell office:value-type="float" office:value="0.187969924812043" calcext:value-type="float">
            <text:p>0.18796992481204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8]+[.S128]*[.H129]-[.D129]" office:value-type="float" office:value="17.2640922360916" calcext:value-type="float">
            <text:p>17.2640922360916</text:p>
          </table:table-cell>
          <table:table-cell table:formula="of:=[.D129]/[.H129]" office:value-type="float" office:value="0.711499498291349" calcext:value-type="float">
            <text:p>0.711499498291349</text:p>
          </table:table-cell>
          <table:table-cell table:formula="of:=[.R129]+[.S129]*[.H129]" office:value-type="float" office:value="21.0492695670016" calcext:value-type="float">
            <text:p>21.0492695670016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1212424079397" calcext:value-type="float">
            <text:p>16.1212424079397</text:p>
          </table:table-cell>
          <table:table-cell office:value-type="string" calcext:value-type="string">
            <text:p>Ideal$</text:p>
          </table:table-cell>
          <table:table-cell office:value-type="float" office:value="2.59170729896025" calcext:value-type="float">
            <text:p>2.59170729896025</text:p>
          </table:table-cell>
          <table:table-cell office:value-type="string" calcext:value-type="string">
            <text:p>Total$</text:p>
          </table:table-cell>
          <table:table-cell office:value-type="float" office:value="21.1317142910119" calcext:value-type="float">
            <text:p>21.1317142910119</text:p>
          </table:table-cell>
          <table:table-cell office:value-type="string" calcext:value-type="string">
            <text:p>Price$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efficient</text:p>
          </table:table-cell>
          <table:table-cell office:value-type="float" office:value="0.12264538803" calcext:value-type="float">
            <text:p>0.12264538803</text:p>
          </table:table-cell>
          <table:table-cell office:value-type="string" calcext:value-type="string">
            <text:p>Order Pressure</text:p>
          </table:table-cell>
          <table:table-cell office:value-type="float" office:value="0.12264538803" calcext:value-type="float">
            <text:p>0.1226453880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29]+[.S129]*[.H130]-[.D130]" office:value-type="float" office:value="18.4433322780755" calcext:value-type="float">
            <text:p>18.4433322780755</text:p>
          </table:table-cell>
          <table:table-cell table:formula="of:=[.D130]/[.H130]" office:value-type="float" office:value="0.489001377162312" calcext:value-type="float">
            <text:p>0.489001377162312</text:p>
          </table:table-cell>
          <table:table-cell table:formula="of:=[.R130]+[.S130]*[.H130]" office:value-type="float" office:value="21.0350395770358" calcext:value-type="float">
            <text:p>21.035039577035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2.1024786311358" calcext:value-type="float">
            <text:p>12.1024786311358</text:p>
          </table:table-cell>
          <table:table-cell office:value-type="string" calcext:value-type="string">
            <text:p>Ideal$</text:p>
          </table:table-cell>
          <table:table-cell office:value-type="float" office:value="6.5752301158642" calcext:value-type="float">
            <text:p>6.5752301158642</text:p>
          </table:table-cell>
          <table:table-cell office:value-type="string" calcext:value-type="string">
            <text:p>Total$</text:p>
          </table:table-cell>
          <table:table-cell office:value-type="float" office:value="21.0964733311119" calcext:value-type="float">
            <text:p>21.0964733311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311674373847472" calcext:value-type="float">
            <text:p>0.311674373847472</text:p>
          </table:table-cell>
          <table:table-cell office:value-type="string" calcext:value-type="string">
            <text:p>Order Pressure</text:p>
          </table:table-cell>
          <table:table-cell office:value-type="float" office:value="0.12335045671" calcext:value-type="float">
            <text:p>0.12335045671</text:p>
          </table:table-cell>
          <table:table-cell office:value-type="string" calcext:value-type="string">
            <text:p>Trend Pressure</text:p>
          </table:table-cell>
          <table:table-cell office:value-type="float" office:value="0.188323917137472" calcext:value-type="float">
            <text:p>0.18832391713747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0]+[.S130]*[.H131]-[.D131]" office:value-type="float" office:value="14.4646994749432" calcext:value-type="float">
            <text:p>14.4646994749432</text:p>
          </table:table-cell>
          <table:table-cell table:formula="of:=[.D131]/[.H131]" office:value-type="float" office:value="1.23827309149985" calcext:value-type="float">
            <text:p>1.23827309149985</text:p>
          </table:table-cell>
          <table:table-cell table:formula="of:=[.R131]+[.S131]*[.H131]" office:value-type="float" office:value="21.0399295908074" calcext:value-type="float">
            <text:p>21.0399295908074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6072268272" calcext:value-type="float">
            <text:p>18.6072268272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1.0259914113119" calcext:value-type="float">
            <text:p>21.0259914113119</text:p>
          </table:table-cell>
          <table:table-cell office:value-type="string" calcext:value-type="string">
            <text:p>Price$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33944460011" calcext:value-type="float">
            <text:p>0.33944460011</text:p>
          </table:table-cell>
          <table:table-cell office:value-type="string" calcext:value-type="string">
            <text:p>Trend Pressure</text:p>
          </table:table-cell>
          <table:table-cell office:value-type="float" office:value="-0.568181818181806" calcext:value-type="float">
            <text:p>-0.568181818181806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1]+[.S131]*[.H132]-[.D132]" office:value-type="float" office:value="21.0027813980624" calcext:value-type="float">
            <text:p>21.0027813980624</text:p>
          </table:table-cell>
          <table:table-cell table:formula="of:=[.D132]/[.H132]" office:value-type="float" office:value="0" calcext:value-type="float">
            <text:p>0</text:p>
          </table:table-cell>
          <table:table-cell table:formula="of:=[.R132]+[.S132]*[.H132]" office:value-type="float" office:value="21.0027813980624" calcext:value-type="float">
            <text:p>21.0027813980624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605401079" calcext:value-type="float">
            <text:p>18.360540107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4758874133" calcext:value-type="float">
            <text:p>-0.04758874133</text:p>
          </table:table-cell>
          <table:table-cell office:value-type="string" calcext:value-type="string">
            <text:p>Trend Pressure</text:p>
          </table:table-cell>
          <table:table-cell office:value-type="float" office:value="-1.72744721689059" calcext:value-type="float">
            <text:p>-1.7274472168905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2]+[.S132]*[.H133]-[.D133]" office:value-type="float" office:value="21.0027813980624" calcext:value-type="float">
            <text:p>21.0027813980624</text:p>
          </table:table-cell>
          <table:table-cell table:formula="of:=[.D133]/[.H133]" office:value-type="float" office:value="0" calcext:value-type="float">
            <text:p>0</text:p>
          </table:table-cell>
          <table:table-cell table:formula="of:=[.R133]+[.S133]*[.H133]" office:value-type="float" office:value="21.0027813980624" calcext:value-type="float">
            <text:p>21.0027813980624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957810678" calcext:value-type="float">
            <text:p>18.395781067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6587921588" calcext:value-type="float">
            <text:p>-0.06587921588</text:p>
          </table:table-cell>
          <table:table-cell office:value-type="string" calcext:value-type="string">
            <text:p>Trend Pressure</text:p>
          </table:table-cell>
          <table:table-cell office:value-type="float" office:value="-0.574712643678166" calcext:value-type="float">
            <text:p>-0.574712643678166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3]+[.S133]*[.H134]-[.D134]" office:value-type="float" office:value="21.0027813980624" calcext:value-type="float">
            <text:p>21.0027813980624</text:p>
          </table:table-cell>
          <table:table-cell table:formula="of:=[.D134]/[.H134]" office:value-type="float" office:value="0" calcext:value-type="float">
            <text:p>0</text:p>
          </table:table-cell>
          <table:table-cell table:formula="of:=[.R134]+[.S134]*[.H134]" office:value-type="float" office:value="21.0027813980624" calcext:value-type="float">
            <text:p>21.0027813980624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4310220277" calcext:value-type="float">
            <text:p>18.431022027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931901327" calcext:value-type="float">
            <text:p>-0.093190132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4]+[.S134]*[.H135]-[.D135]" office:value-type="float" office:value="21.0027813980624" calcext:value-type="float">
            <text:p>21.0027813980624</text:p>
          </table:table-cell>
          <table:table-cell table:formula="of:=[.D135]/[.H135]" office:value-type="float" office:value="0" calcext:value-type="float">
            <text:p>0</text:p>
          </table:table-cell>
          <table:table-cell table:formula="of:=[.R135]+[.S135]*[.H135]" office:value-type="float" office:value="21.0027813980624" calcext:value-type="float">
            <text:p>21.0027813980624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3893822575477" calcext:value-type="float">
            <text:p>16.3893822575477</text:p>
          </table:table-cell>
          <table:table-cell office:value-type="string" calcext:value-type="string">
            <text:p>Ideal$</text:p>
          </table:table-cell>
          <table:table-cell office:value-type="float" office:value="2.04163977015231" calcext:value-type="float">
            <text:p>2.04163977015231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0979213748401468" calcext:value-type="float">
            <text:p>0.097921374840147</text:p>
          </table:table-cell>
          <table:table-cell office:value-type="string" calcext:value-type="string">
            <text:p>Order Pressure</text:p>
          </table:table-cell>
          <table:table-cell office:value-type="float" office:value="-0.09328321407" calcext:value-type="float">
            <text:p>-0.09328321407</text:p>
          </table:table-cell>
          <table:table-cell office:value-type="string" calcext:value-type="string">
            <text:p>Trend Pressure</text:p>
          </table:table-cell>
          <table:table-cell office:value-type="float" office:value="0.191204588910147" calcext:value-type="float">
            <text:p>0.19120458891014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5]+[.S135]*[.H136]-[.D136]" office:value-type="float" office:value="18.9611416279101" calcext:value-type="float">
            <text:p>18.9611416279101</text:p>
          </table:table-cell>
          <table:table-cell table:formula="of:=[.D136]/[.H136]" office:value-type="float" office:value="0.390370892954552" calcext:value-type="float">
            <text:p>0.390370892954552</text:p>
          </table:table-cell>
          <table:table-cell table:formula="of:=[.R136]+[.S136]*[.H136]" office:value-type="float" office:value="21.0027813980624" calcext:value-type="float">
            <text:p>21.0027813980624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4310220277" calcext:value-type="float">
            <text:p>18.431022027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3661253593" calcext:value-type="float">
            <text:p>-0.03661253593</text:p>
          </table:table-cell>
          <table:table-cell office:value-type="string" calcext:value-type="string">
            <text:p>Trend Pressure</text:p>
          </table:table-cell>
          <table:table-cell office:value-type="float" office:value="-0.191570881226067" calcext:value-type="float">
            <text:p>-0.19157088122606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6]+[.S136]*[.H137]-[.D137]" office:value-type="float" office:value="20.9988776891328" calcext:value-type="float">
            <text:p>20.9988776891328</text:p>
          </table:table-cell>
          <table:table-cell table:formula="of:=[.D137]/[.H137]" office:value-type="float" office:value="0" calcext:value-type="float">
            <text:p>0</text:p>
          </table:table-cell>
          <table:table-cell table:formula="of:=[.R137]+[.S137]*[.H137]" office:value-type="float" office:value="20.9988776891328" calcext:value-type="float">
            <text:p>20.9988776891328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4920108227053" calcext:value-type="float">
            <text:p>14.4920108227053</text:p>
          </table:table-cell>
          <table:table-cell office:value-type="string" calcext:value-type="string">
            <text:p>Ideal$</text:p>
          </table:table-cell>
          <table:table-cell office:value-type="float" office:value="3.8685292851947" calcext:value-type="float">
            <text:p>3.8685292851947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186172220030147" calcext:value-type="float">
            <text:p>0.186172220030147</text:p>
          </table:table-cell>
          <table:table-cell office:value-type="string" calcext:value-type="string">
            <text:p>Order Pressure</text:p>
          </table:table-cell>
          <table:table-cell office:value-type="float" office:value="-0.00503236888" calcext:value-type="float">
            <text:p>-0.00503236888</text:p>
          </table:table-cell>
          <table:table-cell office:value-type="string" calcext:value-type="string">
            <text:p>Trend Pressure</text:p>
          </table:table-cell>
          <table:table-cell office:value-type="float" office:value="0.191204588910147" calcext:value-type="float">
            <text:p>0.19120458891014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7]+[.S137]*[.H138]-[.D138]" office:value-type="float" office:value="17.1303484039381" calcext:value-type="float">
            <text:p>17.1303484039381</text:p>
          </table:table-cell>
          <table:table-cell table:formula="of:=[.D138]/[.H138]" office:value-type="float" office:value="0.739680551662467" calcext:value-type="float">
            <text:p>0.739680551662467</text:p>
          </table:table-cell>
          <table:table-cell table:formula="of:=[.R138]+[.S138]*[.H138]" office:value-type="float" office:value="20.9988776891328" calcext:value-type="float">
            <text:p>20.9988776891328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25299148" calcext:value-type="float">
            <text:p>18.32529914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440637321119" calcext:value-type="float">
            <text:p>20.7440637321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7785286473" calcext:value-type="float">
            <text:p>-0.07785286473</text:p>
          </table:table-cell>
          <table:table-cell office:value-type="string" calcext:value-type="string">
            <text:p>Trend Pressure</text:p>
          </table:table-cell>
          <table:table-cell office:value-type="float" office:value="-0.38387715930903" calcext:value-type="float">
            <text:p>-0.3838771593090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8]+[.S138]*[.H139]-[.D139]" office:value-type="float" office:value="20.9840840780996" calcext:value-type="float">
            <text:p>20.9840840780996</text:p>
          </table:table-cell>
          <table:table-cell table:formula="of:=[.D139]/[.H139]" office:value-type="float" office:value="0" calcext:value-type="float">
            <text:p>0</text:p>
          </table:table-cell>
          <table:table-cell table:formula="of:=[.R139]+[.S139]*[.H139]" office:value-type="float" office:value="20.9840840780996" calcext:value-type="float">
            <text:p>20.9840840780996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1843353084" calcext:value-type="float">
            <text:p>18.1843353084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6030998925119" calcext:value-type="float">
            <text:p>20.6030998925119</text:p>
          </table:table-cell>
          <table:table-cell office:value-type="string" calcext:value-type="string">
            <text:p>Price$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97531208" calcext:value-type="float">
            <text:p>-0.297531208</text:p>
          </table:table-cell>
          <table:table-cell office:value-type="string" calcext:value-type="string">
            <text:p>Trend Pressure</text:p>
          </table:table-cell>
          <table:table-cell office:value-type="float" office:value="-1.16504854368931" calcext:value-type="float">
            <text:p>-1.16504854368931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39]+[.S139]*[.H140]-[.D140]" office:value-type="float" office:value="20.9840840780996" calcext:value-type="float">
            <text:p>20.9840840780996</text:p>
          </table:table-cell>
          <table:table-cell table:formula="of:=[.D140]/[.H140]" office:value-type="float" office:value="0" calcext:value-type="float">
            <text:p>0</text:p>
          </table:table-cell>
          <table:table-cell table:formula="of:=[.R140]+[.S140]*[.H140]" office:value-type="float" office:value="20.9840840780996" calcext:value-type="float">
            <text:p>20.9840840780996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3.26514177514711" calcext:value-type="float">
            <text:p>3.26514177514711</text:p>
          </table:table-cell>
          <table:table-cell office:value-type="string" calcext:value-type="string">
            <text:p>Ideal$</text:p>
          </table:table-cell>
          <table:table-cell office:value-type="float" office:value="15.0249164129529" calcext:value-type="float">
            <text:p>15.0249164129529</text:p>
          </table:table-cell>
          <table:table-cell office:value-type="string" calcext:value-type="string">
            <text:p>Total$</text:p>
          </table:table-cell>
          <table:table-cell office:value-type="float" office:value="20.7088227722119" calcext:value-type="float">
            <text:p>20.7088227722119</text:p>
          </table:table-cell>
          <table:table-cell office:value-type="string" calcext:value-type="string">
            <text:p>Price$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Coefficient</text:p>
          </table:table-cell>
          <table:table-cell office:value-type="float" office:value="0.725532135661234" calcext:value-type="float">
            <text:p>0.725532135661234</text:p>
          </table:table-cell>
          <table:table-cell office:value-type="string" calcext:value-type="string">
            <text:p>Order Pressure</text:p>
          </table:table-cell>
          <table:table-cell office:value-type="float" office:value="-0.04518077378" calcext:value-type="float">
            <text:p>-0.04518077378</text:p>
          </table:table-cell>
          <table:table-cell office:value-type="string" calcext:value-type="string">
            <text:p>Trend Pressure</text:p>
          </table:table-cell>
          <table:table-cell office:value-type="float" office:value="0.770712909441234" calcext:value-type="float">
            <text:p>0.770712909441234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0]+[.S140]*[.H141]-[.D141]" office:value-type="float" office:value="5.9591676651467" calcext:value-type="float">
            <text:p>5.9591676651467</text:p>
          </table:table-cell>
          <table:table-cell table:formula="of:=[.D141]/[.H141]" office:value-type="float" office:value="2.89497426068456" calcext:value-type="float">
            <text:p>2.89497426068456</text:p>
          </table:table-cell>
          <table:table-cell table:formula="of:=[.R141]+[.S141]*[.H141]" office:value-type="float" office:value="20.9840840780996" calcext:value-type="float">
            <text:p>20.9840840780996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25299148" calcext:value-type="float">
            <text:p>18.32529914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440637321119" calcext:value-type="float">
            <text:p>20.7440637321119</text:p>
          </table:table-cell>
          <table:table-cell office:value-type="string" calcext:value-type="string">
            <text:p>Price$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1.08413847406" calcext:value-type="float">
            <text:p>-1.08413847406</text:p>
          </table:table-cell>
          <table:table-cell office:value-type="string" calcext:value-type="string">
            <text:p>Trend Pressure</text:p>
          </table:table-cell>
          <table:table-cell office:value-type="float" office:value="0.192307692307688" calcext:value-type="float">
            <text:p>0.192307692307688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1]+[.S141]*[.H142]-[.D142]" office:value-type="float" office:value="21.0130338207064" calcext:value-type="float">
            <text:p>21.0130338207064</text:p>
          </table:table-cell>
          <table:table-cell table:formula="of:=[.D142]/[.H142]" office:value-type="float" office:value="0" calcext:value-type="float">
            <text:p>0</text:p>
          </table:table-cell>
          <table:table-cell table:formula="of:=[.R142]+[.S142]*[.H142]" office:value-type="float" office:value="21.0130338207064" calcext:value-type="float">
            <text:p>21.0130338207064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25299148" calcext:value-type="float">
            <text:p>18.32529914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440637321119" calcext:value-type="float">
            <text:p>20.7440637321119</text:p>
          </table:table-cell>
          <table:table-cell office:value-type="string" calcext:value-type="string">
            <text:p>Price$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889090133" calcext:value-type="float">
            <text:p>-0.0889090133</text:p>
          </table:table-cell>
          <table:table-cell office:value-type="string" calcext:value-type="string">
            <text:p>Trend Pressure</text:p>
          </table:table-cell>
          <table:table-cell office:value-type="float" office:value="-0.192307692307688" calcext:value-type="float">
            <text:p>-0.192307692307688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2]+[.S142]*[.H143]-[.D143]" office:value-type="float" office:value="21.0130338207064" calcext:value-type="float">
            <text:p>21.0130338207064</text:p>
          </table:table-cell>
          <table:table-cell table:formula="of:=[.D143]/[.H143]" office:value-type="float" office:value="0" calcext:value-type="float">
            <text:p>0</text:p>
          </table:table-cell>
          <table:table-cell table:formula="of:=[.R143]+[.S143]*[.H143]" office:value-type="float" office:value="21.0130338207064" calcext:value-type="float">
            <text:p>21.0130338207064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8791024701539" calcext:value-type="float">
            <text:p>17.8791024701539</text:p>
          </table:table-cell>
          <table:table-cell office:value-type="string" calcext:value-type="string">
            <text:p>Ideal$</text:p>
          </table:table-cell>
          <table:table-cell office:value-type="float" office:value="0.446196677846142" calcext:value-type="float">
            <text:p>0.446196677846142</text:p>
          </table:table-cell>
          <table:table-cell office:value-type="string" calcext:value-type="string">
            <text:p>Total$</text:p>
          </table:table-cell>
          <table:table-cell office:value-type="float" office:value="20.7440637321119" calcext:value-type="float">
            <text:p>20.7440637321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0215096079345065" calcext:value-type="float">
            <text:p>0.021509607934507</text:p>
          </table:table-cell>
          <table:table-cell office:value-type="string" calcext:value-type="string">
            <text:p>Order Pressure</text:p>
          </table:table-cell>
          <table:table-cell office:value-type="float" office:value="-0.17042897172" calcext:value-type="float">
            <text:p>-0.17042897172</text:p>
          </table:table-cell>
          <table:table-cell office:value-type="string" calcext:value-type="string">
            <text:p>Trend Pressure</text:p>
          </table:table-cell>
          <table:table-cell office:value-type="float" office:value="0.191938579654507" calcext:value-type="float">
            <text:p>0.19193857965450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3]+[.S143]*[.H144]-[.D144]" office:value-type="float" office:value="20.5668371428603" calcext:value-type="float">
            <text:p>20.5668371428603</text:p>
          </table:table-cell>
          <table:table-cell table:formula="of:=[.D144]/[.H144]" office:value-type="float" office:value="0.0856423565923498" calcext:value-type="float">
            <text:p>0.08564235659235</text:p>
          </table:table-cell>
          <table:table-cell table:formula="of:=[.R144]+[.S144]*[.H144]" office:value-type="float" office:value="21.0130338207064" calcext:value-type="float">
            <text:p>21.0130338207064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605401079" calcext:value-type="float">
            <text:p>18.360540107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29093986" calcext:value-type="float">
            <text:p>-0.29093986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4]+[.S144]*[.H145]-[.D145]" office:value-type="float" office:value="21.0130338207064" calcext:value-type="float">
            <text:p>21.0130338207064</text:p>
          </table:table-cell>
          <table:table-cell table:formula="of:=[.D145]/[.H145]" office:value-type="float" office:value="0" calcext:value-type="float">
            <text:p>0</text:p>
          </table:table-cell>
          <table:table-cell table:formula="of:=[.R145]+[.S145]*[.H145]" office:value-type="float" office:value="21.0130338207064" calcext:value-type="float">
            <text:p>21.0130338207064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605401079" calcext:value-type="float">
            <text:p>18.360540107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9734374883" calcext:value-type="float">
            <text:p>-0.09734374883</text:p>
          </table:table-cell>
          <table:table-cell office:value-type="string" calcext:value-type="string">
            <text:p>Trend Pressure</text:p>
          </table:table-cell>
          <table:table-cell office:value-type="float" office:value="-0.192307692307688" calcext:value-type="float">
            <text:p>-0.192307692307688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5]+[.S145]*[.H146]-[.D146]" office:value-type="float" office:value="21.0130338207064" calcext:value-type="float">
            <text:p>21.0130338207064</text:p>
          </table:table-cell>
          <table:table-cell table:formula="of:=[.D146]/[.H146]" office:value-type="float" office:value="0" calcext:value-type="float">
            <text:p>0</text:p>
          </table:table-cell>
          <table:table-cell table:formula="of:=[.R146]+[.S146]*[.H146]" office:value-type="float" office:value="21.0130338207064" calcext:value-type="float">
            <text:p>21.0130338207064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25299148" calcext:value-type="float">
            <text:p>18.32529914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7440637321119" calcext:value-type="float">
            <text:p>20.7440637321119</text:p>
          </table:table-cell>
          <table:table-cell office:value-type="string" calcext:value-type="string">
            <text:p>Price$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1493730669" calcext:value-type="float">
            <text:p>-0.01493730669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6]+[.S146]*[.H147]-[.D147]" office:value-type="float" office:value="21.0130338207064" calcext:value-type="float">
            <text:p>21.0130338207064</text:p>
          </table:table-cell>
          <table:table-cell table:formula="of:=[.D147]/[.H147]" office:value-type="float" office:value="0" calcext:value-type="float">
            <text:p>0</text:p>
          </table:table-cell>
          <table:table-cell table:formula="of:=[.R147]+[.S147]*[.H147]" office:value-type="float" office:value="21.0130338207064" calcext:value-type="float">
            <text:p>21.0130338207064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3041621796665" calcext:value-type="float">
            <text:p>16.3041621796665</text:p>
          </table:table-cell>
          <table:table-cell office:value-type="string" calcext:value-type="string">
            <text:p>Ideal$</text:p>
          </table:table-cell>
          <table:table-cell office:value-type="float" office:value="2.05637792823352" calcext:value-type="float">
            <text:p>2.05637792823352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0989627881545065" calcext:value-type="float">
            <text:p>0.098962788154507</text:p>
          </table:table-cell>
          <table:table-cell office:value-type="string" calcext:value-type="string">
            <text:p>Order Pressure</text:p>
          </table:table-cell>
          <table:table-cell office:value-type="float" office:value="-0.0929757915" calcext:value-type="float">
            <text:p>-0.0929757915</text:p>
          </table:table-cell>
          <table:table-cell office:value-type="string" calcext:value-type="string">
            <text:p>Trend Pressure</text:p>
          </table:table-cell>
          <table:table-cell office:value-type="float" office:value="0.191938579654507" calcext:value-type="float">
            <text:p>0.19193857965450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7]+[.S147]*[.H148]-[.D148]" office:value-type="float" office:value="18.9566558924729" calcext:value-type="float">
            <text:p>18.9566558924729</text:p>
          </table:table-cell>
          <table:table-cell table:formula="of:=[.D148]/[.H148]" office:value-type="float" office:value="0.394698258778026" calcext:value-type="float">
            <text:p>0.394698258778026</text:p>
          </table:table-cell>
          <table:table-cell table:formula="of:=[.R148]+[.S148]*[.H148]" office:value-type="float" office:value="21.0130338207064" calcext:value-type="float">
            <text:p>21.0130338207064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Pressure</text:p>
          </table:table-cell>
          <table:table-cell office:value-type="float" office:value="0.7372272323" calcext:value-type="float">
            <text:p>0.7372272323</text:p>
          </table:table-cell>
          <table:table-cell office:value-type="string" calcext:value-type="string">
            <text:p>Trend Pressure</text:p>
          </table:table-cell>
          <table:table-cell office:value-type="float" office:value="0.383141762452099" calcext:value-type="float">
            <text:p>0.383141762452099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8]+[.S148]*[.H149]-[.D149]" office:value-type="float" office:value="0.237676111282319" calcext:value-type="float">
            <text:p>0.237676111282319</text:p>
          </table:table-cell>
          <table:table-cell table:formula="of:=[.D149]/[.H149]" office:value-type="float" office:value="3.98070971111339" calcext:value-type="float">
            <text:p>3.98070971111339</text:p>
          </table:table-cell>
          <table:table-cell table:formula="of:=[.R149]+[.S149]*[.H149]" office:value-type="float" office:value="21.0169808032942" calcext:value-type="float">
            <text:p>21.0169808032942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6.75899614517617" calcext:value-type="float">
            <text:p>6.75899614517617</text:p>
          </table:table-cell>
          <table:table-cell office:value-type="string" calcext:value-type="string">
            <text:p>Ideal$</text:p>
          </table:table-cell>
          <table:table-cell office:value-type="float" office:value="11.6367849226238" calcext:value-type="float">
            <text:p>11.6367849226238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559069850345493" calcext:value-type="float">
            <text:p>0.559069850345493</text:p>
          </table:table-cell>
          <table:table-cell office:value-type="string" calcext:value-type="string">
            <text:p>Order Pressure</text:p>
          </table:table-cell>
          <table:table-cell office:value-type="float" office:value="0.75100843" calcext:value-type="float">
            <text:p>0.75100843</text:p>
          </table:table-cell>
          <table:table-cell office:value-type="string" calcext:value-type="string">
            <text:p>Trend Pressure</text:p>
          </table:table-cell>
          <table:table-cell office:value-type="float" office:value="-0.191938579654507" calcext:value-type="float">
            <text:p>-0.19193857965450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49]+[.S149]*[.H150]-[.D150]" office:value-type="float" office:value="9.34038878355926" calcext:value-type="float">
            <text:p>9.34038878355926</text:p>
          </table:table-cell>
          <table:table-cell table:formula="of:=[.D150]/[.H150]" office:value-type="float" office:value="2.23354796979344" calcext:value-type="float">
            <text:p>2.23354796979344</text:p>
          </table:table-cell>
          <table:table-cell table:formula="of:=[.R150]+[.S150]*[.H150]" office:value-type="float" office:value="20.9771737061831" calcext:value-type="float">
            <text:p>20.9771737061831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Pressure</text:p>
          </table:table-cell>
          <table:table-cell office:value-type="float" office:value="1.21525715467" calcext:value-type="float">
            <text:p>1.2152571546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0]+[.S150]*[.H151]-[.D151]" office:value-type="float" office:value="0.162628054271185" calcext:value-type="float">
            <text:p>0.162628054271185</text:p>
          </table:table-cell>
          <table:table-cell table:formula="of:=[.D151]/[.H151]" office:value-type="float" office:value="3.99511432858194" calcext:value-type="float">
            <text:p>3.99511432858194</text:p>
          </table:table-cell>
          <table:table-cell table:formula="of:=[.R151]+[.S151]*[.H151]" office:value-type="float" office:value="20.9771737061831" calcext:value-type="float">
            <text:p>20.9771737061831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Buy</text:p>
          </table:table-cell>
          <table:table-cell office:value-type="float" office:value="2.4187645841119" calcext:value-type="float">
            <text:p>2.4187645841119</text:p>
          </table:table-cell>
          <table:table-cell office:value-type="string" calcext:value-type="string">
            <text:p>Ide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 Pressure</text:p>
          </table:table-cell>
          <table:table-cell office:value-type="float" office:value="1.97939420877" calcext:value-type="float">
            <text:p>1.97939420877</text:p>
          </table:table-cell>
          <table:table-cell office:value-type="string" calcext:value-type="string">
            <text:p>Trend Pressure</text:p>
          </table:table-cell>
          <table:table-cell office:value-type="float" office:value="0.19157088122605" calcext:value-type="float">
            <text:p>0.1915708812260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1]+[.S151]*[.H152]-[.D152]" office:value-type="float" office:value="0.202579197557004" calcext:value-type="float">
            <text:p>0.202579197557004</text:p>
          </table:table-cell>
          <table:table-cell table:formula="of:=[.D152]/[.H152]" office:value-type="float" office:value="3.98746085285669" calcext:value-type="float">
            <text:p>3.98746085285669</text:p>
          </table:table-cell>
          <table:table-cell table:formula="of:=[.R152]+[.S152]*[.H152]" office:value-type="float" office:value="21.0171248494689" calcext:value-type="float">
            <text:p>21.0171248494689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.00759328029932" calcext:value-type="float">
            <text:p>1.00759328029932</text:p>
          </table:table-cell>
          <table:table-cell office:value-type="string" calcext:value-type="string">
            <text:p>Ideal$</text:p>
          </table:table-cell>
          <table:table-cell office:value-type="float" office:value="17.3881877875007" calcext:value-type="float">
            <text:p>17.3881877875007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835386372505494" calcext:value-type="float">
            <text:p>0.835386372505494</text:p>
          </table:table-cell>
          <table:table-cell office:value-type="string" calcext:value-type="string">
            <text:p>Order Pressure</text:p>
          </table:table-cell>
          <table:table-cell office:value-type="float" office:value="1.02732495216" calcext:value-type="float">
            <text:p>1.02732495216</text:p>
          </table:table-cell>
          <table:table-cell office:value-type="string" calcext:value-type="string">
            <text:p>Trend Pressure</text:p>
          </table:table-cell>
          <table:table-cell office:value-type="float" office:value="-0.191938579654507" calcext:value-type="float">
            <text:p>-0.19193857965450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2]+[.S152]*[.H153]-[.D153]" office:value-type="float" office:value="3.58906245343966" calcext:value-type="float">
            <text:p>3.58906245343966</text:p>
          </table:table-cell>
          <table:table-cell table:formula="of:=[.D153]/[.H153]" office:value-type="float" office:value="3.33746406669879" calcext:value-type="float">
            <text:p>3.33746406669879</text:p>
          </table:table-cell>
          <table:table-cell table:formula="of:=[.R153]+[.S153]*[.H153]" office:value-type="float" office:value="20.9772502409403" calcext:value-type="float">
            <text:p>20.977250240940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.00759328029932" calcext:value-type="float">
            <text:p>1.00759328029932</text:p>
          </table:table-cell>
          <table:table-cell office:value-type="string" calcext:value-type="string">
            <text:p>Ideal$</text:p>
          </table:table-cell>
          <table:table-cell office:value-type="float" office:value="17.3881877875007" calcext:value-type="float">
            <text:p>17.3881877875007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835386372505494" calcext:value-type="float">
            <text:p>0.835386372505494</text:p>
          </table:table-cell>
          <table:table-cell office:value-type="string" calcext:value-type="string">
            <text:p>Order Pressure</text:p>
          </table:table-cell>
          <table:table-cell office:value-type="float" office:value="1.02732495216" calcext:value-type="float">
            <text:p>1.02732495216</text:p>
          </table:table-cell>
          <table:table-cell office:value-type="string" calcext:value-type="string">
            <text:p>Trend Pressure</text:p>
          </table:table-cell>
          <table:table-cell office:value-type="float" office:value="-0.191938579654507" calcext:value-type="float">
            <text:p>-0.191938579654507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3]+[.S153]*[.H154]-[.D154]" office:value-type="float" office:value="3.58906245343966" calcext:value-type="float">
            <text:p>3.58906245343966</text:p>
          </table:table-cell>
          <table:table-cell table:formula="of:=[.D154]/[.H154]" office:value-type="float" office:value="3.33746406669879" calcext:value-type="float">
            <text:p>3.33746406669879</text:p>
          </table:table-cell>
          <table:table-cell table:formula="of:=[.R154]+[.S154]*[.H154]" office:value-type="float" office:value="20.9772502409403" calcext:value-type="float">
            <text:p>20.9772502409403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5.24968524092806" calcext:value-type="float">
            <text:p>5.24968524092806</text:p>
          </table:table-cell>
          <table:table-cell office:value-type="string" calcext:value-type="string">
            <text:p>Ideal$</text:p>
          </table:table-cell>
          <table:table-cell office:value-type="float" office:value="13.1108548669719" calcext:value-type="float">
            <text:p>13.1108548669719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63095734247605" calcext:value-type="float">
            <text:p>0.63095734247605</text:p>
          </table:table-cell>
          <table:table-cell office:value-type="string" calcext:value-type="string">
            <text:p>Order Pressure</text:p>
          </table:table-cell>
          <table:table-cell office:value-type="float" office:value="0.43938646125" calcext:value-type="float">
            <text:p>0.43938646125</text:p>
          </table:table-cell>
          <table:table-cell office:value-type="string" calcext:value-type="string">
            <text:p>Trend Pressure</text:p>
          </table:table-cell>
          <table:table-cell office:value-type="float" office:value="0.19157088122605" calcext:value-type="float">
            <text:p>0.1915708812260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4]+[.S154]*[.H155]-[.D155]" office:value-type="float" office:value="7.89977001463539" calcext:value-type="float">
            <text:p>7.89977001463539</text:p>
          </table:table-cell>
          <table:table-cell table:formula="of:=[.D155]/[.H155]" office:value-type="float" office:value="2.51165802049271" calcext:value-type="float">
            <text:p>2.51165802049271</text:p>
          </table:table-cell>
          <table:table-cell table:formula="of:=[.R155]+[.S155]*[.H155]" office:value-type="float" office:value="21.0106248816073" calcext:value-type="float">
            <text:p>21.0106248816073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404452173556" calcext:value-type="float">
            <text:p>17.404452173556</text:p>
          </table:table-cell>
          <table:table-cell office:value-type="string" calcext:value-type="string">
            <text:p>Ideal$</text:p>
          </table:table-cell>
          <table:table-cell office:value-type="float" office:value="0.991328894243993" calcext:value-type="float">
            <text:p>0.991328894243993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04762673713" calcext:value-type="float">
            <text:p>0.04762673713</text:p>
          </table:table-cell>
          <table:table-cell office:value-type="string" calcext:value-type="string">
            <text:p>Order Pressure</text:p>
          </table:table-cell>
          <table:table-cell office:value-type="float" office:value="0.04762673713" calcext:value-type="float">
            <text:p>0.0476267371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5]+[.S155]*[.H156]-[.D156]" office:value-type="float" office:value="20.0192959873633" calcext:value-type="float">
            <text:p>20.0192959873633</text:p>
          </table:table-cell>
          <table:table-cell table:formula="of:=[.D156]/[.H156]" office:value-type="float" office:value="0.189909749855171" calcext:value-type="float">
            <text:p>0.189909749855171</text:p>
          </table:table-cell>
          <table:table-cell table:formula="of:=[.R156]+[.S156]*[.H156]" office:value-type="float" office:value="21.0106248816073" calcext:value-type="float">
            <text:p>21.0106248816073</text:p>
          </table:table-cell>
          <table:table-cell/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957810678" calcext:value-type="float">
            <text:p>18.395781067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2496176613" calcext:value-type="float">
            <text:p>-0.0249617661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56]+[.S156]*[.H157]-[.D157]" office:value-type="float" office:value="21.0106248816073" calcext:value-type="float">
            <text:p>21.0106248816073</text:p>
          </table:table-cell>
          <table:table-cell table:formula="of:=[.D157]/[.H157]" office:value-type="float" office:value="0" calcext:value-type="float">
            <text:p>0</text:p>
          </table:table-cell>
          <table:table-cell table:formula="of:=[.R157]+[.S157]*[.H157]" office:value-type="float" office:value="21.0106248816073" calcext:value-type="float">
            <text:p>21.0106248816073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16" table:number-rows-spanned="1">
            <text:p>2% div, 5 minute averages, 1000 divider on order_pressure, last 10 orders, 1m candles</text:p>
          </table:table-cell>
          <table:covered-table-cell table:style-name="ce1"/>
          <table:covered-table-cell table:number-columns-repeated="14"/>
          <table:table-cell/>
          <table:table-cell office:value-type="string" calcext:value-type="string">
            <text:p>inUSD</text:p>
          </table:table-cell>
          <table:table-cell office:value-type="string" calcext:value-type="string">
            <text:p>inETC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9736885227447" calcext:value-type="float">
            <text:p>14.9736885227447</text:p>
          </table:table-cell>
          <table:table-cell office:value-type="string" calcext:value-type="string">
            <text:p>Ideal$</text:p>
          </table:table-cell>
          <table:table-cell office:value-type="float" office:value="3.42209254505531" calcext:value-type="float">
            <text:p>3.42209254505531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Coefficient</text:p>
          </table:table-cell>
          <table:table-cell office:value-type="float" office:value="0.164408707366667" calcext:value-type="float">
            <text:p>0.164408707366667</text:p>
          </table:table-cell>
          <table:table-cell office:value-type="string" calcext:value-type="string">
            <text:p>Order Pressure</text:p>
          </table:table-cell>
          <table:table-cell office:value-type="float" office:value="0.164408707366667" calcext:value-type="float">
            <text:p>0.16440870736666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60]-[.D160]" office:value-type="float" office:value="17.3924531068566" calcext:value-type="float">
            <text:p>17.3924531068566</text:p>
          </table:table-cell>
          <table:table-cell table:formula="of:=[.D160]/[.H160]" office:value-type="float" office:value="0.644461872891772" calcext:value-type="float">
            <text:p>0.644461872891772</text:p>
          </table:table-cell>
          <table:table-cell table:formula="of:=[.R160]+[.S160]*[.H160]" office:value-type="float" office:value="20.8145456519119" calcext:value-type="float">
            <text:p>20.81454565191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3.0568772986216" calcext:value-type="float">
            <text:p>13.0568772986216</text:p>
          </table:table-cell>
          <table:table-cell office:value-type="string" calcext:value-type="string">
            <text:p>Ideal$</text:p>
          </table:table-cell>
          <table:table-cell office:value-type="float" office:value="5.3741447290784" calcext:value-type="float">
            <text:p>5.3741447290784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257755382783333" calcext:value-type="float">
            <text:p>0.257755382783333</text:p>
          </table:table-cell>
          <table:table-cell office:value-type="string" calcext:value-type="string">
            <text:p>Order Pressure</text:p>
          </table:table-cell>
          <table:table-cell office:value-type="float" office:value="0.257755382783333" calcext:value-type="float">
            <text:p>0.25775538278333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0]+[.S160]*[.H161]-[.D161]" office:value-type="float" office:value="15.3823993542732" calcext:value-type="float">
            <text:p>15.3823993542732</text:p>
          </table:table-cell>
          <table:table-cell table:formula="of:=[.D161]/[.H161]" office:value-type="float" office:value="1.0295296415859" calcext:value-type="float">
            <text:p>1.0295296415859</text:p>
          </table:table-cell>
          <table:table-cell table:formula="of:=[.R161]+[.S161]*[.H161]" office:value-type="float" office:value="20.7565440833516" calcext:value-type="float">
            <text:p>20.75654408335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1.7243113206238" calcext:value-type="float">
            <text:p>11.7243113206238</text:p>
          </table:table-cell>
          <table:table-cell office:value-type="string" calcext:value-type="string">
            <text:p>Ideal$</text:p>
          </table:table-cell>
          <table:table-cell office:value-type="float" office:value="6.70671070707623" calcext:value-type="float">
            <text:p>6.70671070707623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321668074208333" calcext:value-type="float">
            <text:p>0.321668074208333</text:p>
          </table:table-cell>
          <table:table-cell office:value-type="string" calcext:value-type="string">
            <text:p>Order Pressure</text:p>
          </table:table-cell>
          <table:table-cell office:value-type="float" office:value="0.321668074208333" calcext:value-type="float">
            <text:p>0.32166807420833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1]+[.S161]*[.H162]-[.D162]" office:value-type="float" office:value="14.0601286726913" calcext:value-type="float">
            <text:p>14.0601286726913</text:p>
          </table:table-cell>
          <table:table-cell table:formula="of:=[.D162]/[.H162]" office:value-type="float" office:value="1.2823538636857" calcext:value-type="float">
            <text:p>1.2823538636857</text:p>
          </table:table-cell>
          <table:table-cell table:formula="of:=[.R162]+[.S162]*[.H162]" office:value-type="float" office:value="20.7668393797675" calcext:value-type="float">
            <text:p>20.76683937976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4.43381222202916" calcext:value-type="float">
            <text:p>4.43381222202916</text:p>
          </table:table-cell>
          <table:table-cell office:value-type="string" calcext:value-type="string">
            <text:p>Ideal$</text:p>
          </table:table-cell>
          <table:table-cell office:value-type="float" office:value="13.9972098056708" calcext:value-type="float">
            <text:p>13.9972098056708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Order Pressure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2]+[.S162]*[.H163]-[.D163]" office:value-type="float" office:value="6.76962957409666" calcext:value-type="float">
            <text:p>6.76962957409666</text:p>
          </table:table-cell>
          <table:table-cell table:formula="of:=[.D163]/[.H163]" office:value-type="float" office:value="2.67633074678219" calcext:value-type="float">
            <text:p>2.67633074678219</text:p>
          </table:table-cell>
          <table:table-cell table:formula="of:=[.R163]+[.S163]*[.H163]" office:value-type="float" office:value="20.7668393797675" calcext:value-type="float">
            <text:p>20.766839379767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6.4159602093213" calcext:value-type="float">
            <text:p>6.4159602093213</text:p>
          </table:table-cell>
          <table:table-cell office:value-type="string" calcext:value-type="string">
            <text:p>Ideal$</text:p>
          </table:table-cell>
          <table:table-cell office:value-type="float" office:value="11.9798208584787" calcext:value-type="float">
            <text:p>11.9798208584787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575550437603633" calcext:value-type="float">
            <text:p>0.575550437603633</text:p>
          </table:table-cell>
          <table:table-cell office:value-type="string" calcext:value-type="string">
            <text:p>Order Pressure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Trend Pressure</text:p>
          </table:table-cell>
          <table:table-cell office:value-type="float" office:value="-0.0957854406130333" calcext:value-type="float">
            <text:p>-0.09578544061303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3]+[.S163]*[.H164]-[.D164]" office:value-type="float" office:value="8.76025521382097" calcext:value-type="float">
            <text:p>8.76025521382097</text:p>
          </table:table-cell>
          <table:table-cell table:formula="of:=[.D164]/[.H164]" office:value-type="float" office:value="2.29498483878902" calcext:value-type="float">
            <text:p>2.29498483878902</text:p>
          </table:table-cell>
          <table:table-cell table:formula="of:=[.R164]+[.S164]*[.H164]" office:value-type="float" office:value="20.7400760722997" calcext:value-type="float">
            <text:p>20.740076072299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6.43475143621452" calcext:value-type="float">
            <text:p>6.43475143621452</text:p>
          </table:table-cell>
          <table:table-cell office:value-type="string" calcext:value-type="string">
            <text:p>Ideal$</text:p>
          </table:table-cell>
          <table:table-cell office:value-type="float" office:value="11.9962705914855" calcext:value-type="float">
            <text:p>11.9962705914855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575366588389413" calcext:value-type="float">
            <text:p>0.575366588389413</text:p>
          </table:table-cell>
          <table:table-cell office:value-type="string" calcext:value-type="string">
            <text:p>Order Pressure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Trend Pressure</text:p>
          </table:table-cell>
          <table:table-cell office:value-type="float" office:value="-0.0959692898272533" calcext:value-type="float">
            <text:p>-0.09596928982725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4]+[.S164]*[.H165]-[.D165]" office:value-type="float" office:value="8.7208556324263" calcext:value-type="float">
            <text:p>8.7208556324263</text:p>
          </table:table-cell>
          <table:table-cell table:formula="of:=[.D165]/[.H165]" office:value-type="float" office:value="2.3025471384809" calcext:value-type="float">
            <text:p>2.3025471384809</text:p>
          </table:table-cell>
          <table:table-cell table:formula="of:=[.R165]+[.S165]*[.H165]" office:value-type="float" office:value="20.7171262239118" calcext:value-type="float">
            <text:p>20.71712622391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4.43381222202916" calcext:value-type="float">
            <text:p>4.43381222202916</text:p>
          </table:table-cell>
          <table:table-cell office:value-type="string" calcext:value-type="string">
            <text:p>Ideal$</text:p>
          </table:table-cell>
          <table:table-cell office:value-type="float" office:value="13.9972098056708" calcext:value-type="float">
            <text:p>13.9972098056708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Order Pressure</text:p>
          </table:table-cell>
          <table:table-cell office:value-type="float" office:value="0.671335878216667" calcext:value-type="float">
            <text:p>0.67133587821666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5]+[.S165]*[.H166]-[.D166]" office:value-type="float" office:value="6.76596736101056" calcext:value-type="float">
            <text:p>6.76596736101056</text:p>
          </table:table-cell>
          <table:table-cell table:formula="of:=[.D166]/[.H166]" office:value-type="float" office:value="2.67633074678219" calcext:value-type="float">
            <text:p>2.67633074678219</text:p>
          </table:table-cell>
          <table:table-cell table:formula="of:=[.R166]+[.S166]*[.H166]" office:value-type="float" office:value="20.7631771666814" calcext:value-type="float">
            <text:p>20.763177166681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957810678" calcext:value-type="float">
            <text:p>18.395781067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3084052205" calcext:value-type="float">
            <text:p>-0.03084052205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6]+[.S166]*[.H167]-[.D167]" office:value-type="float" office:value="20.7631771666814" calcext:value-type="float">
            <text:p>20.7631771666814</text:p>
          </table:table-cell>
          <table:table-cell table:formula="of:=[.D167]/[.H167]" office:value-type="float" office:value="0" calcext:value-type="float">
            <text:p>0</text:p>
          </table:table-cell>
          <table:table-cell table:formula="of:=[.R167]+[.S167]*[.H167]" office:value-type="float" office:value="20.7631771666814" calcext:value-type="float">
            <text:p>20.763177166681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4310220277" calcext:value-type="float">
            <text:p>18.4310220277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2770387205" calcext:value-type="float">
            <text:p>-0.02770387205</text:p>
          </table:table-cell>
          <table:table-cell office:value-type="string" calcext:value-type="string">
            <text:p>Trend Pressure</text:p>
          </table:table-cell>
          <table:table-cell office:value-type="float" office:value="-0.0959692898272533" calcext:value-type="float">
            <text:p>-0.09596928982725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7]+[.S167]*[.H168]-[.D168]" office:value-type="float" office:value="20.7631771666814" calcext:value-type="float">
            <text:p>20.7631771666814</text:p>
          </table:table-cell>
          <table:table-cell table:formula="of:=[.D168]/[.H168]" office:value-type="float" office:value="0" calcext:value-type="float">
            <text:p>0</text:p>
          </table:table-cell>
          <table:table-cell table:formula="of:=[.R168]+[.S168]*[.H168]" office:value-type="float" office:value="20.7631771666814" calcext:value-type="float">
            <text:p>20.763177166681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7.5024966652955" calcext:value-type="float">
            <text:p>7.5024966652955</text:p>
          </table:table-cell>
          <table:table-cell office:value-type="string" calcext:value-type="string">
            <text:p>Ideal$</text:p>
          </table:table-cell>
          <table:table-cell office:value-type="float" office:value="10.8580434426045" calcext:value-type="float">
            <text:p>10.8580434426045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522541230495485" calcext:value-type="float">
            <text:p>0.522541230495485</text:p>
          </table:table-cell>
          <table:table-cell office:value-type="string" calcext:value-type="string">
            <text:p>Order Pressure</text:p>
          </table:table-cell>
          <table:table-cell office:value-type="float" office:value="0.71447981015" calcext:value-type="float">
            <text:p>0.71447981015</text:p>
          </table:table-cell>
          <table:table-cell office:value-type="string" calcext:value-type="string">
            <text:p>Trend Pressure</text:p>
          </table:table-cell>
          <table:table-cell office:value-type="float" office:value="-0.191938579654515" calcext:value-type="float">
            <text:p>-0.19193857965451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8]+[.S168]*[.H169]-[.D169]" office:value-type="float" office:value="9.9051337240769" calcext:value-type="float">
            <text:p>9.9051337240769</text:p>
          </table:table-cell>
          <table:table-cell table:formula="of:=[.D169]/[.H169]" office:value-type="float" office:value="2.08407743620048" calcext:value-type="float">
            <text:p>2.08407743620048</text:p>
          </table:table-cell>
          <table:table-cell table:formula="of:=[.R169]+[.S169]*[.H169]" office:value-type="float" office:value="20.7631771666814" calcext:value-type="float">
            <text:p>20.763177166681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3338469454966" calcext:value-type="float">
            <text:p>14.3338469454966</text:p>
          </table:table-cell>
          <table:table-cell office:value-type="string" calcext:value-type="string">
            <text:p>Ideal$</text:p>
          </table:table-cell>
          <table:table-cell office:value-type="float" office:value="4.09717508220337" calcext:value-type="float">
            <text:p>4.09717508220337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19650920935" calcext:value-type="float">
            <text:p>0.19650920935</text:p>
          </table:table-cell>
          <table:table-cell office:value-type="string" calcext:value-type="string">
            <text:p>Order Pressure</text:p>
          </table:table-cell>
          <table:table-cell office:value-type="float" office:value="0.19650920935" calcext:value-type="float">
            <text:p>0.19650920935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69]+[.S169]*[.H170]-[.D170]" office:value-type="float" office:value="16.666002084478" calcext:value-type="float">
            <text:p>16.666002084478</text:p>
          </table:table-cell>
          <table:table-cell table:formula="of:=[.D170]/[.H170]" office:value-type="float" office:value="0.786405965873968" calcext:value-type="float">
            <text:p>0.786405965873968</text:p>
          </table:table-cell>
          <table:table-cell table:formula="of:=[.R170]+[.S170]*[.H170]" office:value-type="float" office:value="20.7631771666814" calcext:value-type="float">
            <text:p>20.76317716668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7763004052416" calcext:value-type="float">
            <text:p>17.7763004052416</text:p>
          </table:table-cell>
          <table:table-cell office:value-type="string" calcext:value-type="string">
            <text:p>Ideal$</text:p>
          </table:table-cell>
          <table:table-cell office:value-type="float" office:value="0.619480662558357" calcext:value-type="float">
            <text:p>0.619480662558357</text:p>
          </table:table-cell>
          <table:table-cell office:value-type="string" calcext:value-type="string">
            <text:p>Total$</text:p>
          </table:table-cell>
          <table:table-cell office:value-type="float" office:value="20.8145456519119" calcext:value-type="float">
            <text:p>20.8145456519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0297619113536334" calcext:value-type="float">
            <text:p>0.029761911353633</text:p>
          </table:table-cell>
          <table:table-cell office:value-type="string" calcext:value-type="string">
            <text:p>Order Pressure</text:p>
          </table:table-cell>
          <table:table-cell office:value-type="float" office:value="0.125547351966667" calcext:value-type="float">
            <text:p>0.125547351966667</text:p>
          </table:table-cell>
          <table:table-cell office:value-type="string" calcext:value-type="string">
            <text:p>Trend Pressure</text:p>
          </table:table-cell>
          <table:table-cell office:value-type="float" office:value="-0.0957854406130333" calcext:value-type="float">
            <text:p>-0.09578544061303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0]+[.S170]*[.H171]-[.D171]" office:value-type="float" office:value="20.1515605637818" calcext:value-type="float">
            <text:p>20.1515605637818</text:p>
          </table:table-cell>
          <table:table-cell table:formula="of:=[.D171]/[.H171]" office:value-type="float" office:value="0.118674456428804" calcext:value-type="float">
            <text:p>0.118674456428804</text:p>
          </table:table-cell>
          <table:table-cell table:formula="of:=[.R171]+[.S171]*[.H171]" office:value-type="float" office:value="20.7710412263401" calcext:value-type="float">
            <text:p>20.771041226340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8.47345592307331" calcext:value-type="float">
            <text:p>8.47345592307331</text:p>
          </table:table-cell>
          <table:table-cell office:value-type="string" calcext:value-type="string">
            <text:p>Ideal$</text:p>
          </table:table-cell>
          <table:table-cell office:value-type="float" office:value="9.95756610462669" calcext:value-type="float">
            <text:p>9.95756610462669</text:p>
          </table:table-cell>
          <table:table-cell office:value-type="string" calcext:value-type="string">
            <text:p>Total$</text:p>
          </table:table-cell>
          <table:table-cell office:value-type="float" office:value="20.8497866118119" calcext:value-type="float">
            <text:p>20.849786611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477585995963407" calcext:value-type="float">
            <text:p>0.477585995963407</text:p>
          </table:table-cell>
          <table:table-cell office:value-type="string" calcext:value-type="string">
            <text:p>Order Pressure</text:p>
          </table:table-cell>
          <table:table-cell office:value-type="float" office:value="0.381983701508333" calcext:value-type="float">
            <text:p>0.381983701508333</text:p>
          </table:table-cell>
          <table:table-cell office:value-type="string" calcext:value-type="string">
            <text:p>Trend Pressure</text:p>
          </table:table-cell>
          <table:table-cell office:value-type="float" office:value="0.0956022944550734" calcext:value-type="float">
            <text:p>0.09560229445507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1]+[.S171]*[.H172]-[.D172]" office:value-type="float" office:value="10.8146618662777" calcext:value-type="float">
            <text:p>10.8146618662777</text:p>
          </table:table-cell>
          <table:table-cell table:formula="of:=[.D172]/[.H172]" office:value-type="float" office:value="1.90393233358063" calcext:value-type="float">
            <text:p>1.90393233358063</text:p>
          </table:table-cell>
          <table:table-cell table:formula="of:=[.R172]+[.S172]*[.H172]" office:value-type="float" office:value="20.7722279709044" calcext:value-type="float">
            <text:p>20.7722279709044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8.65385337454816" calcext:value-type="float">
            <text:p>8.65385337454816</text:p>
          </table:table-cell>
          <table:table-cell office:value-type="string" calcext:value-type="string">
            <text:p>Ideal$</text:p>
          </table:table-cell>
          <table:table-cell office:value-type="float" office:value="9.70668673335184" calcext:value-type="float">
            <text:p>9.70668673335184</text:p>
          </table:table-cell>
          <table:table-cell office:value-type="string" calcext:value-type="string">
            <text:p>Total$</text:p>
          </table:table-cell>
          <table:table-cell office:value-type="float" office:value="20.7793046920119" calcext:value-type="float">
            <text:p>20.7793046920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4671324126203" calcext:value-type="float">
            <text:p>0.4671324126203</text:p>
          </table:table-cell>
          <table:table-cell office:value-type="string" calcext:value-type="string">
            <text:p>Order Pressure</text:p>
          </table:table-cell>
          <table:table-cell office:value-type="float" office:value="0.562917853233333" calcext:value-type="float">
            <text:p>0.562917853233333</text:p>
          </table:table-cell>
          <table:table-cell office:value-type="string" calcext:value-type="string">
            <text:p>Trend Pressure</text:p>
          </table:table-cell>
          <table:table-cell office:value-type="float" office:value="-0.0957854406130333" calcext:value-type="float">
            <text:p>-0.09578544061303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2]+[.S172]*[.H173]-[.D173]" office:value-type="float" office:value="11.0465019142168" calcext:value-type="float">
            <text:p>11.0465019142168</text:p>
          </table:table-cell>
          <table:table-cell table:formula="of:=[.D173]/[.H173]" office:value-type="float" office:value="1.85951853129346" calcext:value-type="float">
            <text:p>1.85951853129346</text:p>
          </table:table-cell>
          <table:table-cell table:formula="of:=[.R173]+[.S173]*[.H173]" office:value-type="float" office:value="20.7531886475686" calcext:value-type="float">
            <text:p>20.7531886475686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2.6272320148752" calcext:value-type="float">
            <text:p>12.6272320148752</text:p>
          </table:table-cell>
          <table:table-cell office:value-type="string" calcext:value-type="string">
            <text:p>Ideal$</text:p>
          </table:table-cell>
          <table:table-cell office:value-type="float" office:value="5.76854905292484" calcext:value-type="float">
            <text:p>5.76854905292484</text:p>
          </table:table-cell>
          <table:table-cell office:value-type="string" calcext:value-type="string">
            <text:p>Total$</text:p>
          </table:table-cell>
          <table:table-cell office:value-type="float" office:value="18.3957810844119" calcext:value-type="float">
            <text:p>18.3957810844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313580001113025" calcext:value-type="float">
            <text:p>0.313580001113025</text:p>
          </table:table-cell>
          <table:table-cell office:value-type="string" calcext:value-type="string">
            <text:p>Order Pressure</text:p>
          </table:table-cell>
          <table:table-cell office:value-type="float" office:value="0.2177945605" calcext:value-type="float">
            <text:p>0.2177945605</text:p>
          </table:table-cell>
          <table:table-cell office:value-type="string" calcext:value-type="string">
            <text:p>Trend Pressure</text:p>
          </table:table-cell>
          <table:table-cell office:value-type="float" office:value="0.0957854406130248" calcext:value-type="float">
            <text:p>0.09578544061302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3]+[.S173]*[.H174]-[.D174]" office:value-type="float" office:value="14.9846395946438" calcext:value-type="float">
            <text:p>14.9846395946438</text:p>
          </table:table-cell>
          <table:table-cell table:formula="of:=[.D174]/[.H174]" office:value-type="float" office:value="1.10508602546453" calcext:value-type="float">
            <text:p>1.10508602546453</text:p>
          </table:table-cell>
          <table:table-cell table:formula="of:=[.R174]+[.S174]*[.H174]" office:value-type="float" office:value="20.7531886475686" calcext:value-type="float">
            <text:p>20.7531886475686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642769117265" calcext:value-type="float">
            <text:p>15.642769117265</text:p>
          </table:table-cell>
          <table:table-cell office:value-type="string" calcext:value-type="string">
            <text:p>Ideal$</text:p>
          </table:table-cell>
          <table:table-cell office:value-type="float" office:value="2.71777099063502" calcext:value-type="float">
            <text:p>2.71777099063502</text:p>
          </table:table-cell>
          <table:table-cell office:value-type="string" calcext:value-type="string">
            <text:p>Total$</text:p>
          </table:table-cell>
          <table:table-cell office:value-type="float" office:value="19.6645064130119" calcext:value-type="float">
            <text:p>19.6645064130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13820692640608" calcext:value-type="float">
            <text:p>0.13820692640608</text:p>
          </table:table-cell>
          <table:table-cell office:value-type="string" calcext:value-type="string">
            <text:p>Order Pressure</text:p>
          </table:table-cell>
          <table:table-cell office:value-type="float" office:value="0.234176216233333" calcext:value-type="float">
            <text:p>0.234176216233333</text:p>
          </table:table-cell>
          <table:table-cell office:value-type="string" calcext:value-type="string">
            <text:p>Trend Pressure</text:p>
          </table:table-cell>
          <table:table-cell office:value-type="float" office:value="-0.0959692898272533" calcext:value-type="float">
            <text:p>-0.09596928982725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4]+[.S174]*[.H175]-[.D175]" office:value-type="float" office:value="18.024366796679" calcext:value-type="float">
            <text:p>18.024366796679</text:p>
          </table:table-cell>
          <table:table-cell table:formula="of:=[.D175]/[.H175]" office:value-type="float" office:value="0.521645103768719" calcext:value-type="float">
            <text:p>0.521645103768719</text:p>
          </table:table-cell>
          <table:table-cell table:formula="of:=[.R175]+[.S175]*[.H175]" office:value-type="float" office:value="20.742137787314" calcext:value-type="float">
            <text:p>20.74213778731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7.5513296803305" calcext:value-type="float">
            <text:p>17.5513296803305</text:p>
          </table:table-cell>
          <table:table-cell office:value-type="string" calcext:value-type="string">
            <text:p>Ideal$</text:p>
          </table:table-cell>
          <table:table-cell office:value-type="float" office:value="0.8444513874695" calcext:value-type="float">
            <text:p>0.8444513874695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0458827618880248" calcext:value-type="float">
            <text:p>0.045882761888025</text:p>
          </table:table-cell>
          <table:table-cell office:value-type="string" calcext:value-type="string">
            <text:p>Order Pressure</text:p>
          </table:table-cell>
          <table:table-cell office:value-type="float" office:value="-0.049902678725" calcext:value-type="float">
            <text:p>-0.049902678725</text:p>
          </table:table-cell>
          <table:table-cell office:value-type="string" calcext:value-type="string">
            <text:p>Trend Pressure</text:p>
          </table:table-cell>
          <table:table-cell office:value-type="float" office:value="0.0957854406130248" calcext:value-type="float">
            <text:p>0.09578544061302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5]+[.S175]*[.H176]-[.D176]" office:value-type="float" office:value="19.9029028508822" calcext:value-type="float">
            <text:p>19.9029028508822</text:p>
          </table:table-cell>
          <table:table-cell table:formula="of:=[.D176]/[.H176]" office:value-type="float" office:value="0.161772296450096" calcext:value-type="float">
            <text:p>0.161772296450096</text:p>
          </table:table-cell>
          <table:table-cell table:formula="of:=[.R176]+[.S176]*[.H176]" office:value-type="float" office:value="20.7473542383517" calcext:value-type="float">
            <text:p>20.747354238351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957810678" calcext:value-type="float">
            <text:p>18.395781067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171057021983333" calcext:value-type="float">
            <text:p>-0.17105702198333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6]+[.S176]*[.H177]-[.D177]" office:value-type="float" office:value="20.7473542383517" calcext:value-type="float">
            <text:p>20.7473542383517</text:p>
          </table:table-cell>
          <table:table-cell table:formula="of:=[.D177]/[.H177]" office:value-type="float" office:value="0" calcext:value-type="float">
            <text:p>0</text:p>
          </table:table-cell>
          <table:table-cell table:formula="of:=[.R177]+[.S177]*[.H177]" office:value-type="float" office:value="20.7473542383517" calcext:value-type="float">
            <text:p>20.7473542383517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957810678" calcext:value-type="float">
            <text:p>18.3957810678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-0.0363500362166667" calcext:value-type="float">
            <text:p>-0.036350036216667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7]+[.S177]*[.H178]-[.D178]" office:value-type="float" office:value="20.7473542383517" calcext:value-type="float">
            <text:p>20.7473542383517</text:p>
          </table:table-cell>
          <table:table-cell table:formula="of:=[.D178]/[.H178]" office:value-type="float" office:value="0" calcext:value-type="float">
            <text:p>0</text:p>
          </table:table-cell>
          <table:table-cell table:formula="of:=[.R178]+[.S178]*[.H178]" office:value-type="float" office:value="20.7473542383517" calcext:value-type="float">
            <text:p>20.747354238351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6.6247243568569" calcext:value-type="float">
            <text:p>16.6247243568569</text:p>
          </table:table-cell>
          <table:table-cell office:value-type="string" calcext:value-type="string">
            <text:p>Ideal$</text:p>
          </table:table-cell>
          <table:table-cell office:value-type="float" office:value="1.73581575104309" calcext:value-type="float">
            <text:p>1.73581575104309</text:p>
          </table:table-cell>
          <table:table-cell office:value-type="string" calcext:value-type="string">
            <text:p>Total$</text:p>
          </table:table-cell>
          <table:table-cell office:value-type="float" office:value="18.3693047283119" calcext:value-type="float">
            <text:p>18.3693047283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.0944954518810801" calcext:value-type="float">
            <text:p>0.09449545188108</text:p>
          </table:table-cell>
          <table:table-cell office:value-type="string" calcext:value-type="string">
            <text:p>Order Pressure</text:p>
          </table:table-cell>
          <table:table-cell office:value-type="float" office:value="0.190464741708333" calcext:value-type="float">
            <text:p>0.190464741708333</text:p>
          </table:table-cell>
          <table:table-cell office:value-type="string" calcext:value-type="string">
            <text:p>Trend Pressure</text:p>
          </table:table-cell>
          <table:table-cell office:value-type="float" office:value="-0.0959692898272533" calcext:value-type="float">
            <text:p>-0.09596928982725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8]+[.S178]*[.H179]-[.D179]" office:value-type="float" office:value="19.0115384873086" calcext:value-type="float">
            <text:p>19.0115384873086</text:p>
          </table:table-cell>
          <table:table-cell table:formula="of:=[.D179]/[.H179]" office:value-type="float" office:value="0.333170009797139" calcext:value-type="float">
            <text:p>0.333170009797139</text:p>
          </table:table-cell>
          <table:table-cell table:formula="of:=[.R179]+[.S179]*[.H179]" office:value-type="float" office:value="20.7473542383517" calcext:value-type="float">
            <text:p>20.7473542383517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4.6860970402069" calcext:value-type="float">
            <text:p>14.6860970402069</text:p>
          </table:table-cell>
          <table:table-cell office:value-type="string" calcext:value-type="string">
            <text:p>Ideal$</text:p>
          </table:table-cell>
          <table:table-cell office:value-type="float" office:value="3.70968402759311" calcext:value-type="float">
            <text:p>3.70968402759311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201563466463025" calcext:value-type="float">
            <text:p>0.201563466463025</text:p>
          </table:table-cell>
          <table:table-cell office:value-type="string" calcext:value-type="string">
            <text:p>Order Pressure</text:p>
          </table:table-cell>
          <table:table-cell office:value-type="float" office:value="0.10577802585" calcext:value-type="float">
            <text:p>0.10577802585</text:p>
          </table:table-cell>
          <table:table-cell office:value-type="string" calcext:value-type="string">
            <text:p>Trend Pressure</text:p>
          </table:table-cell>
          <table:table-cell office:value-type="float" office:value="0.0957854406130248" calcext:value-type="float">
            <text:p>0.09578544061302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79]+[.S179]*[.H180]-[.D180]" office:value-type="float" office:value="17.0410019108565" calcext:value-type="float">
            <text:p>17.0410019108565</text:p>
          </table:table-cell>
          <table:table-cell table:formula="of:=[.D180]/[.H180]" office:value-type="float" office:value="0.710667438236227" calcext:value-type="float">
            <text:p>0.710667438236227</text:p>
          </table:table-cell>
          <table:table-cell table:formula="of:=[.R180]+[.S180]*[.H180]" office:value-type="float" office:value="20.7506859384496" calcext:value-type="float">
            <text:p>20.7506859384496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1.9847641327546" calcext:value-type="float">
            <text:p>11.9847641327546</text:p>
          </table:table-cell>
          <table:table-cell office:value-type="string" calcext:value-type="string">
            <text:p>Ideal$</text:p>
          </table:table-cell>
          <table:table-cell office:value-type="float" office:value="6.41101693504539" calcext:value-type="float">
            <text:p>6.41101693504539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348338776933333" calcext:value-type="float">
            <text:p>0.348338776933333</text:p>
          </table:table-cell>
          <table:table-cell office:value-type="string" calcext:value-type="string">
            <text:p>Order Pressure</text:p>
          </table:table-cell>
          <table:table-cell office:value-type="float" office:value="-0.0683278897333333" calcext:value-type="float">
            <text:p>-0.068327889733333</text:p>
          </table:table-cell>
          <table:table-cell office:value-type="string" calcext:value-type="string">
            <text:p>Trend Press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dle Pressure</text:p>
          </table:table-cell>
          <table:table-cell office:value-type="float" office:value="0.416666666666667" calcext:value-type="float">
            <text:p>0.416666666666667</text:p>
          </table:table-cell>
          <table:table-cell/>
          <table:table-cell table:formula="of:=[.R180]+[.S180]*[.H181]-[.D181]" office:value-type="float" office:value="14.3396690034043" calcext:value-type="float">
            <text:p>14.3396690034043</text:p>
          </table:table-cell>
          <table:table-cell table:formula="of:=[.D181]/[.H181]" office:value-type="float" office:value="1.2281641638018" calcext:value-type="float">
            <text:p>1.2281641638018</text:p>
          </table:table-cell>
          <table:table-cell table:formula="of:=[.R181]+[.S181]*[.H181]" office:value-type="float" office:value="20.7506859384496" calcext:value-type="float">
            <text:p>20.7506859384496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8.3605401079" calcext:value-type="float">
            <text:p>18.3605401079</text:p>
          </table:table-cell>
          <table:table-cell office:value-type="string" calcext:value-type="string">
            <text:p>Ideal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$</text:p>
          </table:table-cell>
          <table:table-cell office:value-type="float" office:value="18.3693047283119" calcext:value-type="float">
            <text:p>18.3693047283119</text:p>
          </table:table-cell>
          <table:table-cell office:value-type="string" calcext:value-type="string">
            <text:p>Price$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Coeffici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Pressure</text:p>
          </table:table-cell>
          <table:table-cell office:value-type="float" office:value="0.01471790405" calcext:value-type="float">
            <text:p>0.01471790405</text:p>
          </table:table-cell>
          <table:table-cell office:value-type="string" calcext:value-type="string">
            <text:p>Trend Pressure</text:p>
          </table:table-cell>
          <table:table-cell office:value-type="float" office:value="-0.0959692898272533" calcext:value-type="float">
            <text:p>-0.09596928982725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1]+[.S181]*[.H182]-[.D182]" office:value-type="float" office:value="20.7384042968116" calcext:value-type="float">
            <text:p>20.7384042968116</text:p>
          </table:table-cell>
          <table:table-cell table:formula="of:=[.D182]/[.H182]" office:value-type="float" office:value="0" calcext:value-type="float">
            <text:p>0</text:p>
          </table:table-cell>
          <table:table-cell table:formula="of:=[.R182]+[.S182]*[.H182]" office:value-type="float" office:value="20.7384042968116" calcext:value-type="float">
            <text:p>20.7384042968116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8104778243299" calcext:value-type="float">
            <text:p>15.8104778243299</text:p>
          </table:table-cell>
          <table:table-cell office:value-type="string" calcext:value-type="string">
            <text:p>Ideal$</text:p>
          </table:table-cell>
          <table:table-cell office:value-type="float" office:value="2.5853032434701" calcext:value-type="float">
            <text:p>2.5853032434701</text:p>
          </table:table-cell>
          <table:table-cell office:value-type="string" calcext:value-type="string">
            <text:p>Total$</text:p>
          </table:table-cell>
          <table:table-cell office:value-type="float" office:value="18.4045456882119" calcext:value-type="float">
            <text:p>18.4045456882119</text:p>
          </table:table-cell>
          <table:table-cell office:value-type="string" calcext:value-type="string">
            <text:p>Price$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Coefficient</text:p>
          </table:table-cell>
          <table:table-cell office:value-type="float" office:value="0.140470907963025" calcext:value-type="float">
            <text:p>0.140470907963025</text:p>
          </table:table-cell>
          <table:table-cell office:value-type="string" calcext:value-type="string">
            <text:p>Order Pressure</text:p>
          </table:table-cell>
          <table:table-cell office:value-type="float" office:value="0.04468546735" calcext:value-type="float">
            <text:p>0.04468546735</text:p>
          </table:table-cell>
          <table:table-cell office:value-type="string" calcext:value-type="string">
            <text:p>Trend Pressure</text:p>
          </table:table-cell>
          <table:table-cell office:value-type="float" office:value="0.0957854406130248" calcext:value-type="float">
            <text:p>0.09578544061302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2]+[.S182]*[.H183]-[.D183]" office:value-type="float" office:value="18.1531010533415" calcext:value-type="float">
            <text:p>18.1531010533415</text:p>
          </table:table-cell>
          <table:table-cell table:formula="of:=[.D183]/[.H183]" office:value-type="float" office:value="0.495268820588141" calcext:value-type="float">
            <text:p>0.495268820588141</text:p>
          </table:table-cell>
          <table:table-cell table:formula="of:=[.R183]+[.S183]*[.H183]" office:value-type="float" office:value="20.7384042968116" calcext:value-type="float">
            <text:p>20.7384042968116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0.2939515141352" calcext:value-type="float">
            <text:p>10.2939515141352</text:p>
          </table:table-cell>
          <table:table-cell office:value-type="string" calcext:value-type="string">
            <text:p>Ideal$</text:p>
          </table:table-cell>
          <table:table-cell office:value-type="float" office:value="8.24279339326479" calcext:value-type="float">
            <text:p>8.24279339326479</text:p>
          </table:table-cell>
          <table:table-cell office:value-type="string" calcext:value-type="string">
            <text:p>Total$</text:p>
          </table:table-cell>
          <table:table-cell office:value-type="float" office:value="18.5455095278119" calcext:value-type="float">
            <text:p>18.5455095278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44446303192174" calcext:value-type="float">
            <text:p>0.44446303192174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0.0956022944550734" calcext:value-type="float">
            <text:p>0.09560229445507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3]+[.S183]*[.H184]-[.D184]" office:value-type="float" office:value="12.5005635917527" calcext:value-type="float">
            <text:p>12.5005635917527</text:p>
          </table:table-cell>
          <table:table-cell table:formula="of:=[.D184]/[.H184]" office:value-type="float" office:value="1.57605992223036" calcext:value-type="float">
            <text:p>1.57605992223036</text:p>
          </table:table-cell>
          <table:table-cell table:formula="of:=[.R184]+[.S184]*[.H184]" office:value-type="float" office:value="20.7433569850175" calcext:value-type="float">
            <text:p>20.7433569850175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5468198590351" calcext:value-type="float">
            <text:p>15.5468198590351</text:p>
          </table:table-cell>
          <table:table-cell office:value-type="string" calcext:value-type="string">
            <text:p>Ideal$</text:p>
          </table:table-cell>
          <table:table-cell office:value-type="float" office:value="2.91944312856495" calcext:value-type="float">
            <text:p>2.91944312856495</text:p>
          </table:table-cell>
          <table:table-cell office:value-type="string" calcext:value-type="string">
            <text:p>Total$</text:p>
          </table:table-cell>
          <table:table-cell office:value-type="float" office:value="18.4750276080119" calcext:value-type="float">
            <text:p>18.4750276080119</text:p>
          </table:table-cell>
          <table:table-cell office:value-type="string" calcext:value-type="string">
            <text:p>Price$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Coefficient</text:p>
          </table:table-cell>
          <table:table-cell office:value-type="float" office:value="0.158021042810182" calcext:value-type="float">
            <text:p>0.158021042810182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-0.190839694656484" calcext:value-type="float">
            <text:p>-0.190839694656484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4]+[.S184]*[.H185]-[.D185]" office:value-type="float" office:value="17.8396744556749" calcext:value-type="float">
            <text:p>17.8396744556749</text:p>
          </table:table-cell>
          <table:table-cell table:formula="of:=[.D185]/[.H185]" office:value-type="float" office:value="0.557145635222318" calcext:value-type="float">
            <text:p>0.557145635222318</text:p>
          </table:table-cell>
          <table:table-cell table:formula="of:=[.R185]+[.S185]*[.H185]" office:value-type="float" office:value="20.7591175842398" calcext:value-type="float">
            <text:p>20.7591175842398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2.56850338014209" calcext:value-type="float">
            <text:p>2.56850338014209</text:p>
          </table:table-cell>
          <table:table-cell office:value-type="string" calcext:value-type="string">
            <text:p>Ideal$</text:p>
          </table:table-cell>
          <table:table-cell office:value-type="float" office:value="15.9330005673579" calcext:value-type="float">
            <text:p>15.9330005673579</text:p>
          </table:table-cell>
          <table:table-cell office:value-type="string" calcext:value-type="string">
            <text:p>Total$</text:p>
          </table:table-cell>
          <table:table-cell office:value-type="float" office:value="18.5102685679119" calcext:value-type="float">
            <text:p>18.5102685679119</text:p>
          </table:table-cell>
          <table:table-cell office:value-type="string" calcext:value-type="string">
            <text:p>Price$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oefficient</text:p>
          </table:table-cell>
          <table:table-cell office:value-type="float" office:value="0.860765499371427" calcext:value-type="float">
            <text:p>0.860765499371427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0.0952380952380932" calcext:value-type="float">
            <text:p>0.095238095238093</text:p>
          </table:table-cell>
          <table:table-cell office:value-type="string" calcext:value-type="string">
            <text:p>Candle Pressure</text:p>
          </table:table-cell>
          <table:table-cell office:value-type="float" office:value="0.416666666666667" calcext:value-type="float">
            <text:p>0.416666666666667</text:p>
          </table:table-cell>
          <table:table-cell/>
          <table:table-cell table:formula="of:=[.R185]+[.S185]*[.H186]-[.D186]" office:value-type="float" office:value="4.83168847323412" calcext:value-type="float">
            <text:p>4.83168847323412</text:p>
          </table:table-cell>
          <table:table-cell table:formula="of:=[.D186]/[.H186]" office:value-type="float" office:value="3.03485725092532" calcext:value-type="float">
            <text:p>3.03485725092532</text:p>
          </table:table-cell>
          <table:table-cell table:formula="of:=[.R186]+[.S186]*[.H186]" office:value-type="float" office:value="20.764689040592" calcext:value-type="float">
            <text:p>20.764689040592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5.5535612904452" calcext:value-type="float">
            <text:p>15.5535612904452</text:p>
          </table:table-cell>
          <table:table-cell office:value-type="string" calcext:value-type="string">
            <text:p>Ideal$</text:p>
          </table:table-cell>
          <table:table-cell office:value-type="float" office:value="2.91270169715484" calcext:value-type="float">
            <text:p>2.91270169715484</text:p>
          </table:table-cell>
          <table:table-cell office:value-type="string" calcext:value-type="string">
            <text:p>Total$</text:p>
          </table:table-cell>
          <table:table-cell office:value-type="float" office:value="18.4750276080119" calcext:value-type="float">
            <text:p>18.4750276080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157656148556537" calcext:value-type="float">
            <text:p>0.157656148556537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-0.19120458891013" calcext:value-type="float">
            <text:p>-0.19120458891013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6]+[.S186]*[.H187]-[.D187]" office:value-type="float" office:value="17.7912901984187" calcext:value-type="float">
            <text:p>17.7912901984187</text:p>
          </table:table-cell>
          <table:table-cell table:formula="of:=[.D187]/[.H187]" office:value-type="float" office:value="0.556921930622341" calcext:value-type="float">
            <text:p>0.556921930622341</text:p>
          </table:table-cell>
          <table:table-cell table:formula="of:=[.R187]+[.S187]*[.H187]" office:value-type="float" office:value="20.7039918955735" calcext:value-type="float">
            <text:p>20.7039918955735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3.7609903717331" calcext:value-type="float">
            <text:p>13.7609903717331</text:p>
          </table:table-cell>
          <table:table-cell office:value-type="string" calcext:value-type="string">
            <text:p>Ideal$</text:p>
          </table:table-cell>
          <table:table-cell office:value-type="float" office:value="4.67003165596694" calcext:value-type="float">
            <text:p>4.67003165596694</text:p>
          </table:table-cell>
          <table:table-cell office:value-type="string" calcext:value-type="string">
            <text:p>Total$</text:p>
          </table:table-cell>
          <table:table-cell office:value-type="float" office:value="18.4397866481119" calcext:value-type="float">
            <text:p>18.4397866481119</text:p>
          </table:table-cell>
          <table:table-cell office:value-type="string" calcext:value-type="string">
            <text:p>Price$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Coefficient</text:p>
          </table:table-cell>
          <table:table-cell office:value-type="float" office:value="0.253258443011602" calcext:value-type="float">
            <text:p>0.253258443011602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-0.0956022944550649" calcext:value-type="float">
            <text:p>-0.095602294455065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7]+[.S187]*[.H188]-[.D188]" office:value-type="float" office:value="16.0339602396066" calcext:value-type="float">
            <text:p>16.0339602396066</text:p>
          </table:table-cell>
          <table:table-cell table:formula="of:=[.D188]/[.H188]" office:value-type="float" office:value="0.892931482976471" calcext:value-type="float">
            <text:p>0.892931482976471</text:p>
          </table:table-cell>
          <table:table-cell table:formula="of:=[.R188]+[.S188]*[.H188]" office:value-type="float" office:value="20.7039918955735" calcext:value-type="float">
            <text:p>20.7039918955735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float" office:value="10.2385828321835" calcext:value-type="float">
            <text:p>10.2385828321835</text:p>
          </table:table-cell>
          <table:table-cell office:value-type="string" calcext:value-type="string">
            <text:p>Ideal$</text:p>
          </table:table-cell>
          <table:table-cell office:value-type="float" office:value="8.19243919551651" calcext:value-type="float">
            <text:p>8.19243919551651</text:p>
          </table:table-cell>
          <table:table-cell office:value-type="string" calcext:value-type="string">
            <text:p>Total$</text:p>
          </table:table-cell>
          <table:table-cell office:value-type="float" office:value="18.4397866481119" calcext:value-type="float">
            <text:p>18.4397866481119</text:p>
          </table:table-cell>
          <table:table-cell office:value-type="string" calcext:value-type="string">
            <text:p>Price$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Coefficient</text:p>
          </table:table-cell>
          <table:table-cell office:value-type="float" office:value="0.444280584794909" calcext:value-type="float">
            <text:p>0.444280584794909</text:p>
          </table:table-cell>
          <table:table-cell office:value-type="string" calcext:value-type="string">
            <text:p>Order Pressure</text:p>
          </table:table-cell>
          <table:table-cell office:value-type="float" office:value="0.348860737466667" calcext:value-type="float">
            <text:p>0.348860737466667</text:p>
          </table:table-cell>
          <table:table-cell office:value-type="string" calcext:value-type="string">
            <text:p>Trend Pressure</text:p>
          </table:table-cell>
          <table:table-cell office:value-type="float" office:value="0.0954198473282422" calcext:value-type="float">
            <text:p>0.095419847328242</text:p>
          </table:table-cell>
          <table:table-cell office:value-type="string" calcext:value-type="string">
            <text:p>Candle Press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R188]+[.S188]*[.H189]-[.D189]" office:value-type="float" office:value="12.5204820148868" calcext:value-type="float">
            <text:p>12.5204820148868</text:p>
          </table:table-cell>
          <table:table-cell table:formula="of:=[.D189]/[.H189]" office:value-type="float" office:value="1.56344259456422" calcext:value-type="float">
            <text:p>1.56344259456422</text:p>
          </table:table-cell>
          <table:table-cell table:formula="of:=[.R189]+[.S189]*[.H189]" office:value-type="float" office:value="20.7129212104033" calcext:value-type="float">
            <text:p>20.7129212104033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16" table:number-rows-spanned="1">
            <text:p>5 min trades, 1.5% div, 10 minute averages, 1000 divider on order_pressure, last 10 orders, 1m candles, 50 candle patterns, bands</text:p>
          </table:table-cell>
          <table:covered-table-cell table:style-name="ce1"/>
          <table:covered-table-cell table:number-columns-repeated="14"/>
          <table:table-cell/>
          <table:table-cell office:value-type="string" calcext:value-type="string">
            <text:p>inUSD</text:p>
          </table:table-cell>
          <table:table-cell office:value-type="string" calcext:value-type="string">
            <text:p>inETC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2">
          <table:table-cell table:number-columns-repeated="21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1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1"/>
          <table:table-cell office:value-type="float" office:value="10" calcext:value-type="float">
            <text:p>10</text:p>
          </table:table-cell>
        </table:table-row>
        <table:table-row table:style-name="ro2" table:number-rows-repeated="9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2" table:number-rows-repeated="15">
          <table:table-cell table:number-columns-repeated="22"/>
        </table:table-row>
        <table:table-row table:style-name="ro1">
          <table:table-cell/>
          <table:table-cell table:style-name="ce1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22:21:2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3:38:52.307000000</dc:date>
    <meta:editing-duration>PT3H1M30S</meta:editing-duration>
    <meta:editing-cycles>4</meta:editing-cycles>
    <meta:generator>LibreOffice/6.0.3.2$Windows_X86_64 LibreOffice_project/8f48d515416608e3a835360314dac7e47fd0b821</meta:generator>
    <meta:document-statistic meta:table-count="1" meta:cell-count="3588" meta:object-count="0"/>
  </office:meta>
</office:document-meta>
</file>